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-dash="Long_20_Dash" svg:stroke-width="0.035cm" svg:stroke-color="#000000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18cm" svg:stroke-color="#000000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dash" draw:stroke-dash="Long_20_Dash" svg:stroke-width="0.035cm" svg:stroke-color="#3780bf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  <style:paragraph-properties style:writing-mode="lr-tb"/>
    </style:style>
    <style:style style:name="gr7" style:family="graphic" style:parent-style-name="objectwithoutfill">
      <style:graphic-properties svg:stroke-width="0.035cm" svg:stroke-color="#c9211e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c9211e" draw:marker-start-width="0.252cm" draw:marker-end="Arrowheads_20_4" draw:marker-end-width="0.2cm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7cm"/>
      <style:paragraph-properties style:writing-mode="lr-tb"/>
    </style:style>
    <style:style style:name="gr11" style:family="graphic" style:parent-style-name="objectwithoutfill">
      <style:graphic-properties draw:stroke="dash" draw:stroke-dash="Long_20_Dash" svg:stroke-width="0.035cm" svg:stroke-color="#468a1a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0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7cm"/>
      <style:paragraph-properties style:writing-mode="lr-tb"/>
    </style:style>
    <style:style style:name="gr15" style:family="graphic" style:parent-style-name="standard">
      <style:graphic-properties draw:stroke-dash="Long_20_Dash" svg:stroke-width="0.035cm" svg:stroke-color="#c9211e" draw:marker-start-width="0.252cm" draw:marker-end="Arrowheads_20_4" draw:marker-end-width="0.2cm" svg:stroke-linecap="butt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21cm"/>
      <style:paragraph-properties style:writing-mode="lr-tb"/>
    </style:style>
    <style:style style:name="gr18" style:family="graphic" style:parent-style-name="objectwithoutfill">
      <style:graphic-properties draw:stroke="dash" draw:stroke-dash="Double_20_Dash" svg:stroke-width="0.018cm" svg:stroke-color="#000000" draw:marker-start-width="0.227cm" draw:marker-end="" draw:marker-end-width="0.327cm" svg:stroke-linecap="butt" draw:fill="none" draw:textarea-vertical-align="middle" fo:padding-top="0.134cm" fo:padding-bottom="0.134cm" fo:padding-left="0.259cm" fo:padding-right="0.25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color="#3780bf" loext:opacity="100%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468a1a" loext:opacity="100%"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loext:graphic-properties draw:fill="none" draw:fill-color="#ffffff"/>
      <style:paragraph-properties style:writing-mode="lr-tb"/>
      <style:text-properties fo:color="#3780bf" loext:opacity="100%" fo:font-size="12pt" fo:font-weight="bold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 fo:font-size="12pt" fo:font-weight="bold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3780bf" loext:opacity="100%" fo:font-size="12pt" style:font-size-asian="12pt" style:font-size-complex="12pt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468a1a" loext:opacity="100%" fo:font-size="8pt" style:font-size-asian="8pt" style:font-size-complex="8pt"/>
    </style:style>
    <style:style style:name="T5" style:family="text">
      <style:text-properties fo:color="#3780bf" loext:opacity="100%" fo:font-size="12pt" fo:font-weight="bold" style:font-size-asian="12pt" style:font-size-complex="12pt"/>
    </style:style>
    <style:style style:name="T6" style:family="text">
      <style:text-properties fo:font-size="8pt" fo:font-weight="bold" style:font-size-asian="8pt" style:font-size-complex="8pt"/>
    </style:style>
    <style:style style:name="T7" style:family="text">
      <style:text-properties fo:color="#c9211e" loext:opacity="100%" fo:font-size="12pt" fo:font-weight="bold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g>
          <draw:line draw:style-name="gr9" draw:text-style-name="P1" draw:layer="layout" svg:x1="8.762cm" svg:y1="16cm" svg:x2="10.012cm" svg:y2="16cm">
            <text:p/>
          </draw:line>
          <draw:frame draw:style-name="gr10" draw:text-style-name="P2" draw:layer="layout" svg:width="1.217cm" svg:height="0.569cm" svg:x="8.625cm" svg:y="16cm">
            <draw:text-box>
              <text:p><text:span text:style-name="T1">Wave</text:span></text:p>
            </draw:text-box>
          </draw:frame>
        </draw:g>
        <draw:g>
          <draw:line draw:style-name="gr11" draw:text-style-name="P1" draw:layer="layout" svg:x1="6.899cm" svg:y1="12.5cm" svg:x2="8.149cm" svg:y2="12.5cm">
            <text:p/>
          </draw:line>
          <draw:frame draw:style-name="gr12" draw:text-style-name="P6" draw:layer="layout" svg:width="1.399cm" svg:height="0.569cm" svg:x="6.75cm" svg:y="11.931cm">
            <draw:text-box>
              <text:p><text:span text:style-name="T4">Energy</text:span></text:p>
            </draw:text-box>
          </draw:frame>
        </draw:g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ellipse draw:style-name="gr15" draw:text-style-name="P11" draw:layer="layout" svg:width="0.75cm" svg:height="1cm" svg:x="14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503cm 24.5cm)" draw:kind="arc" draw:start-angle="228.8" draw:end-angle="129.47">
          <text:p/>
        </draw:ellipse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g>
          <draw:line draw:style-name="gr11" draw:text-style-name="P1" draw:layer="layout" svg:x1="13.875cm" svg:y1="21.25cm" svg:x2="15.125cm" svg:y2="21.25cm">
            <text:p/>
          </draw:line>
          <draw:frame draw:style-name="gr12" draw:text-style-name="P6" draw:layer="layout" svg:width="1.399cm" svg:height="0.569cm" svg:x="13.726cm" svg:y="20.6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16.262cm" svg:y1="24.75cm" svg:x2="17.512cm" svg:y2="24.75cm">
            <text:p/>
          </draw:line>
          <draw:frame draw:style-name="gr10" draw:text-style-name="P2" draw:layer="layout" svg:width="1.217cm" svg:height="0.569cm" svg:x="16.125cm" svg:y="24.75cm">
            <draw:text-box>
              <text:p><text:span text:style-name="T1">Wave</text:span></text:p>
            </draw:text-box>
          </draw:frame>
        </draw:g>
        <draw:g>
          <draw:line draw:style-name="gr7" draw:text-style-name="P1" draw:layer="layout" svg:x1="16.25cm" svg:y1="22.25cm" svg:x2="16.25cm" svg:y2="23.75cm">
            <text:p/>
          </draw:line>
          <draw:ellipse draw:style-name="gr8" draw:text-style-name="P4" draw:layer="layout" svg:width="0.75cm" svg:height="1cm" draw:transform="rotate (-1.5707963267949) translate (16.75cm 22.497cm)" draw:kind="arc" draw:start-angle="228.8" draw:end-angle="129.47">
            <text:p/>
          </draw:ellipse>
        </draw:g>
      </draw:page>
      <draw:page draw:name="page2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line draw:style-name="gr4" draw:text-style-name="P8" draw:layer="layout" svg:x1="15.003cm" svg:y1="5cm" svg:x2="15.003cm" svg:y2="6.5cm">
          <text:p/>
        </draw:line>
        <draw:ellipse draw:style-name="gr8" draw:text-style-name="P11" draw:layer="layout" svg:width="0.75cm" svg:height="1cm" svg:x="12.378cm" svg:y="4.25cm" draw:kind="arc" draw:start-angle="228.8" draw:end-angle="129.47">
          <text:p/>
        </draw:ellips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256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4" draw:text-style-name="P8" draw:layer="layout" svg:x1="15.5cm" svg:y1="5cm" svg:x2="15.5cm" svg:y2="6.5cm">
          <text:p/>
        </draw:line>
        <draw:line draw:style-name="gr4" draw:text-style-name="P8" draw:layer="layout" svg:x1="17cm" svg:y1="5cm" svg:x2="17cm" svg:y2="6.5cm">
          <text:p/>
        </draw:line>
        <draw:line draw:style-name="gr4" draw:text-style-name="P8" draw:layer="layout" svg:x1="16.5cm" svg:y1="5cm" svg:x2="16.5cm" svg:y2="6.5cm">
          <text:p/>
        </draw:line>
        <draw:line draw:style-name="gr4" draw:text-style-name="P8" draw:layer="layout" svg:x1="16cm" svg:y1="5cm" svg:x2="16cm" svg:y2="6.5cm">
          <text:p/>
        </draw:line>
        <draw:line draw:style-name="gr2" draw:text-style-name="P1" draw:layer="layout" svg:x1="14.25cm" svg:y1="1.5cm" svg:x2="17.25cm" svg:y2="1.5cm">
          <text:p/>
        </draw:line>
        <draw:line draw:style-name="gr2" draw:text-style-name="P1" draw:layer="layout" svg:x1="3.875cm" svg:y1="2cm" svg:x2="14.2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7.25cm" svg:y2="2.5cm">
          <text:p/>
        </draw:line>
        <draw:line draw:style-name="gr2" draw:text-style-name="P1" draw:layer="layout" svg:x1="14.25cm" svg:y1="1.5cm" svg:x2="14.25cm" svg:y2="2cm">
          <text:p/>
        </draw:line>
        <draw:line draw:style-name="gr4" draw:text-style-name="P8" draw:layer="layout" svg:x1="14.5cm" svg:y1="5cm" svg:x2="14.5cm" svg:y2="6.5cm">
          <text:p/>
        </draw:line>
        <draw:line draw:style-name="gr4" draw:text-style-name="P8" draw:layer="layout" svg:x1="15.25cm" svg:y1="5cm" svg:x2="15.25cm" svg:y2="6.5cm">
          <text:p/>
        </draw:line>
        <draw:line draw:style-name="gr4" draw:text-style-name="P8" draw:layer="layout" svg:x1="15.75cm" svg:y1="5cm" svg:x2="15.75cm" svg:y2="6.5cm">
          <text:p/>
        </draw:line>
        <draw:line draw:style-name="gr4" draw:text-style-name="P8" draw:layer="layout" svg:x1="16.25cm" svg:y1="5cm" svg:x2="16.25cm" svg:y2="6.5cm">
          <text:p/>
        </draw:line>
        <draw:line draw:style-name="gr4" draw:text-style-name="P8" draw:layer="layout" svg:x1="16.75cm" svg:y1="5cm" svg:x2="16.75cm" svg:y2="6.5cm">
          <text:p/>
        </draw:line>
        <draw:g>
          <draw:line draw:style-name="gr11" draw:text-style-name="P1" draw:layer="layout" svg:x1="12.625cm" svg:y1="4cm" svg:x2="13.875cm" svg:y2="4cm">
            <text:p/>
          </draw:line>
          <draw:frame draw:style-name="gr12" draw:text-style-name="P6" draw:layer="layout" svg:width="1.399cm" svg:height="0.569cm" svg:x="12.476cm" svg:y="3.43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15.5cm" svg:y1="7.5cm" svg:x2="14.25cm" svg:y2="7.5cm">
            <text:p/>
          </draw:line>
          <draw:frame draw:style-name="gr10" draw:text-style-name="P2" draw:layer="layout" svg:width="1.217cm" svg:height="0.569cm" svg:x="14.283cm" svg:y="7.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13.75cm" svg:x2="6.5cm" svg:y2="15.25cm">
          <text:p/>
        </draw:line>
        <draw:line draw:style-name="gr4" draw:text-style-name="P8" draw:layer="layout" svg:x1="8.5cm" svg:y1="13.75cm" svg:x2="8.5cm" svg:y2="15.25cm">
          <text:p/>
        </draw:line>
        <draw:line draw:style-name="gr4" draw:text-style-name="P8" draw:layer="layout" svg:x1="8cm" svg:y1="13.75cm" svg:x2="8cm" svg:y2="15.25cm">
          <text:p/>
        </draw:line>
        <draw:line draw:style-name="gr4" draw:text-style-name="P8" draw:layer="layout" svg:x1="7.5cm" svg:y1="13.75cm" svg:x2="7.5cm" svg:y2="15.25cm">
          <text:p/>
        </draw:line>
        <draw:line draw:style-name="gr4" draw:text-style-name="P8" draw:layer="layout" svg:x1="7cm" svg:y1="13.75cm" svg:x2="7cm" svg:y2="15.25cm">
          <text:p/>
        </draw:line>
        <draw:line draw:style-name="gr4" draw:text-style-name="P8" draw:layer="layout" svg:x1="9cm" svg:y1="13.75cm" svg:x2="9cm" svg:y2="15.25cm">
          <text:p/>
        </draw:lin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4" draw:text-style-name="P8" draw:layer="layout" svg:x1="9.5cm" svg:y1="13.75cm" svg:x2="9.5cm" svg:y2="15.25cm">
          <text:p/>
        </draw:line>
        <draw:line draw:style-name="gr4" draw:text-style-name="P8" draw:layer="layout" svg:x1="11.5cm" svg:y1="13.75cm" svg:x2="11.5cm" svg:y2="15.25cm">
          <text:p/>
        </draw:line>
        <draw:line draw:style-name="gr4" draw:text-style-name="P8" draw:layer="layout" svg:x1="11cm" svg:y1="13.75cm" svg:x2="11cm" svg:y2="15.25cm">
          <text:p/>
        </draw:line>
        <draw:line draw:style-name="gr4" draw:text-style-name="P8" draw:layer="layout" svg:x1="10.5cm" svg:y1="13.75cm" svg:x2="10.5cm" svg:y2="15.25cm">
          <text:p/>
        </draw:line>
        <draw:line draw:style-name="gr4" draw:text-style-name="P8" draw:layer="layout" svg:x1="10cm" svg:y1="13.75cm" svg:x2="10cm" svg:y2="15.25cm">
          <text:p/>
        </draw:line>
        <draw:line draw:style-name="gr4" draw:text-style-name="P8" draw:layer="layout" svg:x1="12cm" svg:y1="13.75cm" svg:x2="12cm" svg:y2="15.25cm">
          <text:p/>
        </draw:line>
        <draw:line draw:style-name="gr4" draw:text-style-name="P8" draw:layer="layout" svg:x1="12.503cm" svg:y1="13.75cm" svg:x2="12.503cm" svg:y2="15.25cm">
          <text:p/>
        </draw:line>
        <draw:line draw:style-name="gr4" draw:text-style-name="P8" draw:layer="layout" svg:x1="14.003cm" svg:y1="13.75cm" svg:x2="14.003cm" svg:y2="15.25cm">
          <text:p/>
        </draw:line>
        <draw:line draw:style-name="gr4" draw:text-style-name="P8" draw:layer="layout" svg:x1="13.503cm" svg:y1="13.75cm" svg:x2="13.503cm" svg:y2="15.25cm">
          <text:p/>
        </draw:line>
        <draw:line draw:style-name="gr4" draw:text-style-name="P8" draw:layer="layout" svg:x1="13.003cm" svg:y1="13.75cm" svg:x2="13.003cm" svg:y2="15.25cm">
          <text:p/>
        </draw:line>
        <draw:line draw:style-name="gr4" draw:text-style-name="P8" draw:layer="layout" svg:x1="15.003cm" svg:y1="13.75cm" svg:x2="15.003cm" svg:y2="15.25cm">
          <text:p/>
        </draw:line>
        <draw:line draw:style-name="gr4" draw:text-style-name="P8" draw:layer="layout" svg:x1="15.5cm" svg:y1="13.75cm" svg:x2="15.5cm" svg:y2="15.25cm">
          <text:p/>
        </draw:line>
        <draw:line draw:style-name="gr4" draw:text-style-name="P8" draw:layer="layout" svg:x1="17cm" svg:y1="13.75cm" svg:x2="17cm" svg:y2="15.25cm">
          <text:p/>
        </draw:line>
        <draw:line draw:style-name="gr4" draw:text-style-name="P8" draw:layer="layout" svg:x1="16.5cm" svg:y1="13.75cm" svg:x2="16.5cm" svg:y2="15.25cm">
          <text:p/>
        </draw:line>
        <draw:line draw:style-name="gr4" draw:text-style-name="P8" draw:layer="layout" svg:x1="16cm" svg:y1="13.75cm" svg:x2="16cm" svg:y2="15.25cm">
          <text:p/>
        </draw:line>
        <draw:line draw:style-name="gr2" draw:text-style-name="P1" draw:layer="layout" svg:x1="6.25cm" svg:y1="10.25cm" svg:x2="17.25cm" svg:y2="10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17.25cm" svg:y2="11.25cm">
          <text:p/>
        </draw:line>
        <draw:line draw:style-name="gr2" draw:text-style-name="P1" draw:layer="layout" svg:x1="6.25cm" svg:y1="10.25cm" svg:x2="6.25cm" svg:y2="10.75cm">
          <text:p/>
        </draw:line>
        <draw:line draw:style-name="gr4" draw:text-style-name="P8" draw:layer="layout" svg:x1="14.75cm" svg:y1="13.75cm" svg:x2="14.75cm" svg:y2="15.25cm">
          <text:p/>
        </draw:line>
        <draw:line draw:style-name="gr4" draw:text-style-name="P8" draw:layer="layout" svg:x1="15.25cm" svg:y1="13.75cm" svg:x2="15.25cm" svg:y2="15.25cm">
          <text:p/>
        </draw:line>
        <draw:line draw:style-name="gr4" draw:text-style-name="P8" draw:layer="layout" svg:x1="15.75cm" svg:y1="13.75cm" svg:x2="15.75cm" svg:y2="15.25cm">
          <text:p/>
        </draw:line>
        <draw:line draw:style-name="gr4" draw:text-style-name="P8" draw:layer="layout" svg:x1="16.25cm" svg:y1="13.75cm" svg:x2="16.25cm" svg:y2="15.25cm">
          <text:p/>
        </draw:line>
        <draw:line draw:style-name="gr4" draw:text-style-name="P8" draw:layer="layout" svg:x1="16.75cm" svg:y1="13.75cm" svg:x2="16.75cm" svg:y2="15.25cm">
          <text:p/>
        </draw:line>
        <draw:g>
          <draw:line draw:style-name="gr9" draw:text-style-name="P1" draw:layer="layout" svg:x1="7.5cm" svg:y1="16.25cm" svg:x2="6.25cm" svg:y2="16.25cm">
            <text:p/>
          </draw:line>
          <draw:frame draw:style-name="gr10" draw:text-style-name="P2" draw:layer="layout" svg:width="1.217cm" svg:height="0.569cm" svg:x="6.283cm" svg:y="16.25cm">
            <draw:text-box>
              <text:p><text:span text:style-name="T1">Wave</text:span></text:p>
            </draw:text-box>
          </draw:frame>
        </draw:g>
        <draw:line draw:style-name="gr4" draw:text-style-name="P8" draw:layer="layout" svg:x1="15.25cm" svg:y1="13.741cm" svg:x2="15.25cm" svg:y2="15.241cm">
          <text:p/>
        </draw:line>
        <draw:line draw:style-name="gr4" draw:text-style-name="P8" draw:layer="layout" svg:x1="11.247cm" svg:y1="13.75cm" svg:x2="11.247cm" svg:y2="15.25cm">
          <text:p/>
        </draw:line>
        <draw:line draw:style-name="gr4" draw:text-style-name="P8" draw:layer="layout" svg:x1="11.747cm" svg:y1="13.75cm" svg:x2="11.747cm" svg:y2="15.25cm">
          <text:p/>
        </draw:line>
        <draw:line draw:style-name="gr4" draw:text-style-name="P8" draw:layer="layout" svg:x1="12.25cm" svg:y1="13.75cm" svg:x2="12.25cm" svg:y2="15.25cm">
          <text:p/>
        </draw:line>
        <draw:line draw:style-name="gr4" draw:text-style-name="P8" draw:layer="layout" svg:x1="13.75cm" svg:y1="13.75cm" svg:x2="13.75cm" svg:y2="15.25cm">
          <text:p/>
        </draw:line>
        <draw:line draw:style-name="gr4" draw:text-style-name="P8" draw:layer="layout" svg:x1="13.25cm" svg:y1="13.75cm" svg:x2="13.25cm" svg:y2="15.25cm">
          <text:p/>
        </draw:line>
        <draw:line draw:style-name="gr4" draw:text-style-name="P8" draw:layer="layout" svg:x1="12.75cm" svg:y1="13.75cm" svg:x2="12.75cm" svg:y2="15.25cm">
          <text:p/>
        </draw:line>
        <draw:line draw:style-name="gr4" draw:text-style-name="P8" draw:layer="layout" svg:x1="8.247cm" svg:y1="13.75cm" svg:x2="8.247cm" svg:y2="15.25cm">
          <text:p/>
        </draw:line>
        <draw:line draw:style-name="gr4" draw:text-style-name="P8" draw:layer="layout" svg:x1="8.747cm" svg:y1="13.75cm" svg:x2="8.747cm" svg:y2="15.25cm">
          <text:p/>
        </draw:line>
        <draw:line draw:style-name="gr4" draw:text-style-name="P8" draw:layer="layout" svg:x1="9.25cm" svg:y1="13.75cm" svg:x2="9.25cm" svg:y2="15.25cm">
          <text:p/>
        </draw:line>
        <draw:line draw:style-name="gr4" draw:text-style-name="P8" draw:layer="layout" svg:x1="10.75cm" svg:y1="13.75cm" svg:x2="10.75cm" svg:y2="15.25cm">
          <text:p/>
        </draw:line>
        <draw:line draw:style-name="gr4" draw:text-style-name="P8" draw:layer="layout" svg:x1="10.25cm" svg:y1="13.75cm" svg:x2="10.25cm" svg:y2="15.25cm">
          <text:p/>
        </draw:line>
        <draw:line draw:style-name="gr4" draw:text-style-name="P8" draw:layer="layout" svg:x1="9.75cm" svg:y1="13.75cm" svg:x2="9.75cm" svg:y2="15.25cm">
          <text:p/>
        </draw:line>
        <draw:line draw:style-name="gr4" draw:text-style-name="P8" draw:layer="layout" svg:x1="7.75cm" svg:y1="13.75cm" svg:x2="7.75cm" svg:y2="15.25cm">
          <text:p/>
        </draw:line>
        <draw:line draw:style-name="gr4" draw:text-style-name="P8" draw:layer="layout" svg:x1="7.25cm" svg:y1="13.75cm" svg:x2="7.25cm" svg:y2="15.25cm">
          <text:p/>
        </draw:line>
        <draw:line draw:style-name="gr4" draw:text-style-name="P8" draw:layer="layout" svg:x1="6.75cm" svg:y1="13.75cm" svg:x2="6.75cm" svg:y2="15.25cm">
          <text:p/>
        </draw:line>
        <draw:line draw:style-name="gr4" draw:text-style-name="P8" draw:layer="layout" svg:x1="14.25cm" svg:y1="13.75cm" svg:x2="14.25cm" svg:y2="15.25cm">
          <text:p/>
        </draw:line>
        <draw:line draw:style-name="gr4" draw:text-style-name="P8" draw:layer="layout" svg:x1="14.5cm" svg:y1="13.75cm" svg:x2="14.5cm" svg:y2="15.25cm">
          <text:p/>
        </draw:line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7" draw:text-style-name="P8" draw:layer="layout" svg:x1="4.5cm" svg:y1="24.5cm" svg:x2="5.75cm" svg:y2="24.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line draw:style-name="gr7" draw:text-style-name="P8" draw:layer="layout" svg:x1="5.75cm" svg:y1="22.5cm" svg:x2="4.5cm" svg:y2="22.5cm">
          <text:p/>
        </draw:line>
        <draw:ellipse draw:style-name="gr8" draw:text-style-name="P11" draw:layer="layout" svg:width="0.75cm" svg:height="1cm" svg:x="4.622cm" svg:y="24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23cm)" draw:kind="arc" draw:start-angle="228.8" draw:end-angle="129.47">
          <text:p/>
        </draw:ellips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4" draw:text-style-name="P8" draw:layer="layout" svg:x1="9.5cm" svg:y1="22.75cm" svg:x2="9.5cm" svg:y2="24.25cm">
          <text:p/>
        </draw:line>
        <draw:line draw:style-name="gr4" draw:text-style-name="P8" draw:layer="layout" svg:x1="11.5cm" svg:y1="22.75cm" svg:x2="11.5cm" svg:y2="24.25cm">
          <text:p/>
        </draw:line>
        <draw:line draw:style-name="gr4" draw:text-style-name="P8" draw:layer="layout" svg:x1="11cm" svg:y1="22.75cm" svg:x2="11cm" svg:y2="24.25cm">
          <text:p/>
        </draw:line>
        <draw:line draw:style-name="gr4" draw:text-style-name="P8" draw:layer="layout" svg:x1="10.5cm" svg:y1="22.75cm" svg:x2="10.5cm" svg:y2="24.25cm">
          <text:p/>
        </draw:line>
        <draw:line draw:style-name="gr4" draw:text-style-name="P8" draw:layer="layout" svg:x1="10cm" svg:y1="22.75cm" svg:x2="10cm" svg:y2="24.25cm">
          <text:p/>
        </draw:line>
        <draw:line draw:style-name="gr4" draw:text-style-name="P8" draw:layer="layout" svg:x1="12cm" svg:y1="22.75cm" svg:x2="12cm" svg:y2="24.25cm">
          <text:p/>
        </draw:line>
        <draw:line draw:style-name="gr4" draw:text-style-name="P8" draw:layer="layout" svg:x1="12.503cm" svg:y1="22.75cm" svg:x2="12.503cm" svg:y2="24.25cm">
          <text:p/>
        </draw:line>
        <draw:line draw:style-name="gr4" draw:text-style-name="P8" draw:layer="layout" svg:x1="14.003cm" svg:y1="22.75cm" svg:x2="14.003cm" svg:y2="24.25cm">
          <text:p/>
        </draw:line>
        <draw:line draw:style-name="gr4" draw:text-style-name="P8" draw:layer="layout" svg:x1="13.503cm" svg:y1="22.75cm" svg:x2="13.503cm" svg:y2="24.25cm">
          <text:p/>
        </draw:line>
        <draw:line draw:style-name="gr4" draw:text-style-name="P8" draw:layer="layout" svg:x1="13.003cm" svg:y1="22.75cm" svg:x2="13.003cm" svg:y2="24.25cm">
          <text:p/>
        </draw:line>
        <draw:line draw:style-name="gr4" draw:text-style-name="P8" draw:layer="layout" svg:x1="15.003cm" svg:y1="22.75cm" svg:x2="15.003cm" svg:y2="24.25cm">
          <text:p/>
        </draw:line>
        <draw:line draw:style-name="gr4" draw:text-style-name="P8" draw:layer="layout" svg:x1="15.5cm" svg:y1="22.75cm" svg:x2="15.5cm" svg:y2="24.25cm">
          <text:p/>
        </draw:line>
        <draw:line draw:style-name="gr4" draw:text-style-name="P8" draw:layer="layout" svg:x1="17cm" svg:y1="22.75cm" svg:x2="17cm" svg:y2="24.25cm">
          <text:p/>
        </draw:line>
        <draw:line draw:style-name="gr4" draw:text-style-name="P8" draw:layer="layout" svg:x1="16.5cm" svg:y1="22.75cm" svg:x2="16.5cm" svg:y2="24.25cm">
          <text:p/>
        </draw:line>
        <draw:line draw:style-name="gr4" draw:text-style-name="P8" draw:layer="layout" svg:x1="16cm" svg:y1="22.75cm" svg:x2="16cm" svg:y2="24.25cm">
          <text:p/>
        </draw:line>
        <draw:line draw:style-name="gr2" draw:text-style-name="P1" draw:layer="layout" svg:x1="9.25cm" svg:y1="19.25cm" svg:x2="17.25cm" svg:y2="19.25cm">
          <text:p/>
        </draw:line>
        <draw:line draw:style-name="gr2" draw:text-style-name="P1" draw:layer="layout" svg:x1="3.875cm" svg:y1="19.75cm" svg:x2="9.2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17.25cm" svg:y2="20.25cm">
          <text:p/>
        </draw:line>
        <draw:line draw:style-name="gr2" draw:text-style-name="P1" draw:layer="layout" svg:x1="9.25cm" svg:y1="19.25cm" svg:x2="9.25cm" svg:y2="19.75cm">
          <text:p/>
        </draw:line>
        <draw:line draw:style-name="gr4" draw:text-style-name="P8" draw:layer="layout" svg:x1="14.75cm" svg:y1="22.75cm" svg:x2="14.75cm" svg:y2="24.25cm">
          <text:p/>
        </draw:line>
        <draw:line draw:style-name="gr4" draw:text-style-name="P8" draw:layer="layout" svg:x1="15.25cm" svg:y1="22.75cm" svg:x2="15.25cm" svg:y2="24.25cm">
          <text:p/>
        </draw:line>
        <draw:line draw:style-name="gr4" draw:text-style-name="P8" draw:layer="layout" svg:x1="15.75cm" svg:y1="22.75cm" svg:x2="15.75cm" svg:y2="24.25cm">
          <text:p/>
        </draw:line>
        <draw:line draw:style-name="gr4" draw:text-style-name="P8" draw:layer="layout" svg:x1="16.25cm" svg:y1="22.75cm" svg:x2="16.25cm" svg:y2="24.25cm">
          <text:p/>
        </draw:line>
        <draw:line draw:style-name="gr4" draw:text-style-name="P8" draw:layer="layout" svg:x1="16.75cm" svg:y1="22.75cm" svg:x2="16.75cm" svg:y2="24.25cm">
          <text:p/>
        </draw:line>
        <draw:g>
          <draw:line draw:style-name="gr11" draw:text-style-name="P1" draw:layer="layout" svg:x1="8.875cm" svg:y1="21.75cm" svg:x2="7.625cm" svg:y2="21.75cm">
            <text:p/>
          </draw:line>
          <draw:frame draw:style-name="gr12" draw:text-style-name="P6" draw:layer="layout" svg:width="1.399cm" svg:height="0.569cm" svg:x="7.726cm" svg:y="21.1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9.25cm" svg:y1="25.25cm" svg:x2="10.5cm" svg:y2="25.25cm">
            <text:p/>
          </draw:line>
          <draw:frame draw:style-name="gr10" draw:text-style-name="P2" draw:layer="layout" svg:width="1.217cm" svg:height="0.569cm" svg:x="9.033cm" svg:y="25.25cm">
            <draw:text-box>
              <text:p><text:span text:style-name="T1">Wave</text:span></text:p>
            </draw:text-box>
          </draw:frame>
        </draw:g>
        <draw:line draw:style-name="gr4" draw:text-style-name="P8" draw:layer="layout" svg:x1="15.25cm" svg:y1="22.741cm" svg:x2="15.25cm" svg:y2="24.241cm">
          <text:p/>
        </draw:line>
        <draw:line draw:style-name="gr4" draw:text-style-name="P8" draw:layer="layout" svg:x1="11.247cm" svg:y1="22.75cm" svg:x2="11.247cm" svg:y2="24.25cm">
          <text:p/>
        </draw:line>
        <draw:line draw:style-name="gr4" draw:text-style-name="P8" draw:layer="layout" svg:x1="11.747cm" svg:y1="22.75cm" svg:x2="11.747cm" svg:y2="24.25cm">
          <text:p/>
        </draw:line>
        <draw:line draw:style-name="gr4" draw:text-style-name="P8" draw:layer="layout" svg:x1="12.25cm" svg:y1="22.75cm" svg:x2="12.25cm" svg:y2="24.25cm">
          <text:p/>
        </draw:line>
        <draw:line draw:style-name="gr4" draw:text-style-name="P8" draw:layer="layout" svg:x1="13.75cm" svg:y1="22.75cm" svg:x2="13.75cm" svg:y2="24.25cm">
          <text:p/>
        </draw:line>
        <draw:line draw:style-name="gr4" draw:text-style-name="P8" draw:layer="layout" svg:x1="13.25cm" svg:y1="22.75cm" svg:x2="13.25cm" svg:y2="24.25cm">
          <text:p/>
        </draw:line>
        <draw:line draw:style-name="gr4" draw:text-style-name="P8" draw:layer="layout" svg:x1="12.75cm" svg:y1="22.75cm" svg:x2="12.75cm" svg:y2="24.25cm">
          <text:p/>
        </draw:line>
        <draw:line draw:style-name="gr4" draw:text-style-name="P8" draw:layer="layout" svg:x1="10.75cm" svg:y1="22.75cm" svg:x2="10.75cm" svg:y2="24.25cm">
          <text:p/>
        </draw:line>
        <draw:line draw:style-name="gr4" draw:text-style-name="P8" draw:layer="layout" svg:x1="10.25cm" svg:y1="22.75cm" svg:x2="10.25cm" svg:y2="24.25cm">
          <text:p/>
        </draw:line>
        <draw:line draw:style-name="gr4" draw:text-style-name="P8" draw:layer="layout" svg:x1="9.75cm" svg:y1="22.75cm" svg:x2="9.75cm" svg:y2="24.25cm">
          <text:p/>
        </draw:line>
        <draw:line draw:style-name="gr4" draw:text-style-name="P8" draw:layer="layout" svg:x1="14.25cm" svg:y1="22.75cm" svg:x2="14.25cm" svg:y2="24.25cm">
          <text:p/>
        </draw:line>
        <draw:line draw:style-name="gr4" draw:text-style-name="P8" draw:layer="layout" svg:x1="14.5cm" svg:y1="22.75cm" svg:x2="14.5cm" svg:y2="24.25cm">
          <text:p/>
        </draw:line>
        <draw:g>
          <draw:line draw:style-name="gr7" draw:text-style-name="P1" draw:layer="layout" svg:x1="9.25cm" svg:y1="24.25cm" svg:x2="9.25cm" svg:y2="22.75cm">
            <text:p/>
          </draw:line>
          <draw:ellipse draw:style-name="gr8" draw:text-style-name="P4" draw:layer="layout" svg:width="0.75cm" svg:height="1cm" draw:transform="rotate (1.5707963267949) translate (8.75cm 24.003cm)" draw:kind="arc" draw:start-angle="228.8" draw:end-angle="129.47">
            <text:p/>
          </draw:ellipse>
        </draw:g>
        <draw:ellipse draw:style-name="gr8" draw:text-style-name="P4" draw:layer="layout" svg:width="0.75cm" svg:height="1cm" svg:x="6.372cm" svg:y="24cm" draw:kind="arc" draw:start-angle="228.8" draw:end-angle="129.47">
          <text:p/>
        </draw:ellipse>
        <draw:ellipse draw:style-name="gr8" draw:text-style-name="P4" draw:layer="layout" svg:width="0.75cm" svg:height="1cm" svg:x="7.369cm" svg:y="24cm" draw:kind="arc" draw:start-angle="228.8" draw:end-angle="129.47">
          <text:p/>
        </draw:ellipse>
        <draw:ellipse draw:style-name="gr8" draw:text-style-name="P4" draw:layer="layout" svg:width="0.75cm" svg:height="1cm" svg:x="8.369cm" svg:y="24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47cm 23cm)" draw:kind="arc" draw:start-angle="228.8" draw:end-angle="129.47">
          <text:p/>
        </draw:ellipse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line draw:style-name="gr7" draw:text-style-name="P8" draw:layer="layout" svg:x1="4.5cm" svg:y1="13.5cm" svg:x2="5.75cm" svg:y2="13.5cm">
          <text:p/>
        </draw:line>
        <draw:line draw:style-name="gr7" draw:text-style-name="P8" draw:layer="layout" svg:x1="5.75cm" svg:y1="15.5cm" svg:x2="4.5cm" svg:y2="15.5cm">
          <text:p/>
        </draw:line>
        <draw:ellipse draw:style-name="gr8" draw:text-style-name="P11" draw:layer="layout" svg:width="0.75cm" svg:height="1cm" svg:x="4.63cm" svg:y="13.038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16cm)" draw:kind="arc" draw:start-angle="228.8" draw:end-angle="129.47">
          <text:p/>
        </draw:ellipse>
        <draw:line draw:style-name="gr4" draw:text-style-name="P8" draw:layer="layout" svg:x1="14.75cm" svg:y1="5cm" svg:x2="14.75cm" svg:y2="6.5cm">
          <text:p/>
        </draw:line>
        <draw:g>
          <draw:line draw:style-name="gr7" draw:text-style-name="P1" draw:layer="layout" svg:x1="6.25cm" svg:y1="13.75cm" svg:x2="6.25cm" svg:y2="15.25cm">
            <text:p/>
          </draw:line>
          <draw:ellipse draw:style-name="gr15" draw:text-style-name="P4" draw:layer="layout" svg:width="0.75cm" svg:height="1cm" draw:transform="rotate (-1.5707963267949) translate (6.75cm 13.997cm)" draw:kind="arc" draw:start-angle="228.8" draw:end-angle="129.47">
            <text:p/>
          </draw:ellipse>
        </draw:g>
        <draw:g>
          <draw:line draw:style-name="gr7" draw:text-style-name="P1" draw:layer="layout" svg:x1="14.25cm" svg:y1="5cm" svg:x2="14.25cm" svg:y2="6.5cm">
            <text:p/>
          </draw:line>
          <draw:ellipse draw:style-name="gr15" draw:text-style-name="P4" draw:layer="layout" svg:width="0.75cm" svg:height="1cm" draw:transform="rotate (-1.5707963267949) translate (14.75cm 5.247cm)" draw:kind="arc" draw:start-angle="228.8" draw:end-angle="129.47">
            <text:p/>
          </draw:ellipse>
        </draw:g>
      </draw:page>
      <draw:page draw:name="page3" draw:style-name="dp1" draw:master-page-name="Default">
        <draw:line draw:style-name="gr2" draw:text-style-name="P8" draw:layer="layout" svg:x1="3.351cm" svg:y1="4.75cm" svg:x2="3.875cm" svg:y2="4.75cm">
          <text:p/>
        </draw:line>
        <draw:line draw:style-name="gr2" draw:text-style-name="P8" draw:layer="layout" svg:x1="3.351cm" svg:y1="6.75cm" svg:x2="3.875cm" svg:y2="6.75cm">
          <text:p/>
        </draw:line>
        <draw:line draw:style-name="gr2" draw:text-style-name="P8" draw:layer="layout" svg:x1="5.726cm" svg:y1="3cm" svg:x2="5.726cm" svg:y2="8.5cm">
          <text:p/>
        </draw:line>
        <draw:line draw:style-name="gr2" draw:text-style-name="P8" draw:layer="layout" svg:x1="5.726cm" svg:y1="4.75cm" svg:x2="16.726cm" svg:y2="4.75cm">
          <text:p/>
        </draw:line>
        <draw:line draw:style-name="gr2" draw:text-style-name="P8" draw:layer="layout" svg:x1="5.726cm" svg:y1="6.75cm" svg:x2="16.726cm" svg:y2="6.75cm">
          <text:p/>
        </draw:line>
        <draw:line draw:style-name="gr4" draw:text-style-name="P8" draw:layer="layout" svg:x1="5.476cm" svg:y1="5cm" svg:x2="5.476cm" svg:y2="6.5cm">
          <text:p/>
        </draw:line>
        <draw:line draw:style-name="gr4" draw:text-style-name="P8" draw:layer="layout" svg:x1="4.976cm" svg:y1="5cm" svg:x2="4.976cm" svg:y2="6.5cm">
          <text:p/>
        </draw:line>
        <draw:line draw:style-name="gr4" draw:text-style-name="P8" draw:layer="layout" svg:x1="4.476cm" svg:y1="5cm" svg:x2="4.476cm" svg:y2="6.5cm">
          <text:p/>
        </draw:line>
        <draw:line draw:style-name="gr4" draw:text-style-name="P8" draw:layer="layout" svg:x1="3.976cm" svg:y1="5cm" svg:x2="3.976cm" svg:y2="6.5cm">
          <text:p/>
        </draw:line>
        <draw:line draw:style-name="gr4" draw:text-style-name="P8" draw:layer="layout" svg:x1="3.476cm" svg:y1="5cm" svg:x2="3.476cm" svg:y2="6.5cm">
          <text:p/>
        </draw:line>
        <draw:frame draw:style-name="gr6" draw:text-style-name="P9" draw:layer="layout" svg:width="0.786cm" svg:height="0.725cm" svg:x="2.601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976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976cm" svg:y1="5cm" svg:x2="5.976cm" svg:y2="6.5cm">
          <text:p/>
        </draw:line>
        <draw:line draw:style-name="gr4" draw:text-style-name="P8" draw:layer="layout" svg:x1="7.976cm" svg:y1="5cm" svg:x2="7.976cm" svg:y2="6.5cm">
          <text:p/>
        </draw:line>
        <draw:line draw:style-name="gr4" draw:text-style-name="P8" draw:layer="layout" svg:x1="7.476cm" svg:y1="5cm" svg:x2="7.476cm" svg:y2="6.5cm">
          <text:p/>
        </draw:line>
        <draw:line draw:style-name="gr4" draw:text-style-name="P8" draw:layer="layout" svg:x1="6.976cm" svg:y1="5cm" svg:x2="6.976cm" svg:y2="6.5cm">
          <text:p/>
        </draw:line>
        <draw:line draw:style-name="gr4" draw:text-style-name="P8" draw:layer="layout" svg:x1="6.476cm" svg:y1="5cm" svg:x2="6.476cm" svg:y2="6.5cm">
          <text:p/>
        </draw:line>
        <draw:line draw:style-name="gr4" draw:text-style-name="P8" draw:layer="layout" svg:x1="8.476cm" svg:y1="5cm" svg:x2="8.476cm" svg:y2="6.5cm">
          <text:p/>
        </draw:line>
        <draw:line draw:style-name="gr7" draw:text-style-name="P8" draw:layer="layout" svg:x1="4cm" svg:y1="6.762cm" svg:x2="5.25cm" svg:y2="6.762cm">
          <text:p/>
        </draw:line>
        <draw:line draw:style-name="gr2" draw:text-style-name="P8" draw:layer="layout" svg:x1="5.351cm" svg:y1="4.75cm" svg:x2="5.726cm" svg:y2="4.75cm">
          <text:p/>
        </draw:line>
        <draw:line draw:style-name="gr2" draw:text-style-name="P8" draw:layer="layout" svg:x1="5.351cm" svg:y1="6.75cm" svg:x2="5.726cm" svg:y2="6.75cm">
          <text:p/>
        </draw:line>
        <draw:line draw:style-name="gr7" draw:text-style-name="P8" draw:layer="layout" svg:x1="5.25cm" svg:y1="4.75cm" svg:x2="4cm" svg:y2="4.75cm">
          <text:p/>
        </draw:line>
        <draw:ellipse draw:style-name="gr8" draw:text-style-name="P11" draw:layer="layout" svg:width="0.75cm" svg:height="1cm" svg:x="5.872cm" svg:y="6.25cm" draw:kind="arc" draw:start-angle="228.8" draw:end-angle="129.47">
          <text:p/>
        </draw:ellipse>
        <draw:ellipse draw:style-name="gr8" draw:text-style-name="P11" draw:layer="layout" svg:width="0.75cm" svg:height="1cm" svg:x="4.13cm" svg:y="6.25cm" draw:kind="arc" draw:start-angle="228.8" draw:end-angle="129.47">
          <text:p/>
        </draw:ellipse>
        <draw:ellipse draw:style-name="gr8" draw:text-style-name="P11" draw:layer="layout" svg:width="0.75cm" svg:height="1cm" svg:x="6.869cm" svg:y="6.25cm" draw:kind="arc" draw:start-angle="228.8" draw:end-angle="129.47">
          <text:p/>
        </draw:ellipse>
        <draw:ellipse draw:style-name="gr8" draw:text-style-name="P11" draw:layer="layout" svg:width="0.75cm" svg:height="1cm" svg:x="7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28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747cm 5.25cm)" draw:kind="arc" draw:start-angle="228.8" draw:end-angle="129.47">
          <text:p/>
        </draw:ellipse>
        <draw:frame draw:style-name="gr16" draw:text-style-name="P12" draw:layer="layout" svg:width="0.807cm" svg:height="0.725cm" svg:x="5.851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31cm" svg:y="4.15cm">
          <draw:text-box>
            <text:p><text:span text:style-name="T7">i</text:span></text:p>
          </draw:text-box>
        </draw:frame>
        <draw:line draw:style-name="gr4" draw:text-style-name="P8" draw:layer="layout" svg:x1="8.976cm" svg:y1="5cm" svg:x2="8.976cm" svg:y2="6.5cm">
          <text:p/>
        </draw:line>
        <draw:line draw:style-name="gr4" draw:text-style-name="P8" draw:layer="layout" svg:x1="10.976cm" svg:y1="5cm" svg:x2="10.976cm" svg:y2="6.5cm">
          <text:p/>
        </draw:line>
        <draw:line draw:style-name="gr4" draw:text-style-name="P8" draw:layer="layout" svg:x1="10.476cm" svg:y1="5cm" svg:x2="10.476cm" svg:y2="6.5cm">
          <text:p/>
        </draw:line>
        <draw:line draw:style-name="gr4" draw:text-style-name="P8" draw:layer="layout" svg:x1="9.976cm" svg:y1="5cm" svg:x2="9.976cm" svg:y2="6.5cm">
          <text:p/>
        </draw:line>
        <draw:line draw:style-name="gr4" draw:text-style-name="P8" draw:layer="layout" svg:x1="9.476cm" svg:y1="5cm" svg:x2="9.476cm" svg:y2="6.5cm">
          <text:p/>
        </draw:line>
        <draw:line draw:style-name="gr4" draw:text-style-name="P8" draw:layer="layout" svg:x1="11.476cm" svg:y1="5cm" svg:x2="11.476cm" svg:y2="6.5cm">
          <text:p/>
        </draw:line>
        <draw:ellipse draw:style-name="gr8" draw:text-style-name="P11" draw:layer="layout" svg:width="0.75cm" svg:height="1cm" svg:x="8.872cm" svg:y="6.25cm" draw:kind="arc" draw:start-angle="228.8" draw:end-angle="129.47">
          <text:p/>
        </draw:ellipse>
        <draw:ellipse draw:style-name="gr8" draw:text-style-name="P11" draw:layer="layout" svg:width="0.75cm" svg:height="1cm" svg:x="9.869cm" svg:y="6.25cm" draw:kind="arc" draw:start-angle="228.8" draw:end-angle="129.47">
          <text:p/>
        </draw:ellipse>
        <draw:ellipse draw:style-name="gr8" draw:text-style-name="P11" draw:layer="layout" svg:width="0.75cm" svg:height="1cm" svg:x="10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747cm 5.25cm)" draw:kind="arc" draw:start-angle="228.8" draw:end-angle="129.47">
          <text:p/>
        </draw:ellipse>
        <draw:line draw:style-name="gr4" draw:text-style-name="P8" draw:layer="layout" svg:x1="11.979cm" svg:y1="5cm" svg:x2="11.979cm" svg:y2="6.5cm">
          <text:p/>
        </draw:line>
        <draw:line draw:style-name="gr4" draw:text-style-name="P8" draw:layer="layout" svg:x1="13.979cm" svg:y1="5cm" svg:x2="13.979cm" svg:y2="6.5cm">
          <text:p/>
        </draw:line>
        <draw:line draw:style-name="gr4" draw:text-style-name="P8" draw:layer="layout" svg:x1="13.479cm" svg:y1="5cm" svg:x2="13.479cm" svg:y2="6.5cm">
          <text:p/>
        </draw:line>
        <draw:line draw:style-name="gr4" draw:text-style-name="P8" draw:layer="layout" svg:x1="12.979cm" svg:y1="5cm" svg:x2="12.979cm" svg:y2="6.5cm">
          <text:p/>
        </draw:line>
        <draw:line draw:style-name="gr4" draw:text-style-name="P8" draw:layer="layout" svg:x1="12.479cm" svg:y1="5cm" svg:x2="12.479cm" svg:y2="6.5cm">
          <text:p/>
        </draw:line>
        <draw:line draw:style-name="gr4" draw:text-style-name="P8" draw:layer="layout" svg:x1="14.479cm" svg:y1="5cm" svg:x2="14.479cm" svg:y2="6.5cm">
          <text:p/>
        </draw:line>
        <draw:ellipse draw:style-name="gr8" draw:text-style-name="P11" draw:layer="layout" svg:width="0.75cm" svg:height="1cm" svg:x="11.875cm" svg:y="6.25cm" draw:kind="arc" draw:start-angle="228.8" draw:end-angle="129.47">
          <text:p/>
        </draw:ellipse>
        <draw:ellipse draw:style-name="gr8" draw:text-style-name="P11" draw:layer="layout" svg:width="0.75cm" svg:height="1cm" svg:x="12.872cm" svg:y="6.25cm" draw:kind="arc" draw:start-angle="228.8" draw:end-angle="129.47">
          <text:p/>
        </draw:ellipse>
        <draw:ellipse draw:style-name="gr8" draw:text-style-name="P11" draw:layer="layout" svg:width="0.75cm" svg:height="1cm" svg:x="13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75cm 5.25cm)" draw:kind="arc" draw:start-angle="228.8" draw:end-angle="129.47">
          <text:p/>
        </draw:ellipse>
        <draw:line draw:style-name="gr4" draw:text-style-name="P8" draw:layer="layout" svg:x1="14.976cm" svg:y1="5cm" svg:x2="14.976cm" svg:y2="6.5cm">
          <text:p/>
        </draw:line>
        <draw:line draw:style-name="gr4" draw:text-style-name="P8" draw:layer="layout" svg:x1="16.476cm" svg:y1="5cm" svg:x2="16.476cm" svg:y2="6.5cm">
          <text:p/>
        </draw:line>
        <draw:line draw:style-name="gr4" draw:text-style-name="P8" draw:layer="layout" svg:x1="15.976cm" svg:y1="5cm" svg:x2="15.976cm" svg:y2="6.5cm">
          <text:p/>
        </draw:line>
        <draw:line draw:style-name="gr4" draw:text-style-name="P8" draw:layer="layout" svg:x1="15.476cm" svg:y1="5cm" svg:x2="15.476cm" svg:y2="6.5cm">
          <text:p/>
        </draw:line>
        <draw:ellipse draw:style-name="gr8" draw:text-style-name="P11" draw:layer="layout" svg:width="0.75cm" svg:height="1cm" svg:x="14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75cm 5.25cm)" draw:kind="arc" draw:start-angle="228.8" draw:end-angle="129.47">
          <text:p/>
        </draw:ellipse>
        <draw:line draw:style-name="gr2" draw:text-style-name="P1" draw:layer="layout" svg:x1="3.351cm" svg:y1="2cm" svg:x2="16.726cm" svg:y2="2cm">
          <text:p/>
        </draw:line>
        <draw:frame draw:style-name="gr6" draw:text-style-name="P13" draw:layer="layout" svg:width="0.786cm" svg:height="0.725cm" svg:x="2.315cm" svg:y="1.9cm">
          <draw:text-box>
            <text:p><text:span text:style-name="T8">V</text:span></text:p>
          </draw:text-box>
        </draw:frame>
        <draw:line draw:style-name="gr18" draw:text-style-name="P1" draw:layer="layout" svg:x1="3.351cm" svg:y1="2.5cm" svg:x2="16.726cm" svg:y2="2.5cm">
          <text:p/>
        </draw:line>
        <draw:g>
          <draw:line draw:style-name="gr11" draw:text-style-name="P1" draw:layer="layout" svg:x1="15.375cm" svg:y1="4cm" svg:x2="14.125cm" svg:y2="4cm">
            <text:p/>
          </draw:line>
          <draw:frame draw:style-name="gr12" draw:text-style-name="P6" draw:layer="layout" svg:width="1.399cm" svg:height="0.569cm" svg:x="14.226cm" svg:y="3.431cm">
            <draw:text-box>
              <text:p><text:span text:style-name="T4">Energy</text:span></text:p>
            </draw:text-box>
          </draw:frame>
        </draw:g>
        <draw:line draw:style-name="gr2" draw:text-style-name="P8" draw:layer="layout" svg:x1="3.411cm" svg:y1="12.75cm" svg:x2="3.875cm" svg:y2="12.75cm">
          <text:p/>
        </draw:line>
        <draw:line draw:style-name="gr2" draw:text-style-name="P8" draw:layer="layout" svg:x1="3.411cm" svg:y1="14.75cm" svg:x2="3.875cm" svg:y2="14.75cm">
          <text:p/>
        </draw:line>
        <draw:line draw:style-name="gr2" draw:text-style-name="P8" draw:layer="layout" svg:x1="5.786cm" svg:y1="11cm" svg:x2="5.786cm" svg:y2="16.5cm">
          <text:p/>
        </draw:line>
        <draw:line draw:style-name="gr2" draw:text-style-name="P8" draw:layer="layout" svg:x1="5.786cm" svg:y1="12.75cm" svg:x2="16.786cm" svg:y2="12.75cm">
          <text:p/>
        </draw:line>
        <draw:line draw:style-name="gr2" draw:text-style-name="P8" draw:layer="layout" svg:x1="5.786cm" svg:y1="14.75cm" svg:x2="16.786cm" svg:y2="14.75cm">
          <text:p/>
        </draw:line>
        <draw:line draw:style-name="gr4" draw:text-style-name="P8" draw:layer="layout" svg:x1="5.536cm" svg:y1="13cm" svg:x2="5.536cm" svg:y2="14.5cm">
          <text:p/>
        </draw:line>
        <draw:line draw:style-name="gr4" draw:text-style-name="P8" draw:layer="layout" svg:x1="5.036cm" svg:y1="13cm" svg:x2="5.036cm" svg:y2="14.5cm">
          <text:p/>
        </draw:line>
        <draw:line draw:style-name="gr4" draw:text-style-name="P8" draw:layer="layout" svg:x1="4.536cm" svg:y1="13cm" svg:x2="4.536cm" svg:y2="14.5cm">
          <text:p/>
        </draw:line>
        <draw:line draw:style-name="gr4" draw:text-style-name="P8" draw:layer="layout" svg:x1="4.036cm" svg:y1="13cm" svg:x2="4.036cm" svg:y2="14.5cm">
          <text:p/>
        </draw:line>
        <draw:line draw:style-name="gr4" draw:text-style-name="P8" draw:layer="layout" svg:x1="3.536cm" svg:y1="13cm" svg:x2="3.536cm" svg:y2="14.5cm">
          <text:p/>
        </draw:line>
        <draw:frame draw:style-name="gr6" draw:text-style-name="P9" draw:layer="layout" svg:width="0.786cm" svg:height="0.725cm" svg:x="2.661cm" svg:y="13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036cm" svg:y="11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036cm" svg:y1="13cm" svg:x2="6.036cm" svg:y2="14.5cm">
          <text:p/>
        </draw:line>
        <draw:line draw:style-name="gr4" draw:text-style-name="P8" draw:layer="layout" svg:x1="8.036cm" svg:y1="13cm" svg:x2="8.036cm" svg:y2="14.5cm">
          <text:p/>
        </draw:line>
        <draw:line draw:style-name="gr4" draw:text-style-name="P8" draw:layer="layout" svg:x1="7.536cm" svg:y1="13cm" svg:x2="7.536cm" svg:y2="14.5cm">
          <text:p/>
        </draw:line>
        <draw:line draw:style-name="gr4" draw:text-style-name="P8" draw:layer="layout" svg:x1="7.036cm" svg:y1="13cm" svg:x2="7.036cm" svg:y2="14.5cm">
          <text:p/>
        </draw:line>
        <draw:line draw:style-name="gr4" draw:text-style-name="P8" draw:layer="layout" svg:x1="6.536cm" svg:y1="13cm" svg:x2="6.536cm" svg:y2="14.5cm">
          <text:p/>
        </draw:line>
        <draw:line draw:style-name="gr4" draw:text-style-name="P8" draw:layer="layout" svg:x1="8.536cm" svg:y1="13cm" svg:x2="8.536cm" svg:y2="14.5cm">
          <text:p/>
        </draw:line>
        <draw:line draw:style-name="gr7" draw:text-style-name="P8" draw:layer="layout" svg:x1="4.06cm" svg:y1="14.762cm" svg:x2="5.31cm" svg:y2="14.762cm">
          <text:p/>
        </draw:line>
        <draw:line draw:style-name="gr2" draw:text-style-name="P8" draw:layer="layout" svg:x1="5.411cm" svg:y1="12.75cm" svg:x2="5.786cm" svg:y2="12.75cm">
          <text:p/>
        </draw:line>
        <draw:line draw:style-name="gr2" draw:text-style-name="P8" draw:layer="layout" svg:x1="5.411cm" svg:y1="14.75cm" svg:x2="5.786cm" svg:y2="14.75cm">
          <text:p/>
        </draw:line>
        <draw:line draw:style-name="gr7" draw:text-style-name="P8" draw:layer="layout" svg:x1="5.31cm" svg:y1="12.75cm" svg:x2="4.06cm" svg:y2="12.75cm">
          <text:p/>
        </draw:line>
        <draw:ellipse draw:style-name="gr8" draw:text-style-name="P11" draw:layer="layout" svg:width="0.75cm" svg:height="1cm" svg:x="5.932cm" svg:y="14.25cm" draw:kind="arc" draw:start-angle="228.8" draw:end-angle="129.47">
          <text:p/>
        </draw:ellipse>
        <draw:ellipse draw:style-name="gr8" draw:text-style-name="P11" draw:layer="layout" svg:width="0.75cm" svg:height="1cm" svg:x="4.19cm" svg:y="14.25cm" draw:kind="arc" draw:start-angle="228.8" draw:end-angle="129.47">
          <text:p/>
        </draw:ellipse>
        <draw:ellipse draw:style-name="gr8" draw:text-style-name="P11" draw:layer="layout" svg:width="0.75cm" svg:height="1cm" svg:x="6.929cm" svg:y="14.25cm" draw:kind="arc" draw:start-angle="228.8" draw:end-angle="129.47">
          <text:p/>
        </draw:ellipse>
        <draw:ellipse draw:style-name="gr8" draw:text-style-name="P11" draw:layer="layout" svg:width="0.75cm" svg:height="1cm" svg:x="7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88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807cm 13.25cm)" draw:kind="arc" draw:start-angle="228.8" draw:end-angle="129.47">
          <text:p/>
        </draw:ellipse>
        <draw:frame draw:style-name="gr16" draw:text-style-name="P12" draw:layer="layout" svg:width="0.807cm" svg:height="0.725cm" svg:x="5.911cm" svg:y="11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91cm" svg:y="12.15cm">
          <draw:text-box>
            <text:p><text:span text:style-name="T7">i</text:span></text:p>
          </draw:text-box>
        </draw:frame>
        <draw:line draw:style-name="gr4" draw:text-style-name="P8" draw:layer="layout" svg:x1="9.036cm" svg:y1="13cm" svg:x2="9.036cm" svg:y2="14.5cm">
          <text:p/>
        </draw:line>
        <draw:line draw:style-name="gr4" draw:text-style-name="P8" draw:layer="layout" svg:x1="11.036cm" svg:y1="13cm" svg:x2="11.036cm" svg:y2="14.5cm">
          <text:p/>
        </draw:line>
        <draw:line draw:style-name="gr4" draw:text-style-name="P8" draw:layer="layout" svg:x1="10.536cm" svg:y1="13cm" svg:x2="10.536cm" svg:y2="14.5cm">
          <text:p/>
        </draw:line>
        <draw:line draw:style-name="gr4" draw:text-style-name="P8" draw:layer="layout" svg:x1="10.036cm" svg:y1="13cm" svg:x2="10.036cm" svg:y2="14.5cm">
          <text:p/>
        </draw:line>
        <draw:line draw:style-name="gr4" draw:text-style-name="P8" draw:layer="layout" svg:x1="9.536cm" svg:y1="13cm" svg:x2="9.536cm" svg:y2="14.5cm">
          <text:p/>
        </draw:line>
        <draw:line draw:style-name="gr4" draw:text-style-name="P8" draw:layer="layout" svg:x1="11.536cm" svg:y1="13cm" svg:x2="11.536cm" svg:y2="14.5cm">
          <text:p/>
        </draw:line>
        <draw:ellipse draw:style-name="gr8" draw:text-style-name="P11" draw:layer="layout" svg:width="0.75cm" svg:height="1cm" svg:x="8.932cm" svg:y="14.25cm" draw:kind="arc" draw:start-angle="228.8" draw:end-angle="129.47">
          <text:p/>
        </draw:ellipse>
        <draw:ellipse draw:style-name="gr8" draw:text-style-name="P11" draw:layer="layout" svg:width="0.75cm" svg:height="1cm" svg:x="9.929cm" svg:y="14.25cm" draw:kind="arc" draw:start-angle="228.8" draw:end-angle="129.47">
          <text:p/>
        </draw:ellipse>
        <draw:ellipse draw:style-name="gr8" draw:text-style-name="P11" draw:layer="layout" svg:width="0.75cm" svg:height="1cm" svg:x="10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807cm 13.25cm)" draw:kind="arc" draw:start-angle="228.8" draw:end-angle="129.47">
          <text:p/>
        </draw:ellipse>
        <draw:line draw:style-name="gr4" draw:text-style-name="P8" draw:layer="layout" svg:x1="12.039cm" svg:y1="13cm" svg:x2="12.039cm" svg:y2="14.5cm">
          <text:p/>
        </draw:line>
        <draw:line draw:style-name="gr4" draw:text-style-name="P8" draw:layer="layout" svg:x1="13.539cm" svg:y1="13cm" svg:x2="13.539cm" svg:y2="14.5cm">
          <text:p/>
        </draw:line>
        <draw:line draw:style-name="gr4" draw:text-style-name="P8" draw:layer="layout" svg:x1="13.039cm" svg:y1="13cm" svg:x2="13.039cm" svg:y2="14.5cm">
          <text:p/>
        </draw:line>
        <draw:line draw:style-name="gr4" draw:text-style-name="P8" draw:layer="layout" svg:x1="12.539cm" svg:y1="13cm" svg:x2="12.539cm" svg:y2="14.5cm">
          <text:p/>
        </draw:line>
        <draw:ellipse draw:style-name="gr8" draw:text-style-name="P11" draw:layer="layout" svg:width="0.75cm" svg:height="1cm" svg:x="11.935cm" svg:y="14.25cm" draw:kind="arc" draw:start-angle="228.8" draw:end-angle="129.47">
          <text:p/>
        </draw:ellipse>
        <draw:ellipse draw:style-name="gr8" draw:text-style-name="P11" draw:layer="layout" svg:width="0.75cm" svg:height="1cm" svg:x="12.932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813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813cm 13.25cm)" draw:kind="arc" draw:start-angle="228.8" draw:end-angle="129.47">
          <text:p/>
        </draw:ellipse>
        <draw:line draw:style-name="gr2" draw:text-style-name="P1" draw:layer="layout" svg:x1="3.411cm" svg:y1="10cm" svg:x2="14cm" svg:y2="10cm">
          <text:p/>
        </draw:line>
        <draw:frame draw:style-name="gr6" draw:text-style-name="P13" draw:layer="layout" svg:width="0.786cm" svg:height="0.725cm" svg:x="2.375cm" svg:y="9.9cm">
          <draw:text-box>
            <text:p><text:span text:style-name="T8">V</text:span></text:p>
          </draw:text-box>
        </draw:frame>
        <draw:line draw:style-name="gr18" draw:text-style-name="P1" draw:layer="layout" svg:x1="3.411cm" svg:y1="10.5cm" svg:x2="14cm" svg:y2="10.5cm">
          <text:p/>
        </draw:line>
        <draw:g>
          <draw:line draw:style-name="gr11" draw:text-style-name="P1" draw:layer="layout" svg:x1="13.375cm" svg:y1="12cm" svg:x2="12.125cm" svg:y2="12cm">
            <text:p/>
          </draw:line>
          <draw:frame draw:style-name="gr12" draw:text-style-name="P6" draw:layer="layout" svg:width="1.399cm" svg:height="0.569cm" svg:x="12.226cm" svg:y="11.431cm">
            <draw:text-box>
              <text:p><text:span text:style-name="T4">Energy</text:span></text:p>
            </draw:text-box>
          </draw:frame>
        </draw:g>
        <draw:g>
          <draw:line draw:style-name="gr7" draw:text-style-name="P1" draw:layer="layout" svg:x1="14cm" svg:y1="14.5cm" svg:x2="14cm" svg:y2="13cm">
            <text:p/>
          </draw:line>
          <draw:ellipse draw:style-name="gr8" draw:text-style-name="P4" draw:layer="layout" svg:width="0.75cm" svg:height="1cm" draw:transform="rotate (1.5707963267949) translate (13.5cm 14.253cm)" draw:kind="arc" draw:start-angle="228.8" draw:end-angle="129.47">
            <text:p/>
          </draw:ellipse>
        </draw:g>
        <draw:g>
          <draw:line draw:style-name="gr9" draw:text-style-name="P1" draw:layer="layout" svg:x1="16.25cm" svg:y1="7.5cm" svg:x2="17.5cm" svg:y2="7.5cm">
            <text:p/>
          </draw:line>
          <draw:frame draw:style-name="gr10" draw:text-style-name="P2" draw:layer="layout" svg:width="1.217cm" svg:height="0.569cm" svg:x="16.25cm" svg:y="7.556cm">
            <draw:text-box>
              <text:p><text:span text:style-name="T1">Wave</text:span></text:p>
            </draw:text-box>
          </draw:frame>
        </draw:g>
        <draw:g>
          <draw:line draw:style-name="gr9" draw:text-style-name="P1" draw:layer="layout" svg:x1="15.25cm" svg:y1="15.5cm" svg:x2="14cm" svg:y2="15.5cm">
            <text:p/>
          </draw:line>
          <draw:frame draw:style-name="gr10" draw:text-style-name="P2" draw:layer="layout" svg:width="1.217cm" svg:height="0.569cm" svg:x="14cm" svg:y="15.556cm">
            <draw:text-box>
              <text:p><text:span text:style-name="T1">Wave</text:span></text:p>
            </draw:text-box>
          </draw:frame>
        </draw:g>
        <draw:line draw:style-name="gr2" draw:text-style-name="P8" draw:layer="layout" svg:x1="14cm" svg:y1="10cm" svg:x2="14cm" svg:y2="10.5cm">
          <text:p/>
        </draw:line>
        <draw:line draw:style-name="gr2" draw:text-style-name="P1" draw:layer="layout" svg:x1="14cm" svg:y1="10.5cm" svg:x2="16.75cm" svg:y2="10.5cm">
          <text:p/>
        </draw:line>
        <draw:g>
          <draw:line draw:style-name="gr7" draw:text-style-name="P1" draw:layer="layout" svg:x1="16.25cm" svg:y1="6.5cm" svg:x2="16.25cm" svg:y2="5cm">
            <text:p/>
          </draw:line>
          <draw:ellipse draw:style-name="gr8" draw:text-style-name="P4" draw:layer="layout" svg:width="0.75cm" svg:height="1cm" draw:transform="rotate (1.5707963267949) translate (15.75cm 6.253cm)" draw:kind="arc" draw:start-angle="228.8" draw:end-angle="129.47">
            <text:p/>
          </draw:ellipse>
        </draw:g>
      </draw:page>
      <draw:page draw:name="page4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g>
          <draw:line draw:style-name="gr9" draw:text-style-name="P1" draw:layer="layout" svg:x1="8.75cm" svg:y1="16cm" svg:x2="10cm" svg:y2="16cm">
            <text:p/>
          </draw:line>
          <draw:frame draw:style-name="gr10" draw:text-style-name="P2" draw:layer="layout" svg:width="1.217cm" svg:height="0.569cm" svg:x="8.613cm" svg:y="16cm">
            <draw:text-box>
              <text:p><text:span text:style-name="T1">Wave</text:span></text:p>
            </draw:text-box>
          </draw:frame>
        </draw:g>
        <draw:g>
          <draw:line draw:style-name="gr11" draw:text-style-name="P1" draw:layer="layout" svg:x1="6.899cm" svg:y1="12.5cm" svg:x2="8.149cm" svg:y2="12.5cm">
            <text:p/>
          </draw:line>
          <draw:frame draw:style-name="gr12" draw:text-style-name="P6" draw:layer="layout" svg:width="1.399cm" svg:height="0.569cm" svg:x="6.75cm" svg:y="11.931cm">
            <draw:text-box>
              <text:p><text:span text:style-name="T4">Energy</text:span></text:p>
            </draw:text-box>
          </draw:frame>
        </draw:g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g>
          <draw:ellipse draw:style-name="gr15" draw:text-style-name="P11" draw:layer="layout" svg:width="0.75cm" svg:height="1cm" svg:x="14.625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3cm 24.5cm)" draw:kind="arc" draw:start-angle="228.8" draw:end-angle="129.47">
            <text:p/>
          </draw:ellipse>
        </draw:g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g>
          <draw:line draw:style-name="gr11" draw:text-style-name="P1" draw:layer="layout" svg:x1="14.899cm" svg:y1="21.25cm" svg:x2="16.149cm" svg:y2="21.25cm">
            <text:p/>
          </draw:line>
          <draw:frame draw:style-name="gr12" draw:text-style-name="P6" draw:layer="layout" svg:width="1.399cm" svg:height="0.569cm" svg:x="14.75cm" svg:y="20.681cm">
            <draw:text-box>
              <text:p><text:span text:style-name="T4">Energy</text:span></text:p>
            </draw:text-box>
          </draw:frame>
        </draw:g>
        <draw:line draw:style-name="gr9" draw:text-style-name="P1" draw:layer="layout" svg:x1="16.512cm" svg:y1="24.75cm" svg:x2="17.762cm" svg:y2="24.75cm">
          <text:p/>
        </draw:line>
        <draw:frame draw:style-name="gr10" draw:text-style-name="P2" draw:layer="layout" svg:width="1.217cm" svg:height="0.569cm" svg:x="16.375cm" svg:y="24.75cm">
          <draw:text-box>
            <text:p><text:span text:style-name="T1">Wave</text:span></text:p>
          </draw:text-box>
        </draw:frame>
        <draw:line draw:style-name="gr2" draw:text-style-name="P1" draw:layer="layout" svg:x1="16.5cm" svg:y1="4.75cm" svg:x2="16.5cm" svg:y2="6.75cm">
          <text:p/>
        </draw:line>
        <draw:line draw:style-name="gr2" draw:text-style-name="P1" draw:layer="layout" svg:x1="16.5cm" svg:y1="13.25cm" svg:x2="16.5cm" svg:y2="15.25cm">
          <text:p/>
        </draw:line>
        <draw:line draw:style-name="gr2" draw:text-style-name="P1" draw:layer="layout" svg:x1="16.5cm" svg:y1="22cm" svg:x2="16.5cm" svg:y2="24cm">
          <text:p/>
        </draw:line>
        <draw:g>
          <draw:line draw:style-name="gr7" draw:text-style-name="P1" draw:layer="layout" svg:x1="16.5cm" svg:y1="22.25cm" svg:x2="16.5cm" svg:y2="23.75cm">
            <text:p/>
          </draw:line>
          <draw:ellipse draw:style-name="gr8" draw:text-style-name="P4" draw:layer="layout" svg:width="0.75cm" svg:height="1cm" draw:transform="rotate (-1.5707963267949) translate (17cm 22.497cm)" draw:kind="arc" draw:start-angle="228.8" draw:end-angle="129.47">
            <text:p/>
          </draw:ellipse>
        </draw:g>
        <draw:line draw:style-name="gr4" draw:text-style-name="P8" draw:layer="layout" svg:x1="16.25cm" svg:y1="22.25cm" svg:x2="16.25cm" svg:y2="23.75cm">
          <text:p/>
        </draw:line>
        <draw:g>
          <draw:ellipse draw:style-name="gr15" draw:text-style-name="P11" draw:layer="layout" svg:width="0.75cm" svg:height="1cm" svg:x="15.625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3cm 24.5cm)" draw:kind="arc" draw:start-angle="228.8" draw:end-angle="129.47">
            <text:p/>
          </draw:ellipse>
        </draw:g>
      </draw:page>
      <draw:page draw:name="page5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g>
          <draw:ellipse draw:style-name="gr8" draw:text-style-name="P11" draw:layer="layout" svg:width="0.75cm" svg:height="1cm" svg:x="12.378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6cm 7.25cm)" draw:kind="arc" draw:start-angle="228.8" draw:end-angle="129.47">
            <text:p/>
          </draw:ellipse>
        </draw:g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2" draw:text-style-name="P1" draw:layer="layout" svg:x1="14.5cm" svg:y1="2.5cm" svg:x2="17.25cm" svg:y2="2.5cm">
          <text:p/>
        </draw:line>
        <draw:line draw:style-name="gr2" draw:text-style-name="P1" draw:layer="layout" svg:x1="3.875cm" svg:y1="2cm" svg:x2="14.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4.5cm" svg:y2="2.5cm">
          <text:p/>
        </draw:line>
        <draw:line draw:style-name="gr2" draw:text-style-name="P1" draw:layer="layout" svg:x1="14.5cm" svg:y1="2cm" svg:x2="14.5cm" svg:y2="2.5cm">
          <text:p/>
        </draw:line>
        <draw:g>
          <draw:line draw:style-name="gr9" draw:text-style-name="P1" draw:layer="layout" svg:x1="15.75cm" svg:y1="7.5cm" svg:x2="14.5cm" svg:y2="7.5cm">
            <text:p/>
          </draw:line>
          <draw:frame draw:style-name="gr10" draw:text-style-name="P2" draw:layer="layout" svg:width="1.217cm" svg:height="0.569cm" svg:x="14.533cm" svg:y="7.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2" draw:text-style-name="P1" draw:layer="layout" svg:x1="6.25cm" svg:y1="11.25cm" svg:x2="17.25cm" svg:y2="11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6.25cm" svg:y2="11.25cm">
          <text:p/>
        </draw:line>
        <draw:line draw:style-name="gr2" draw:text-style-name="P1" draw:layer="layout" svg:x1="6.25cm" svg:y1="10.75cm" svg:x2="6.25cm" svg:y2="11.25cm">
          <text:p/>
        </draw:line>
        <draw:g>
          <draw:line draw:style-name="gr9" draw:text-style-name="P1" draw:layer="layout" svg:x1="7.5cm" svg:y1="16.25cm" svg:x2="6.25cm" svg:y2="16.25cm">
            <text:p/>
          </draw:line>
          <draw:frame draw:style-name="gr10" draw:text-style-name="P2" draw:layer="layout" svg:width="1.217cm" svg:height="0.569cm" svg:x="6.283cm" svg:y="16.2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2" draw:text-style-name="P1" draw:layer="layout" svg:x1="9.5cm" svg:y1="20.25cm" svg:x2="17.25cm" svg:y2="20.25cm">
          <text:p/>
        </draw:line>
        <draw:line draw:style-name="gr2" draw:text-style-name="P1" draw:layer="layout" svg:x1="3.875cm" svg:y1="19.75cm" svg:x2="9.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9.5cm" svg:y2="20.25cm">
          <text:p/>
        </draw:line>
        <draw:line draw:style-name="gr2" draw:text-style-name="P1" draw:layer="layout" svg:x1="9.5cm" svg:y1="19.75cm" svg:x2="9.5cm" svg:y2="20.25cm">
          <text:p/>
        </draw:line>
        <draw:g>
          <draw:line draw:style-name="gr9" draw:text-style-name="P1" draw:layer="layout" svg:x1="9.5cm" svg:y1="25.25cm" svg:x2="10.75cm" svg:y2="25.25cm">
            <text:p/>
          </draw:line>
          <draw:frame draw:style-name="gr10" draw:text-style-name="P2" draw:layer="layout" svg:width="1.217cm" svg:height="0.569cm" svg:x="9.283cm" svg:y="25.25cm">
            <draw:text-box>
              <text:p><text:span text:style-name="T1">Wave</text:span></text:p>
            </draw:text-box>
          </draw:frame>
        </draw:g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g>
          <draw:line draw:style-name="gr7" draw:text-style-name="P8" draw:layer="layout" svg:x1="4.5cm" svg:y1="13.5cm" svg:x2="5.75cm" svg:y2="13.5cm">
            <text:p/>
          </draw:line>
          <draw:ellipse draw:style-name="gr8" draw:text-style-name="P11" draw:layer="layout" svg:width="0.75cm" svg:height="1cm" svg:x="4.63cm" svg:y="13.038cm" draw:kind="arc" draw:start-angle="228.8" draw:end-angle="129.47">
            <text:p/>
          </draw:ellipse>
        </draw:g>
        <draw:g>
          <draw:line draw:style-name="gr7" draw:text-style-name="P8" draw:layer="layout" svg:x1="5.75cm" svg:y1="15.5cm" svg:x2="4.5cm" svg:y2="15.5cm">
            <text:p/>
          </draw:line>
          <draw:ellipse draw:style-name="gr8" draw:text-style-name="P11" draw:layer="layout" svg:width="0.75cm" svg:height="1cm" draw:transform="rotate (-3.14159265358979) translate (5.628cm 16cm)" draw:kind="arc" draw:start-angle="228.8" draw:end-angle="129.47">
            <text:p/>
          </draw:ellipse>
        </draw:g>
        <draw:line draw:style-name="gr2" draw:text-style-name="P1" draw:layer="layout" svg:x1="17.25cm" svg:y1="4.75cm" svg:x2="17.25cm" svg:y2="6.75cm">
          <text:p/>
        </draw:line>
        <draw:g>
          <draw:line draw:style-name="gr7" draw:text-style-name="P1" draw:layer="layout" svg:x1="14.5cm" svg:y1="6.5cm" svg:x2="14.5cm" svg:y2="5cm">
            <text:p/>
          </draw:line>
          <draw:ellipse draw:style-name="gr15" draw:text-style-name="P4" draw:layer="layout" svg:width="0.75cm" svg:height="1cm" draw:transform="rotate (1.5707963267949) translate (14cm 6.25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3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3cm 7.25cm)" draw:kind="arc" draw:start-angle="228.8" draw:end-angle="129.47">
            <text:p/>
          </draw:ellipse>
        </draw:g>
        <draw:g>
          <draw:line draw:style-name="gr11" draw:text-style-name="P1" draw:layer="layout" svg:x1="12.649cm" svg:y1="4cm" svg:x2="13.899cm" svg:y2="4cm">
            <text:p/>
          </draw:line>
          <draw:frame draw:style-name="gr12" draw:text-style-name="P6" draw:layer="layout" svg:width="1.399cm" svg:height="0.569cm" svg:x="12.5cm" svg:y="3.431cm">
            <draw:text-box>
              <text:p><text:span text:style-name="T4">Energy</text:span></text:p>
            </draw:text-box>
          </draw:frame>
        </draw:g>
        <draw:g>
          <draw:line draw:style-name="gr7" draw:text-style-name="P1" draw:layer="layout" svg:x1="17.25cm" svg:y1="5cm" svg:x2="17.25cm" svg:y2="6.5cm">
            <text:p/>
          </draw:line>
          <draw:ellipse draw:style-name="gr15" draw:text-style-name="P4" draw:layer="layout" svg:width="0.75cm" svg:height="1cm" draw:transform="rotate (-1.5707963267949) translate (17.75cm 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5.497cm)" draw:kind="arc" draw:start-angle="228.8" draw:end-angle="129.47">
            <text:p/>
          </draw:ellipse>
        </draw:g>
        <draw:line draw:style-name="gr2" draw:text-style-name="P1" draw:layer="layout" svg:x1="17.25cm" svg:y1="13.5cm" svg:x2="17.25cm" svg:y2="15.5cm">
          <text:p/>
        </draw:line>
        <draw:g>
          <draw:line draw:style-name="gr7" draw:text-style-name="P1" draw:layer="layout" svg:x1="6.25cm" svg:y1="15.25cm" svg:x2="6.25cm" svg:y2="13.75cm">
            <text:p/>
          </draw:line>
          <draw:ellipse draw:style-name="gr15" draw:text-style-name="P4" draw:layer="layout" svg:width="0.75cm" svg:height="1cm" draw:transform="rotate (1.5707963267949) translate (5.75cm 15.00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g>
          <draw:line draw:style-name="gr7" draw:text-style-name="P1" draw:layer="layout" svg:x1="9.5cm" svg:y1="22.75cm" svg:x2="9.5cm" svg:y2="24.25cm">
            <text:p/>
          </draw:line>
          <draw:ellipse draw:style-name="gr8" draw:text-style-name="P4" draw:layer="layout" svg:width="0.75cm" svg:height="1cm" draw:transform="rotate (-1.5707963267949) translate (10cm 22.997cm)" draw:kind="arc" draw:start-angle="228.8" draw:end-angle="129.47">
            <text:p/>
          </draw:ellipse>
        </draw:g>
        <draw:g>
          <draw:line draw:style-name="gr11" draw:text-style-name="P1" draw:layer="layout" svg:x1="7.649cm" svg:y1="21.75cm" svg:x2="8.899cm" svg:y2="21.75cm">
            <text:p/>
          </draw:line>
          <draw:frame draw:style-name="gr12" draw:text-style-name="P6" draw:layer="layout" svg:width="1.399cm" svg:height="0.569cm" svg:x="7.5cm" svg:y="21.181cm">
            <draw:text-box>
              <text:p><text:span text:style-name="T4">Energy</text:span></text:p>
            </draw:text-box>
          </draw:frame>
        </draw:g>
        <draw:line draw:style-name="gr7" draw:text-style-name="P8" draw:layer="layout" svg:x1="4.5cm" svg:y1="22.5cm" svg:x2="5.75cm" svg:y2="22.5cm">
          <text:p/>
        </draw:line>
        <draw:ellipse draw:style-name="gr8" draw:text-style-name="P11" draw:layer="layout" svg:width="0.75cm" svg:height="1cm" svg:x="4.625cm" svg:y="22cm" draw:kind="arc" draw:start-angle="228.8" draw:end-angle="129.47">
          <text:p/>
        </draw:ellipse>
        <draw:line draw:style-name="gr7" draw:text-style-name="P8" draw:layer="layout" svg:x1="5.75cm" svg:y1="24.5cm" svg:x2="4.5cm" svg:y2="24.5cm">
          <text:p/>
        </draw:line>
        <draw:ellipse draw:style-name="gr8" draw:text-style-name="P11" draw:layer="layout" svg:width="0.75cm" svg:height="1cm" draw:transform="rotate (-3.14159265358979) translate (5.625cm 25cm)" draw:kind="arc" draw:start-angle="228.8" draw:end-angle="129.47">
          <text:p/>
        </draw:ellipse>
        <draw:line draw:style-name="gr2" draw:text-style-name="P1" draw:layer="layout" svg:x1="17.25cm" svg:y1="13.5cm" svg:x2="17.25cm" svg:y2="15.5cm">
          <text:p/>
        </draw:line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25cm)" draw:kind="arc" draw:start-angle="228.8" draw:end-angle="129.47">
            <text:p/>
          </draw:ellipse>
        </draw:g>
        <draw:ellipse draw:style-name="gr8" draw:text-style-name="P11" draw:layer="layout" svg:width="0.75cm" svg:height="1cm" svg:x="4.375cm" svg:y="22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5cm 25cm)" draw:kind="arc" draw:start-angle="228.8" draw:end-angle="129.47">
          <text:p/>
        </draw:ellipse>
        <draw:ellipse draw:style-name="gr8" draw:text-style-name="P11" draw:layer="layout" svg:width="0.75cm" svg:height="1cm" svg:x="4.122cm" svg:y="22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128cm 25cm)" draw:kind="arc" draw:start-angle="228.8" draw:end-angle="129.47">
          <text:p/>
        </draw:ellipse>
        <draw:g>
          <draw:line draw:style-name="gr7" draw:text-style-name="P1" draw:layer="layout" svg:x1="17.25cm" svg:y1="13.75cm" svg:x2="17.25cm" svg:y2="15.25cm">
            <text:p/>
          </draw:line>
          <draw:ellipse draw:style-name="gr15" draw:text-style-name="P4" draw:layer="layout" svg:width="0.75cm" svg:height="1cm" draw:transform="rotate (-1.5707963267949) translate (17.75cm 13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14.247cm)" draw:kind="arc" draw:start-angle="228.8" draw:end-angle="129.47">
            <text:p/>
          </draw:ellipse>
        </draw:g>
        <draw:g>
          <draw:line draw:style-name="gr7" draw:text-style-name="P1" draw:layer="layout" svg:x1="17.25cm" svg:y1="22.75cm" svg:x2="17.25cm" svg:y2="24.25cm">
            <text:p/>
          </draw:line>
          <draw:ellipse draw:style-name="gr15" draw:text-style-name="P4" draw:layer="layout" svg:width="0.75cm" svg:height="1cm" draw:transform="rotate (-1.5707963267949) translate (17.75cm 22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23.247cm)" draw:kind="arc" draw:start-angle="228.8" draw:end-angle="129.47">
            <text:p/>
          </draw:ellipse>
        </draw:g>
      </draw:page>
      <draw:page draw:name="page6" draw:style-name="dp1" draw:master-page-name="Default">
        <draw:line draw:style-name="gr4" draw:text-style-name="P8" draw:layer="layout" svg:x1="16.75cm" svg:y1="5.5cm" svg:x2="16.75cm" svg:y2="7cm">
          <text:p/>
        </draw:line>
        <draw:line draw:style-name="gr2" draw:text-style-name="P8" draw:layer="layout" svg:x1="3.661cm" svg:y1="5.24cm" svg:x2="4.161cm" svg:y2="5.24cm">
          <text:p/>
        </draw:line>
        <draw:line draw:style-name="gr2" draw:text-style-name="P8" draw:layer="layout" svg:x1="3.625cm" svg:y1="7.25cm" svg:x2="4.125cm" svg:y2="7.25cm">
          <text:p/>
        </draw:line>
        <draw:line draw:style-name="gr2" draw:text-style-name="P8" draw:layer="layout" svg:x1="6.036cm" svg:y1="3.475cm" svg:x2="6.036cm" svg:y2="8.975cm">
          <text:p/>
        </draw:line>
        <draw:line draw:style-name="gr2" draw:text-style-name="P8" draw:layer="layout" svg:x1="6cm" svg:y1="5.25cm" svg:x2="17cm" svg:y2="5.25cm">
          <text:p/>
        </draw:line>
        <draw:line draw:style-name="gr2" draw:text-style-name="P8" draw:layer="layout" svg:x1="6cm" svg:y1="7.25cm" svg:x2="17cm" svg:y2="7.25cm">
          <text:p/>
        </draw:line>
        <draw:line draw:style-name="gr4" draw:text-style-name="P8" draw:layer="layout" svg:x1="5.786cm" svg:y1="5.475cm" svg:x2="5.786cm" svg:y2="6.975cm">
          <text:p/>
        </draw:line>
        <draw:line draw:style-name="gr4" draw:text-style-name="P8" draw:layer="layout" svg:x1="5.286cm" svg:y1="5.475cm" svg:x2="5.286cm" svg:y2="6.975cm">
          <text:p/>
        </draw:line>
        <draw:line draw:style-name="gr4" draw:text-style-name="P8" draw:layer="layout" svg:x1="4.786cm" svg:y1="5.475cm" svg:x2="4.786cm" svg:y2="6.975cm">
          <text:p/>
        </draw:line>
        <draw:line draw:style-name="gr4" draw:text-style-name="P8" draw:layer="layout" svg:x1="4.286cm" svg:y1="5.475cm" svg:x2="4.286cm" svg:y2="6.975cm">
          <text:p/>
        </draw:line>
        <draw:line draw:style-name="gr4" draw:text-style-name="P8" draw:layer="layout" svg:x1="3.786cm" svg:y1="5.475cm" svg:x2="3.786cm" svg:y2="6.975cm">
          <text:p/>
        </draw:line>
        <draw:frame draw:style-name="gr6" draw:text-style-name="P9" draw:layer="layout" svg:width="0.786cm" svg:height="0.725cm" svg:x="2.911cm" svg:y="5.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286cm" svg:y="3.9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286cm" svg:y1="5.475cm" svg:x2="6.286cm" svg:y2="6.975cm">
          <text:p/>
        </draw:line>
        <draw:line draw:style-name="gr4" draw:text-style-name="P8" draw:layer="layout" svg:x1="8.286cm" svg:y1="5.475cm" svg:x2="8.286cm" svg:y2="6.975cm">
          <text:p/>
        </draw:line>
        <draw:line draw:style-name="gr4" draw:text-style-name="P8" draw:layer="layout" svg:x1="7.786cm" svg:y1="5.475cm" svg:x2="7.786cm" svg:y2="6.975cm">
          <text:p/>
        </draw:line>
        <draw:line draw:style-name="gr4" draw:text-style-name="P8" draw:layer="layout" svg:x1="7.286cm" svg:y1="5.475cm" svg:x2="7.286cm" svg:y2="6.975cm">
          <text:p/>
        </draw:line>
        <draw:line draw:style-name="gr4" draw:text-style-name="P8" draw:layer="layout" svg:x1="6.786cm" svg:y1="5.475cm" svg:x2="6.786cm" svg:y2="6.975cm">
          <text:p/>
        </draw:line>
        <draw:line draw:style-name="gr4" draw:text-style-name="P8" draw:layer="layout" svg:x1="8.786cm" svg:y1="5.475cm" svg:x2="8.786cm" svg:y2="6.975cm">
          <text:p/>
        </draw:line>
        <draw:line draw:style-name="gr7" draw:text-style-name="P8" draw:layer="layout" svg:x1="4.25cm" svg:y1="5.25cm" svg:x2="5.5cm" svg:y2="5.25cm">
          <text:p/>
        </draw:line>
        <draw:line draw:style-name="gr1" draw:text-style-name="P8" draw:layer="layout" svg:x1="5.668cm" svg:y1="5.248cm" svg:x2="6.043cm" svg:y2="5.248cm">
          <text:p/>
        </draw:line>
        <draw:line draw:style-name="gr2" draw:text-style-name="P8" draw:layer="layout" svg:x1="5.625cm" svg:y1="7.25cm" svg:x2="6cm" svg:y2="7.25cm">
          <text:p/>
        </draw:line>
        <draw:line draw:style-name="gr7" draw:text-style-name="P8" draw:layer="layout" svg:x1="5.5cm" svg:y1="7.25cm" svg:x2="4.25cm" svg:y2="7.25cm">
          <text:p/>
        </draw:line>
        <draw:ellipse draw:style-name="gr15" draw:text-style-name="P11" draw:layer="layout" svg:width="0.75cm" svg:height="1cm" svg:x="4.416cm" svg:y="4.763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414cm 7.725cm)" draw:kind="arc" draw:start-angle="228.8" draw:end-angle="129.47">
          <text:p/>
        </draw:ellipse>
        <draw:frame draw:style-name="gr16" draw:text-style-name="P12" draw:layer="layout" svg:width="0.807cm" svg:height="0.725cm" svg:x="6.161cm" svg:y="4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941cm" svg:y="4.625cm">
          <draw:text-box>
            <text:p><text:span text:style-name="T7">i</text:span></text:p>
          </draw:text-box>
        </draw:frame>
        <draw:line draw:style-name="gr4" draw:text-style-name="P8" draw:layer="layout" svg:x1="9.286cm" svg:y1="5.475cm" svg:x2="9.286cm" svg:y2="6.975cm">
          <text:p/>
        </draw:line>
        <draw:line draw:style-name="gr4" draw:text-style-name="P8" draw:layer="layout" svg:x1="11.286cm" svg:y1="5.475cm" svg:x2="11.286cm" svg:y2="6.975cm">
          <text:p/>
        </draw:line>
        <draw:line draw:style-name="gr4" draw:text-style-name="P8" draw:layer="layout" svg:x1="10.786cm" svg:y1="5.475cm" svg:x2="10.786cm" svg:y2="6.975cm">
          <text:p/>
        </draw:line>
        <draw:line draw:style-name="gr4" draw:text-style-name="P8" draw:layer="layout" svg:x1="10.286cm" svg:y1="5.475cm" svg:x2="10.286cm" svg:y2="6.975cm">
          <text:p/>
        </draw:line>
        <draw:line draw:style-name="gr4" draw:text-style-name="P8" draw:layer="layout" svg:x1="9.786cm" svg:y1="5.475cm" svg:x2="9.786cm" svg:y2="6.975cm">
          <text:p/>
        </draw:line>
        <draw:line draw:style-name="gr4" draw:text-style-name="P8" draw:layer="layout" svg:x1="11.786cm" svg:y1="5.475cm" svg:x2="11.786cm" svg:y2="6.975cm">
          <text:p/>
        </draw:line>
        <draw:line draw:style-name="gr4" draw:text-style-name="P8" draw:layer="layout" svg:x1="12.289cm" svg:y1="5.475cm" svg:x2="12.289cm" svg:y2="6.975cm">
          <text:p/>
        </draw:line>
        <draw:line draw:style-name="gr4" draw:text-style-name="P8" draw:layer="layout" svg:x1="14.289cm" svg:y1="5.475cm" svg:x2="14.289cm" svg:y2="6.975cm">
          <text:p/>
        </draw:line>
        <draw:line draw:style-name="gr4" draw:text-style-name="P8" draw:layer="layout" svg:x1="13.789cm" svg:y1="5.475cm" svg:x2="13.789cm" svg:y2="6.975cm">
          <text:p/>
        </draw:line>
        <draw:line draw:style-name="gr4" draw:text-style-name="P8" draw:layer="layout" svg:x1="13.289cm" svg:y1="5.475cm" svg:x2="13.289cm" svg:y2="6.975cm">
          <text:p/>
        </draw:line>
        <draw:line draw:style-name="gr4" draw:text-style-name="P8" draw:layer="layout" svg:x1="12.789cm" svg:y1="5.475cm" svg:x2="12.789cm" svg:y2="6.975cm">
          <text:p/>
        </draw:line>
        <draw:line draw:style-name="gr4" draw:text-style-name="P8" draw:layer="layout" svg:x1="14.789cm" svg:y1="5.475cm" svg:x2="14.789cm" svg:y2="6.975cm">
          <text:p/>
        </draw:line>
        <draw:line draw:style-name="gr4" draw:text-style-name="P8" draw:layer="layout" svg:x1="15.286cm" svg:y1="5.475cm" svg:x2="15.286cm" svg:y2="6.975cm">
          <text:p/>
        </draw:line>
        <draw:line draw:style-name="gr4" draw:text-style-name="P8" draw:layer="layout" svg:x1="16.286cm" svg:y1="5.475cm" svg:x2="16.286cm" svg:y2="6.975cm">
          <text:p/>
        </draw:line>
        <draw:line draw:style-name="gr4" draw:text-style-name="P8" draw:layer="layout" svg:x1="15.786cm" svg:y1="5.475cm" svg:x2="15.786cm" svg:y2="6.975cm">
          <text:p/>
        </draw:line>
        <draw:line draw:style-name="gr2" draw:text-style-name="P1" draw:layer="layout" svg:x1="3.661cm" svg:y1="2.475cm" svg:x2="17.036cm" svg:y2="2.475cm">
          <text:p/>
        </draw:line>
        <draw:frame draw:style-name="gr6" draw:text-style-name="P13" draw:layer="layout" svg:width="0.786cm" svg:height="0.725cm" svg:x="2.625cm" svg:y="2.375cm">
          <draw:text-box>
            <text:p><text:span text:style-name="T8">V</text:span></text:p>
          </draw:text-box>
        </draw:frame>
        <draw:line draw:style-name="gr18" draw:text-style-name="P1" draw:layer="layout" svg:x1="3.661cm" svg:y1="2.975cm" svg:x2="17.036cm" svg:y2="2.975cm">
          <text:p/>
        </draw:line>
        <draw:g>
          <draw:line draw:style-name="gr11" draw:text-style-name="P1" draw:layer="layout" svg:x1="15.399cm" svg:y1="4.5cm" svg:x2="16.649cm" svg:y2="4.5cm">
            <text:p/>
          </draw:line>
          <draw:frame draw:style-name="gr12" draw:text-style-name="P6" draw:layer="layout" svg:width="1.399cm" svg:height="0.569cm" svg:x="15.25cm" svg:y="3.931cm">
            <draw:text-box>
              <text:p><text:span text:style-name="T4">Energy</text:span></text:p>
            </draw:text-box>
          </draw:frame>
        </draw:g>
        <draw:line draw:style-name="gr9" draw:text-style-name="P1" draw:layer="layout" svg:x1="17cm" svg:y1="8cm" svg:x2="18.25cm" svg:y2="8cm">
          <text:p/>
        </draw:line>
        <draw:frame draw:style-name="gr10" draw:text-style-name="P2" draw:layer="layout" svg:width="1.217cm" svg:height="0.569cm" svg:x="16.863cm" svg:y="8cm">
          <draw:text-box>
            <text:p><text:span text:style-name="T1">Wave</text:span></text:p>
          </draw:text-box>
        </draw:frame>
        <draw:line draw:style-name="gr2" draw:text-style-name="P1" draw:layer="layout" svg:x1="17cm" svg:y1="5.25cm" svg:x2="17cm" svg:y2="7.25cm">
          <text:p/>
        </draw:line>
        <draw:ellipse draw:style-name="gr8" draw:text-style-name="P11" draw:layer="layout" svg:width="0.75cm" svg:height="1cm" svg:x="4.125cm" svg:y="4.75cm" draw:kind="arc" draw:start-angle="228.8" draw:end-angle="129.47">
          <text:p/>
        </draw:ellipse>
        <draw:ellipse draw:style-name="gr8" draw:text-style-name="P11" draw:layer="layout" svg:width="0.75cm" svg:height="1cm" svg:x="3.872cm" svg:y="4.7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7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8cm 7.75cm)" draw:kind="arc" draw:start-angle="228.8" draw:end-angle="129.47">
          <text:p/>
        </draw:ellipse>
        <draw:g>
          <draw:ellipse draw:style-name="gr8" draw:text-style-name="P11" draw:layer="layout" svg:width="0.75cm" svg:height="1cm" svg:x="14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1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1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cm 7.75cm)" draw:kind="arc" draw:start-angle="228.8" draw:end-angle="129.47">
            <text:p/>
          </draw:ellipse>
        </draw:g>
        <draw:line draw:style-name="gr2" draw:text-style-name="P8" draw:layer="layout" svg:x1="3.625cm" svg:y1="13.75cm" svg:x2="4.125cm" svg:y2="13.75cm">
          <text:p/>
        </draw:line>
        <draw:line draw:style-name="gr2" draw:text-style-name="P8" draw:layer="layout" svg:x1="3.625cm" svg:y1="15.75cm" svg:x2="4.125cm" svg:y2="15.75cm">
          <text:p/>
        </draw:line>
        <draw:line draw:style-name="gr2" draw:text-style-name="P8" draw:layer="layout" svg:x1="6cm" svg:y1="12cm" svg:x2="6cm" svg:y2="17.5cm">
          <text:p/>
        </draw:line>
        <draw:line draw:style-name="gr2" draw:text-style-name="P8" draw:layer="layout" svg:x1="6cm" svg:y1="13.75cm" svg:x2="17cm" svg:y2="13.75cm">
          <text:p/>
        </draw:line>
        <draw:line draw:style-name="gr2" draw:text-style-name="P8" draw:layer="layout" svg:x1="6cm" svg:y1="15.75cm" svg:x2="17cm" svg:y2="15.75cm">
          <text:p/>
        </draw:line>
        <draw:line draw:style-name="gr4" draw:text-style-name="P8" draw:layer="layout" svg:x1="5.75cm" svg:y1="14cm" svg:x2="5.75cm" svg:y2="15.5cm">
          <text:p/>
        </draw:line>
        <draw:line draw:style-name="gr4" draw:text-style-name="P8" draw:layer="layout" svg:x1="5.25cm" svg:y1="14cm" svg:x2="5.25cm" svg:y2="15.5cm">
          <text:p/>
        </draw:line>
        <draw:line draw:style-name="gr4" draw:text-style-name="P8" draw:layer="layout" svg:x1="4.75cm" svg:y1="14cm" svg:x2="4.75cm" svg:y2="15.5cm">
          <text:p/>
        </draw:line>
        <draw:line draw:style-name="gr4" draw:text-style-name="P8" draw:layer="layout" svg:x1="4.25cm" svg:y1="14cm" svg:x2="4.25cm" svg:y2="15.5cm">
          <text:p/>
        </draw:line>
        <draw:line draw:style-name="gr4" draw:text-style-name="P8" draw:layer="layout" svg:x1="3.75cm" svg:y1="14cm" svg:x2="3.75cm" svg:y2="15.5cm">
          <text:p/>
        </draw:line>
        <draw:frame draw:style-name="gr6" draw:text-style-name="P9" draw:layer="layout" svg:width="0.786cm" svg:height="0.725cm" svg:x="2.875cm" svg:y="14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25cm" svg:y="12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25cm" svg:y1="14cm" svg:x2="6.25cm" svg:y2="15.5cm">
          <text:p/>
        </draw:line>
        <draw:line draw:style-name="gr4" draw:text-style-name="P8" draw:layer="layout" svg:x1="8.25cm" svg:y1="14cm" svg:x2="8.25cm" svg:y2="15.5cm">
          <text:p/>
        </draw:line>
        <draw:line draw:style-name="gr4" draw:text-style-name="P8" draw:layer="layout" svg:x1="7.75cm" svg:y1="14cm" svg:x2="7.75cm" svg:y2="15.5cm">
          <text:p/>
        </draw:line>
        <draw:line draw:style-name="gr4" draw:text-style-name="P8" draw:layer="layout" svg:x1="7.25cm" svg:y1="14cm" svg:x2="7.25cm" svg:y2="15.5cm">
          <text:p/>
        </draw:line>
        <draw:line draw:style-name="gr4" draw:text-style-name="P8" draw:layer="layout" svg:x1="6.75cm" svg:y1="14cm" svg:x2="6.75cm" svg:y2="15.5cm">
          <text:p/>
        </draw:line>
        <draw:line draw:style-name="gr4" draw:text-style-name="P8" draw:layer="layout" svg:x1="8.75cm" svg:y1="14cm" svg:x2="8.75cm" svg:y2="15.5cm">
          <text:p/>
        </draw:line>
        <draw:line draw:style-name="gr7" draw:text-style-name="P8" draw:layer="layout" svg:x1="4.25cm" svg:y1="13.75cm" svg:x2="5.5cm" svg:y2="13.75cm">
          <text:p/>
        </draw:line>
        <draw:line draw:style-name="gr2" draw:text-style-name="P8" draw:layer="layout" svg:x1="5.625cm" svg:y1="13.75cm" svg:x2="6cm" svg:y2="13.75cm">
          <text:p/>
        </draw:line>
        <draw:line draw:style-name="gr2" draw:text-style-name="P8" draw:layer="layout" svg:x1="5.625cm" svg:y1="15.75cm" svg:x2="6cm" svg:y2="15.75cm">
          <text:p/>
        </draw:line>
        <draw:line draw:style-name="gr7" draw:text-style-name="P8" draw:layer="layout" svg:x1="5.5cm" svg:y1="15.75cm" svg:x2="4.25cm" svg:y2="15.75cm">
          <text:p/>
        </draw:line>
        <draw:ellipse draw:style-name="gr8" draw:text-style-name="P11" draw:layer="layout" svg:width="0.75cm" svg:height="1cm" svg:x="6.125cm" svg:y="13.25cm" draw:kind="arc" draw:start-angle="228.8" draw:end-angle="129.47">
          <text:p/>
        </draw:ellipse>
        <draw:ellipse draw:style-name="gr8" draw:text-style-name="P11" draw:layer="layout" svg:width="0.75cm" svg:height="1cm" svg:x="4.375cm" svg:y="13.25cm" draw:kind="arc" draw:start-angle="228.8" draw:end-angle="129.47">
          <text:p/>
        </draw:ellipse>
        <draw:ellipse draw:style-name="gr8" draw:text-style-name="P11" draw:layer="layout" svg:width="0.75cm" svg:height="1cm" svg:x="7.122cm" svg:y="13.25cm" draw:kind="arc" draw:start-angle="228.8" draw:end-angle="129.47">
          <text:p/>
        </draw:ellipse>
        <draw:ellipse draw:style-name="gr8" draw:text-style-name="P11" draw:layer="layout" svg:width="0.75cm" svg:height="1cm" svg:x="8.122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378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cm 16.25cm)" draw:kind="arc" draw:start-angle="228.8" draw:end-angle="129.47">
          <text:p/>
        </draw:ellipse>
        <draw:frame draw:style-name="gr16" draw:text-style-name="P12" draw:layer="layout" svg:width="0.807cm" svg:height="0.725cm" svg:x="6.125cm" svg:y="12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905cm" svg:y="13.15cm">
          <draw:text-box>
            <text:p><text:span text:style-name="T7">i</text:span></text:p>
          </draw:text-box>
        </draw:frame>
        <draw:line draw:style-name="gr4" draw:text-style-name="P8" draw:layer="layout" svg:x1="9.25cm" svg:y1="14cm" svg:x2="9.25cm" svg:y2="15.5cm">
          <text:p/>
        </draw:line>
        <draw:line draw:style-name="gr4" draw:text-style-name="P8" draw:layer="layout" svg:x1="11.25cm" svg:y1="14cm" svg:x2="11.25cm" svg:y2="15.5cm">
          <text:p/>
        </draw:line>
        <draw:line draw:style-name="gr4" draw:text-style-name="P8" draw:layer="layout" svg:x1="10.75cm" svg:y1="14cm" svg:x2="10.75cm" svg:y2="15.5cm">
          <text:p/>
        </draw:line>
        <draw:line draw:style-name="gr4" draw:text-style-name="P8" draw:layer="layout" svg:x1="10.25cm" svg:y1="14cm" svg:x2="10.25cm" svg:y2="15.5cm">
          <text:p/>
        </draw:line>
        <draw:line draw:style-name="gr4" draw:text-style-name="P8" draw:layer="layout" svg:x1="9.75cm" svg:y1="14cm" svg:x2="9.75cm" svg:y2="15.5cm">
          <text:p/>
        </draw:line>
        <draw:line draw:style-name="gr4" draw:text-style-name="P8" draw:layer="layout" svg:x1="11.75cm" svg:y1="14cm" svg:x2="11.75cm" svg:y2="15.5cm">
          <text:p/>
        </draw:line>
        <draw:ellipse draw:style-name="gr8" draw:text-style-name="P11" draw:layer="layout" svg:width="0.75cm" svg:height="1cm" svg:x="9.125cm" svg:y="13.25cm" draw:kind="arc" draw:start-angle="228.8" draw:end-angle="129.47">
          <text:p/>
        </draw:ellipse>
        <draw:ellipse draw:style-name="gr8" draw:text-style-name="P11" draw:layer="layout" svg:width="0.75cm" svg:height="1cm" svg:x="10.122cm" svg:y="13.25cm" draw:kind="arc" draw:start-angle="228.8" draw:end-angle="129.47">
          <text:p/>
        </draw:ellipse>
        <draw:ellipse draw:style-name="gr8" draw:text-style-name="P11" draw:layer="layout" svg:width="0.75cm" svg:height="1cm" svg:x="11.122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cm 16.25cm)" draw:kind="arc" draw:start-angle="228.8" draw:end-angle="129.47">
          <text:p/>
        </draw:ellipse>
        <draw:line draw:style-name="gr4" draw:text-style-name="P8" draw:layer="layout" svg:x1="12.253cm" svg:y1="14cm" svg:x2="12.253cm" svg:y2="15.5cm">
          <text:p/>
        </draw:line>
        <draw:line draw:style-name="gr4" draw:text-style-name="P8" draw:layer="layout" svg:x1="13.753cm" svg:y1="14cm" svg:x2="13.753cm" svg:y2="15.5cm">
          <text:p/>
        </draw:line>
        <draw:line draw:style-name="gr4" draw:text-style-name="P8" draw:layer="layout" svg:x1="13.253cm" svg:y1="14cm" svg:x2="13.253cm" svg:y2="15.5cm">
          <text:p/>
        </draw:line>
        <draw:line draw:style-name="gr4" draw:text-style-name="P8" draw:layer="layout" svg:x1="12.753cm" svg:y1="14cm" svg:x2="12.753cm" svg:y2="15.5cm">
          <text:p/>
        </draw:line>
        <draw:ellipse draw:style-name="gr8" draw:text-style-name="P11" draw:layer="layout" svg:width="0.75cm" svg:height="1cm" svg:x="13.125cm" svg:y="13.25cm" draw:kind="arc" draw:start-angle="228.8" draw:end-angle="129.47">
          <text:p/>
        </draw:ellipse>
        <draw:g>
          <draw:ellipse draw:style-name="gr8" draw:text-style-name="P11" draw:layer="layout" svg:width="0.75cm" svg:height="1cm" svg:x="12.128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6cm 16.25cm)" draw:kind="arc" draw:start-angle="228.8" draw:end-angle="129.47">
            <text:p/>
          </draw:ellipse>
        </draw:g>
        <draw:ellipse draw:style-name="gr8" draw:text-style-name="P11" draw:layer="layout" svg:width="0.75cm" svg:height="1cm" draw:transform="rotate (-3.14159265358979) translate (14.006cm 16.25cm)" draw:kind="arc" draw:start-angle="228.8" draw:end-angle="129.47">
          <text:p/>
        </draw:ellipse>
        <draw:line draw:style-name="gr2" draw:text-style-name="P1" draw:layer="layout" svg:x1="14.25cm" svg:y1="11.5cm" svg:x2="17cm" svg:y2="11.5cm">
          <text:p/>
        </draw:line>
        <draw:line draw:style-name="gr2" draw:text-style-name="P1" draw:layer="layout" svg:x1="3.625cm" svg:y1="11cm" svg:x2="14.25cm" svg:y2="11cm">
          <text:p/>
        </draw:line>
        <draw:frame draw:style-name="gr6" draw:text-style-name="P13" draw:layer="layout" svg:width="0.786cm" svg:height="0.725cm" svg:x="2.589cm" svg:y="10.9cm">
          <draw:text-box>
            <text:p><text:span text:style-name="T8">V</text:span></text:p>
          </draw:text-box>
        </draw:frame>
        <draw:line draw:style-name="gr18" draw:text-style-name="P1" draw:layer="layout" svg:x1="3.625cm" svg:y1="11.5cm" svg:x2="14.25cm" svg:y2="11.5cm">
          <text:p/>
        </draw:line>
        <draw:line draw:style-name="gr2" draw:text-style-name="P1" draw:layer="layout" svg:x1="14.25cm" svg:y1="11cm" svg:x2="14.25cm" svg:y2="11.5cm">
          <text:p/>
        </draw:line>
        <draw:g>
          <draw:line draw:style-name="gr9" draw:text-style-name="P1" draw:layer="layout" svg:x1="15.5cm" svg:y1="16.5cm" svg:x2="14.25cm" svg:y2="16.5cm">
            <text:p/>
          </draw:line>
          <draw:frame draw:style-name="gr10" draw:text-style-name="P2" draw:layer="layout" svg:width="1.217cm" svg:height="0.569cm" svg:x="14.283cm" svg:y="16.5cm">
            <draw:text-box>
              <text:p><text:span text:style-name="T1">Wave</text:span></text:p>
            </draw:text-box>
          </draw:frame>
        </draw:g>
        <draw:line draw:style-name="gr2" draw:text-style-name="P1" draw:layer="layout" svg:x1="17cm" svg:y1="13.75cm" svg:x2="17cm" svg:y2="15.75cm">
          <text:p/>
        </draw:line>
        <draw:g>
          <draw:line draw:style-name="gr7" draw:text-style-name="P1" draw:layer="layout" svg:x1="14.25cm" svg:y1="15.5cm" svg:x2="14.25cm" svg:y2="14cm">
            <text:p/>
          </draw:line>
          <draw:ellipse draw:style-name="gr15" draw:text-style-name="P4" draw:layer="layout" svg:width="0.75cm" svg:height="1cm" draw:transform="rotate (1.5707963267949) translate (13.75cm 15.25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3cm 16.25cm)" draw:kind="arc" draw:start-angle="228.8" draw:end-angle="129.47">
            <text:p/>
          </draw:ellipse>
        </draw:g>
        <draw:g>
          <draw:line draw:style-name="gr11" draw:text-style-name="P1" draw:layer="layout" svg:x1="12.375cm" svg:y1="13cm" svg:x2="13.625cm" svg:y2="13cm">
            <text:p/>
          </draw:line>
          <draw:frame draw:style-name="gr12" draw:text-style-name="P6" draw:layer="layout" svg:width="1.399cm" svg:height="0.569cm" svg:x="12.226cm" svg:y="12.431cm">
            <draw:text-box>
              <text:p><text:span text:style-name="T4">Energy</text:span></text:p>
            </draw:text-box>
          </draw:frame>
        </draw:g>
        <draw:line draw:style-name="gr7" draw:text-style-name="P1" draw:layer="layout" svg:x1="17cm" svg:y1="14cm" svg:x2="17cm" svg:y2="15.5cm">
          <text:p/>
        </draw:line>
        <draw:ellipse draw:style-name="gr15" draw:text-style-name="P4" draw:layer="layout" svg:width="0.75cm" svg:height="1cm" draw:transform="rotate (-1.5707963267949) translate (17.5cm 14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4.497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4.25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3.75cm)" draw:kind="arc" draw:start-angle="228.8" draw:end-angle="129.47">
          <text:p/>
        </draw:ellipse>
        <draw:g>
          <draw:ellipse draw:style-name="gr8" draw:text-style-name="P11" draw:layer="layout" svg:width="0.75cm" svg:height="1cm" svg:x="6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8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6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cm 16.25cm)" draw:kind="arc" draw:start-angle="228.8" draw:end-angle="129.47">
            <text:p/>
          </draw:ellipse>
        </draw:g>
        <draw:ellipse draw:style-name="gr8" draw:text-style-name="P11" draw:layer="layout" svg:width="0.75cm" svg:height="1cm" svg:x="4.122cm" svg:y="13.25cm" draw:kind="arc" draw:start-angle="228.8" draw:end-angle="129.47">
          <text:p/>
        </draw:ellipse>
        <draw:ellipse draw:style-name="gr8" draw:text-style-name="P11" draw:layer="layout" svg:width="0.75cm" svg:height="1cm" svg:x="3.875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5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8cm 16.25cm)" draw:kind="arc" draw:start-angle="228.8" draw:end-angle="129.47">
          <text:p/>
        </draw:ellipse>
        <draw:g>
          <draw:line draw:style-name="gr7" draw:text-style-name="P1" draw:layer="layout" svg:x1="17cm" svg:y1="5.5cm" svg:x2="17cm" svg:y2="7cm">
            <text:p/>
          </draw:line>
          <draw:ellipse draw:style-name="gr15" draw:text-style-name="P4" draw:layer="layout" svg:width="0.75cm" svg:height="1cm" draw:transform="rotate (-1.5707963267949) translate (17.5cm 5.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5cm 5.997cm)" draw:kind="arc" draw:start-angle="228.8" draw:end-angle="129.47">
            <text:p/>
          </draw:ellipse>
        </draw:g>
        <draw:ellipse draw:style-name="gr8" draw:text-style-name="P4" draw:layer="layout" svg:width="0.75cm" svg:height="1cm" draw:transform="rotate (-1.5707963267949) translate (17.5cm 5.75cm)" draw:kind="arc" draw:start-angle="228.8" draw:end-angle="129.47">
          <text:p/>
        </draw:ellipse>
      </draw:page>
      <draw:page draw:name="page7" draw:style-name="dp1" draw:master-page-name="Default">
        <draw:line draw:style-name="gr1" draw:text-style-name="P1" draw:layer="layout" svg:x1="3.875cm" svg:y1="4.725cm" svg:x2="6.25cm" svg:y2="4.725cm">
          <text:p/>
        </draw:line>
        <draw:line draw:style-name="gr1" draw:text-style-name="P1" draw:layer="layout" svg:x1="3.875cm" svg:y1="6.725cm" svg:x2="6.25cm" svg:y2="6.725cm">
          <text:p/>
        </draw:line>
        <draw:line draw:style-name="gr2" draw:text-style-name="P1" draw:layer="layout" svg:x1="6.25cm" svg:y1="2.975cm" svg:x2="6.25cm" svg:y2="8.475cm">
          <text:p/>
        </draw:line>
        <draw:line draw:style-name="gr2" draw:text-style-name="P1" draw:layer="layout" svg:x1="6.25cm" svg:y1="4.725cm" svg:x2="17.25cm" svg:y2="4.725cm">
          <text:p/>
        </draw:line>
        <draw:line draw:style-name="gr2" draw:text-style-name="P1" draw:layer="layout" svg:x1="6.25cm" svg:y1="6.725cm" svg:x2="17.25cm" svg:y2="6.725cm">
          <text:p/>
        </draw:line>
        <draw:g>
          <draw:line draw:style-name="gr3" draw:text-style-name="P1" draw:layer="layout" svg:x1="6.125cm" svg:y1="4.6cm" svg:x2="6.375cm" svg:y2="4.85cm">
            <text:p/>
          </draw:line>
          <draw:line draw:style-name="gr3" draw:text-style-name="P1" draw:layer="layout" svg:x1="6.375cm" svg:y1="4.6cm" svg:x2="6.125cm" svg:y2="4.85cm">
            <text:p/>
          </draw:line>
        </draw:g>
        <draw:line draw:style-name="gr4" draw:text-style-name="P1" draw:layer="layout" svg:x1="6cm" svg:y1="4.975cm" svg:x2="6cm" svg:y2="6.475cm">
          <text:p/>
        </draw:line>
        <draw:line draw:style-name="gr4" draw:text-style-name="P1" draw:layer="layout" svg:x1="5.5cm" svg:y1="4.975cm" svg:x2="5.5cm" svg:y2="6.475cm">
          <text:p/>
        </draw:line>
        <draw:line draw:style-name="gr4" draw:text-style-name="P1" draw:layer="layout" svg:x1="5cm" svg:y1="4.975cm" svg:x2="5cm" svg:y2="6.475cm">
          <text:p/>
        </draw:line>
        <draw:line draw:style-name="gr4" draw:text-style-name="P1" draw:layer="layout" svg:x1="4.5cm" svg:y1="4.975cm" svg:x2="4.5cm" svg:y2="6.475cm">
          <text:p/>
        </draw:line>
        <draw:line draw:style-name="gr4" draw:text-style-name="P1" draw:layer="layout" svg:x1="4cm" svg:y1="4.975cm" svg:x2="4cm" svg:y2="6.475cm">
          <text:p/>
        </draw:line>
        <draw:frame draw:style-name="gr5" draw:text-style-name="P2" draw:layer="layout" svg:width="2.75cm" svg:height="1.205cm" svg:x="3.5cm" svg:y="3.4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875cm" svg:y1="13.225cm" svg:x2="4.375cm" svg:y2="13.225cm">
          <text:p/>
        </draw:line>
        <draw:line draw:style-name="gr2" draw:text-style-name="P1" draw:layer="layout" svg:x1="3.875cm" svg:y1="15.225cm" svg:x2="4.375cm" svg:y2="15.225cm">
          <text:p/>
        </draw:line>
        <draw:line draw:style-name="gr2" draw:text-style-name="P1" draw:layer="layout" svg:x1="6.25cm" svg:y1="11.475cm" svg:x2="6.25cm" svg:y2="16.975cm">
          <text:p/>
        </draw:line>
        <draw:line draw:style-name="gr2" draw:text-style-name="P1" draw:layer="layout" svg:x1="6.25cm" svg:y1="13.225cm" svg:x2="17.25cm" svg:y2="13.225cm">
          <text:p/>
        </draw:line>
        <draw:line draw:style-name="gr2" draw:text-style-name="P1" draw:layer="layout" svg:x1="6.25cm" svg:y1="15.225cm" svg:x2="17.25cm" svg:y2="15.225cm">
          <text:p/>
        </draw:line>
        <draw:line draw:style-name="gr4" draw:text-style-name="P1" draw:layer="layout" svg:x1="6cm" svg:y1="13.475cm" svg:x2="6cm" svg:y2="14.975cm">
          <text:p/>
        </draw:line>
        <draw:line draw:style-name="gr4" draw:text-style-name="P1" draw:layer="layout" svg:x1="5.5cm" svg:y1="13.475cm" svg:x2="5.5cm" svg:y2="14.975cm">
          <text:p/>
        </draw:line>
        <draw:line draw:style-name="gr4" draw:text-style-name="P1" draw:layer="layout" svg:x1="5cm" svg:y1="13.475cm" svg:x2="5cm" svg:y2="14.975cm">
          <text:p/>
        </draw:line>
        <draw:line draw:style-name="gr4" draw:text-style-name="P1" draw:layer="layout" svg:x1="4.5cm" svg:y1="13.475cm" svg:x2="4.5cm" svg:y2="14.975cm">
          <text:p/>
        </draw:line>
        <draw:line draw:style-name="gr4" draw:text-style-name="P1" draw:layer="layout" svg:x1="4cm" svg:y1="13.475cm" svg:x2="4cm" svg:y2="14.975cm">
          <text:p/>
        </draw:line>
        <draw:frame draw:style-name="gr6" draw:text-style-name="P3" draw:layer="layout" svg:width="0.786cm" svg:height="0.725cm" svg:x="3.125cm" svg:y="5.2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3.125cm" svg:y="13.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11.9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6.5cm" svg:y1="13.475cm" svg:x2="6.5cm" svg:y2="14.975cm">
          <text:p/>
        </draw:line>
        <draw:line draw:style-name="gr4" draw:text-style-name="P1" draw:layer="layout" svg:x1="8.5cm" svg:y1="13.475cm" svg:x2="8.5cm" svg:y2="14.975cm">
          <text:p/>
        </draw:line>
        <draw:line draw:style-name="gr4" draw:text-style-name="P1" draw:layer="layout" svg:x1="8cm" svg:y1="13.475cm" svg:x2="8cm" svg:y2="14.975cm">
          <text:p/>
        </draw:line>
        <draw:line draw:style-name="gr4" draw:text-style-name="P1" draw:layer="layout" svg:x1="7.5cm" svg:y1="13.475cm" svg:x2="7.5cm" svg:y2="14.975cm">
          <text:p/>
        </draw:line>
        <draw:line draw:style-name="gr4" draw:text-style-name="P1" draw:layer="layout" svg:x1="7cm" svg:y1="13.475cm" svg:x2="7cm" svg:y2="14.975cm">
          <text:p/>
        </draw:line>
        <draw:line draw:style-name="gr4" draw:text-style-name="P1" draw:layer="layout" svg:x1="9cm" svg:y1="13.475cm" svg:x2="9cm" svg:y2="14.975cm">
          <text:p/>
        </draw:line>
        <draw:line draw:style-name="gr7" draw:text-style-name="P1" draw:layer="layout" svg:x1="4.5cm" svg:y1="13.225cm" svg:x2="5.75cm" svg:y2="13.225cm">
          <text:p/>
        </draw:line>
        <draw:line draw:style-name="gr2" draw:text-style-name="P1" draw:layer="layout" svg:x1="5.875cm" svg:y1="13.225cm" svg:x2="6.25cm" svg:y2="13.225cm">
          <text:p/>
        </draw:line>
        <draw:line draw:style-name="gr2" draw:text-style-name="P1" draw:layer="layout" svg:x1="5.875cm" svg:y1="15.225cm" svg:x2="6.25cm" svg:y2="15.225cm">
          <text:p/>
        </draw:line>
        <draw:line draw:style-name="gr7" draw:text-style-name="P1" draw:layer="layout" svg:x1="5.75cm" svg:y1="15.225cm" svg:x2="4.5cm" svg:y2="15.225cm">
          <text:p/>
        </draw:line>
        <draw:ellipse draw:style-name="gr8" draw:text-style-name="P4" draw:layer="layout" svg:width="0.75cm" svg:height="1cm" svg:x="6.375cm" svg:y="12.725cm" draw:kind="arc" draw:start-angle="228.8" draw:end-angle="129.47">
          <text:p/>
        </draw:ellipse>
        <draw:ellipse draw:style-name="gr8" draw:text-style-name="P4" draw:layer="layout" svg:width="0.75cm" svg:height="1cm" svg:x="4.63cm" svg:y="12.763cm" draw:kind="arc" draw:start-angle="228.8" draw:end-angle="129.47">
          <text:p/>
        </draw:ellipse>
        <draw:ellipse draw:style-name="gr8" draw:text-style-name="P4" draw:layer="layout" svg:width="0.75cm" svg:height="1cm" svg:x="7.372cm" svg:y="12.725cm" draw:kind="arc" draw:start-angle="228.8" draw:end-angle="129.47">
          <text:p/>
        </draw:ellipse>
        <draw:ellipse draw:style-name="gr8" draw:text-style-name="P4" draw:layer="layout" svg:width="0.75cm" svg:height="1cm" svg:x="8.372cm" svg:y="12.7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8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5cm 15.725cm)" draw:kind="arc" draw:start-angle="228.8" draw:end-angle="129.47">
          <text:p/>
        </draw:ellipse>
        <draw:g>
          <draw:line draw:style-name="gr7" draw:text-style-name="P1" draw:layer="layout" svg:x1="9.5cm" svg:y1="13.475cm" svg:x2="9.5cm" svg:y2="14.975cm">
            <text:p/>
          </draw:line>
          <draw:ellipse draw:style-name="gr8" draw:text-style-name="P4" draw:layer="layout" svg:width="0.75cm" svg:height="1cm" draw:transform="rotate (-1.5707963267949) translate (10cm 13.722cm)" draw:kind="arc" draw:start-angle="228.8" draw:end-angle="129.47">
            <text:p/>
          </draw:ellipse>
        </draw:g>
        <draw:frame draw:style-name="gr6" draw:text-style-name="P5" draw:layer="layout" svg:width="0.786cm" svg:height="0.725cm" svg:x="6.375cm" svg:y="12cm">
          <draw:text-box>
            <text:p><text:span text:style-name="T3">B</text:span></text:p>
          </draw:text-box>
        </draw:frame>
        <draw:g>
          <draw:line draw:style-name="gr9" draw:text-style-name="P1" draw:layer="layout" svg:x1="9.5cm" svg:y1="16cm" svg:x2="10.75cm" svg:y2="16cm">
            <text:p/>
          </draw:line>
          <draw:frame draw:style-name="gr10" draw:text-style-name="P2" draw:layer="layout" svg:width="1.217cm" svg:height="0.569cm" svg:x="9.363cm" svg:y="16cm">
            <draw:text-box>
              <text:p><text:span text:style-name="T1">Wave</text:span></text:p>
            </draw:text-box>
          </draw:frame>
        </draw:g>
        <draw:g>
          <draw:line draw:style-name="gr11" draw:text-style-name="P1" draw:layer="layout" svg:x1="7.649cm" svg:y1="12.5cm" svg:x2="8.899cm" svg:y2="12.5cm">
            <text:p/>
          </draw:line>
          <draw:frame draw:style-name="gr12" draw:text-style-name="P6" draw:layer="layout" svg:width="1.399cm" svg:height="0.569cm" svg:x="7.5cm" svg:y="11.931cm">
            <draw:text-box>
              <text:p><text:span text:style-name="T4">Energy</text:span></text:p>
            </draw:text-box>
          </draw:frame>
        </draw:g>
        <draw:frame draw:style-name="gr13" draw:text-style-name="P5" draw:layer="layout" svg:width="0.595cm" svg:height="0.725cm" svg:x="4.155cm" svg:y="12.62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1.375cm" svg:y="11.638cm">
          <draw:text-box>
            <text:p>i = V / Z0</text:p>
          </draw:text-box>
        </draw:frame>
        <draw:line draw:style-name="gr2" draw:text-style-name="P1" draw:layer="layout" svg:x1="6.25cm" svg:y1="2.475cm" svg:x2="17.25cm" svg:y2="2.475cm">
          <text:p/>
        </draw:line>
        <draw:line draw:style-name="gr2" draw:text-style-name="P1" draw:layer="layout" svg:x1="3.875cm" svg:y1="1.975cm" svg:x2="6.25cm" svg:y2="1.975cm">
          <text:p/>
        </draw:line>
        <draw:frame draw:style-name="gr6" draw:text-style-name="P13" draw:layer="layout" svg:width="0.786cm" svg:height="0.725cm" svg:x="2.839cm" svg:y="1.875cm">
          <draw:text-box>
            <text:p><text:span text:style-name="T8">V</text:span></text:p>
          </draw:text-box>
        </draw:frame>
        <draw:line draw:style-name="gr18" draw:text-style-name="P1" draw:layer="layout" svg:x1="3.875cm" svg:y1="2.475cm" svg:x2="6.25cm" svg:y2="2.475cm">
          <text:p/>
        </draw:line>
        <draw:line draw:style-name="gr2" draw:text-style-name="P1" draw:layer="layout" svg:x1="6.25cm" svg:y1="1.975cm" svg:x2="6.25cm" svg:y2="2.475cm">
          <text:p/>
        </draw:line>
        <draw:line draw:style-name="gr2" draw:text-style-name="P1" draw:layer="layout" svg:x1="9.5cm" svg:y1="10.975cm" svg:x2="17.25cm" svg:y2="10.975cm">
          <text:p/>
        </draw:line>
        <draw:line draw:style-name="gr2" draw:text-style-name="P1" draw:layer="layout" svg:x1="3.875cm" svg:y1="10.475cm" svg:x2="9.5cm" svg:y2="10.475cm">
          <text:p/>
        </draw:line>
        <draw:frame draw:style-name="gr6" draw:text-style-name="P13" draw:layer="layout" svg:width="0.786cm" svg:height="0.725cm" svg:x="2.839cm" svg:y="10.375cm">
          <draw:text-box>
            <text:p><text:span text:style-name="T8">V</text:span></text:p>
          </draw:text-box>
        </draw:frame>
        <draw:line draw:style-name="gr18" draw:text-style-name="P1" draw:layer="layout" svg:x1="3.875cm" svg:y1="10.975cm" svg:x2="9.5cm" svg:y2="10.975cm">
          <text:p/>
        </draw:line>
        <draw:line draw:style-name="gr2" draw:text-style-name="P1" draw:layer="layout" svg:x1="9.5cm" svg:y1="10.475cm" svg:x2="9.5cm" svg:y2="10.975cm">
          <text:p/>
        </draw:line>
        <draw:line draw:style-name="gr2" draw:text-style-name="P1" draw:layer="layout" svg:x1="3.875cm" svg:y1="21.25cm" svg:x2="6.25cm" svg:y2="21.25cm">
          <text:p/>
        </draw:line>
        <draw:line draw:style-name="gr2" draw:text-style-name="P1" draw:layer="layout" svg:x1="6.25cm" svg:y1="19.5cm" svg:x2="6.25cm" svg:y2="25cm">
          <text:p/>
        </draw:line>
        <draw:line draw:style-name="gr2" draw:text-style-name="P1" draw:layer="layout" svg:x1="6.25cm" svg:y1="21.25cm" svg:x2="17.25cm" svg:y2="21.25cm">
          <text:p/>
        </draw:line>
        <draw:line draw:style-name="gr2" draw:text-style-name="P1" draw:layer="layout" svg:x1="6.25cm" svg:y1="23.25cm" svg:x2="17.25cm" svg:y2="23.25cm">
          <text:p/>
        </draw:line>
        <draw:line draw:style-name="gr4" draw:text-style-name="P1" draw:layer="layout" svg:x1="6cm" svg:y1="21.5cm" svg:x2="6cm" svg:y2="23cm">
          <text:p/>
        </draw:line>
        <draw:line draw:style-name="gr4" draw:text-style-name="P1" draw:layer="layout" svg:x1="5.5cm" svg:y1="21.5cm" svg:x2="5.5cm" svg:y2="23cm">
          <text:p/>
        </draw:line>
        <draw:line draw:style-name="gr4" draw:text-style-name="P1" draw:layer="layout" svg:x1="5cm" svg:y1="21.5cm" svg:x2="5cm" svg:y2="23cm">
          <text:p/>
        </draw:line>
        <draw:line draw:style-name="gr4" draw:text-style-name="P1" draw:layer="layout" svg:x1="4.5cm" svg:y1="21.5cm" svg:x2="4.5cm" svg:y2="23cm">
          <text:p/>
        </draw:line>
        <draw:line draw:style-name="gr4" draw:text-style-name="P1" draw:layer="layout" svg:x1="4cm" svg:y1="21.5cm" svg:x2="4cm" svg:y2="23cm">
          <text:p/>
        </draw:line>
        <draw:frame draw:style-name="gr6" draw:text-style-name="P3" draw:layer="layout" svg:width="0.786cm" svg:height="0.725cm" svg:x="3.125cm" svg:y="21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cm" svg:y1="21.5cm" svg:x2="9.5cm" svg:y2="23cm">
          <text:p/>
        </draw:line>
        <draw:line draw:style-name="gr4" draw:text-style-name="P1" draw:layer="layout" svg:x1="11.5cm" svg:y1="21.5cm" svg:x2="11.5cm" svg:y2="23cm">
          <text:p/>
        </draw:line>
        <draw:line draw:style-name="gr4" draw:text-style-name="P1" draw:layer="layout" svg:x1="11cm" svg:y1="21.5cm" svg:x2="11cm" svg:y2="23cm">
          <text:p/>
        </draw:line>
        <draw:line draw:style-name="gr4" draw:text-style-name="P1" draw:layer="layout" svg:x1="10.5cm" svg:y1="21.5cm" svg:x2="10.5cm" svg:y2="23cm">
          <text:p/>
        </draw:line>
        <draw:line draw:style-name="gr4" draw:text-style-name="P1" draw:layer="layout" svg:x1="10cm" svg:y1="21.5cm" svg:x2="10cm" svg:y2="23cm">
          <text:p/>
        </draw:line>
        <draw:line draw:style-name="gr4" draw:text-style-name="P1" draw:layer="layout" svg:x1="12cm" svg:y1="21.5cm" svg:x2="12cm" svg:y2="23cm">
          <text:p/>
        </draw:line>
        <draw:line draw:style-name="gr2" draw:text-style-name="P1" draw:layer="layout" svg:x1="3.875cm" svg:y1="23.25cm" svg:x2="6.25cm" svg:y2="23.25cm">
          <text:p/>
        </draw:line>
        <draw:ellipse draw:style-name="gr8" draw:text-style-name="P4" draw:layer="layout" svg:width="0.75cm" svg:height="1cm" svg:x="9.372cm" svg:y="20.75cm" draw:kind="arc" draw:start-angle="228.8" draw:end-angle="129.47">
          <text:p/>
        </draw:ellipse>
        <draw:ellipse draw:style-name="gr8" draw:text-style-name="P4" draw:layer="layout" svg:width="0.75cm" svg:height="1cm" svg:x="10.369cm" svg:y="20.75cm" draw:kind="arc" draw:start-angle="228.8" draw:end-angle="129.47">
          <text:p/>
        </draw:ellipse>
        <draw:ellipse draw:style-name="gr8" draw:text-style-name="P4" draw:layer="layout" svg:width="0.75cm" svg:height="1cm" svg:x="11.369cm" svg:y="20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47cm 23.75cm)" draw:kind="arc" draw:start-angle="228.8" draw:end-angle="129.47">
          <text:p/>
        </draw:ellipse>
        <draw:g>
          <draw:line draw:style-name="gr7" draw:text-style-name="P1" draw:layer="layout" svg:x1="12.5cm" svg:y1="21.5cm" svg:x2="12.5cm" svg:y2="23cm">
            <text:p/>
          </draw:line>
          <draw:ellipse draw:style-name="gr8" draw:text-style-name="P4" draw:layer="layout" svg:width="0.75cm" svg:height="1cm" draw:transform="rotate (-1.5707963267949) translate (13cm 21.747cm)" draw:kind="arc" draw:start-angle="228.8" draw:end-angle="129.47">
            <text:p/>
          </draw:ellipse>
        </draw:g>
        <draw:g>
          <draw:line draw:style-name="gr9" draw:text-style-name="P1" draw:layer="layout" svg:x1="12.512cm" svg:y1="24cm" svg:x2="13.762cm" svg:y2="24cm">
            <text:p/>
          </draw:line>
          <draw:frame draw:style-name="gr19" draw:text-style-name="P2" draw:layer="layout" svg:width="1.455cm" svg:height="0.569cm" svg:x="12.375cm" svg:y="24cm">
            <draw:text-box>
              <text:p><text:span text:style-name="T1">Wave 0</text:span></text:p>
            </draw:text-box>
          </draw:frame>
        </draw:g>
        <draw:g>
          <draw:line draw:style-name="gr11" draw:text-style-name="P1" draw:layer="layout" svg:x1="10.625cm" svg:y1="20.5cm" svg:x2="11.875cm" svg:y2="20.5cm">
            <text:p/>
          </draw:line>
          <draw:frame draw:style-name="gr12" draw:text-style-name="P6" draw:layer="layout" svg:width="1.399cm" svg:height="0.569cm" svg:x="10.476cm" svg:y="19.93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12.5cm" svg:y1="19cm" svg:x2="17.25cm" svg:y2="19cm">
          <text:p/>
        </draw:line>
        <draw:line draw:style-name="gr2" draw:text-style-name="P1" draw:layer="layout" svg:x1="3.875cm" svg:y1="18.5cm" svg:x2="6.25cm" svg:y2="18.5cm">
          <text:p/>
        </draw:line>
        <draw:frame draw:style-name="gr6" draw:text-style-name="P13" draw:layer="layout" svg:width="0.786cm" svg:height="0.725cm" svg:x="2.839cm" svg:y="18.4cm">
          <draw:text-box>
            <text:p><text:span text:style-name="T8">V</text:span></text:p>
          </draw:text-box>
        </draw:frame>
        <draw:line draw:style-name="gr18" draw:text-style-name="P1" draw:layer="layout" svg:x1="3.875cm" svg:y1="19cm" svg:x2="6.25cm" svg:y2="19cm">
          <text:p/>
        </draw:line>
        <draw:line draw:style-name="gr2" draw:text-style-name="P1" draw:layer="layout" svg:x1="9cm" svg:y1="18.5cm" svg:x2="9cm" svg:y2="19cm">
          <text:p/>
        </draw:line>
        <draw:g>
          <draw:line draw:style-name="gr7" draw:text-style-name="P1" draw:layer="layout" svg:x1="9cm" svg:y1="23cm" svg:x2="9cm" svg:y2="21.5cm">
            <text:p/>
          </draw:line>
          <draw:ellipse draw:style-name="gr8" draw:text-style-name="P4" draw:layer="layout" svg:width="0.75cm" svg:height="1cm" draw:transform="rotate (1.5707963267949) translate (8.5cm 22.753cm)" draw:kind="arc" draw:start-angle="228.8" draw:end-angle="129.47">
            <text:p/>
          </draw:ellipse>
        </draw:g>
        <draw:g>
          <draw:line draw:style-name="gr3" draw:text-style-name="P1" draw:layer="layout" svg:x1="6.125cm" svg:y1="21.125cm" svg:x2="6.375cm" svg:y2="21.375cm">
            <text:p/>
          </draw:line>
          <draw:line draw:style-name="gr3" draw:text-style-name="P1" draw:layer="layout" svg:x1="6.375cm" svg:y1="21.125cm" svg:x2="6.125cm" svg:y2="21.375cm">
            <text:p/>
          </draw:line>
        </draw:g>
        <draw:line draw:style-name="gr2" draw:text-style-name="P1" draw:layer="layout" svg:x1="6.25cm" svg:y1="18.5cm" svg:x2="6.25cm" svg:y2="19cm">
          <text:p/>
        </draw:line>
        <draw:line draw:style-name="gr2" draw:text-style-name="P1" draw:layer="layout" svg:x1="12.5cm" svg:y1="18.5cm" svg:x2="12.5cm" svg:y2="19cm">
          <text:p/>
        </draw:line>
        <draw:line draw:style-name="gr2" draw:text-style-name="P1" draw:layer="layout" svg:x1="9cm" svg:y1="18.5cm" svg:x2="12.5cm" svg:y2="18.5cm">
          <text:p/>
        </draw:line>
        <draw:line draw:style-name="gr18" draw:text-style-name="P1" draw:layer="layout" svg:x1="9cm" svg:y1="19cm" svg:x2="12.5cm" svg:y2="19cm">
          <text:p/>
        </draw:line>
        <draw:line draw:style-name="gr2" draw:text-style-name="P1" draw:layer="layout" svg:x1="6.25cm" svg:y1="19cm" svg:x2="9cm" svg:y2="19cm">
          <text:p/>
        </draw:line>
        <draw:g>
          <draw:line draw:style-name="gr9" draw:text-style-name="P1" draw:layer="layout" svg:x1="9.012cm" svg:y1="24cm" svg:x2="10.262cm" svg:y2="24cm">
            <text:p/>
          </draw:line>
          <draw:frame draw:style-name="gr19" draw:text-style-name="P2" draw:layer="layout" svg:width="1.455cm" svg:height="0.569cm" svg:x="8.875cm" svg:y="24cm">
            <draw:text-box>
              <text:p><text:span text:style-name="T1">Wave 1</text:span></text:p>
            </draw:text-box>
          </draw:frame>
        </draw:g>
      </draw:page>
      <draw:page draw:name="page8" draw:style-name="dp1" draw:master-page-name="Default">
        <draw:line draw:style-name="gr2" draw:text-style-name="P1" draw:layer="layout" svg:x1="3.875cm" svg:y1="5cm" svg:x2="6.25cm" svg:y2="5cm">
          <text:p/>
        </draw:line>
        <draw:line draw:style-name="gr2" draw:text-style-name="P1" draw:layer="layout" svg:x1="3.875cm" svg:y1="7cm" svg:x2="6.25cm" svg:y2="7cm">
          <text:p/>
        </draw:line>
        <draw:line draw:style-name="gr2" draw:text-style-name="P1" draw:layer="layout" svg:x1="6.25cm" svg:y1="3.25cm" svg:x2="6.25cm" svg:y2="8.75cm">
          <text:p/>
        </draw:line>
        <draw:line draw:style-name="gr2" draw:text-style-name="P1" draw:layer="layout" svg:x1="6.25cm" svg:y1="5cm" svg:x2="17.25cm" svg:y2="5cm">
          <text:p/>
        </draw:line>
        <draw:line draw:style-name="gr2" draw:text-style-name="P1" draw:layer="layout" svg:x1="6.25cm" svg:y1="7cm" svg:x2="17.25cm" svg:y2="7cm">
          <text:p/>
        </draw:line>
        <draw:line draw:style-name="gr4" draw:text-style-name="P1" draw:layer="layout" svg:x1="6cm" svg:y1="5.25cm" svg:x2="6cm" svg:y2="6.75cm">
          <text:p/>
        </draw:line>
        <draw:line draw:style-name="gr4" draw:text-style-name="P1" draw:layer="layout" svg:x1="5.5cm" svg:y1="5.25cm" svg:x2="5.5cm" svg:y2="6.75cm">
          <text:p/>
        </draw:line>
        <draw:line draw:style-name="gr4" draw:text-style-name="P1" draw:layer="layout" svg:x1="5cm" svg:y1="5.25cm" svg:x2="5cm" svg:y2="6.75cm">
          <text:p/>
        </draw:line>
        <draw:line draw:style-name="gr4" draw:text-style-name="P1" draw:layer="layout" svg:x1="4.5cm" svg:y1="5.25cm" svg:x2="4.5cm" svg:y2="6.75cm">
          <text:p/>
        </draw:line>
        <draw:line draw:style-name="gr4" draw:text-style-name="P1" draw:layer="layout" svg:x1="4cm" svg:y1="5.25cm" svg:x2="4cm" svg:y2="6.75cm">
          <text:p/>
        </draw:line>
        <draw:frame draw:style-name="gr6" draw:text-style-name="P3" draw:layer="layout" svg:width="0.786cm" svg:height="0.725cm" svg:x="3.125cm" svg:y="5.5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3.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5.25cm" svg:y1="5.25cm" svg:x2="15.25cm" svg:y2="6.75cm">
          <text:p/>
        </draw:line>
        <draw:line draw:style-name="gr4" draw:text-style-name="P1" draw:layer="layout" svg:x1="15.75cm" svg:y1="5.25cm" svg:x2="15.75cm" svg:y2="6.75cm">
          <text:p/>
        </draw:line>
        <draw:ellipse draw:style-name="gr8" draw:text-style-name="P4" draw:layer="layout" svg:width="0.75cm" svg:height="1cm" svg:x="15.125cm" svg:y="4.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6.003cm 7.5cm)" draw:kind="arc" draw:start-angle="228.8" draw:end-angle="129.47">
          <text:p/>
        </draw:ellipse>
        <draw:g>
          <draw:line draw:style-name="gr9" draw:text-style-name="P1" draw:layer="layout" svg:x1="14.762cm" svg:y1="7.75cm" svg:x2="16.012cm" svg:y2="7.75cm">
            <text:p/>
          </draw:line>
          <draw:frame draw:style-name="gr19" draw:text-style-name="P2" draw:layer="layout" svg:width="1.455cm" svg:height="0.569cm" svg:x="14.625cm" svg:y="7.806cm">
            <draw:text-box>
              <text:p><text:span text:style-name="T1">Wave 1</text:span></text:p>
            </draw:text-box>
          </draw:frame>
        </draw:g>
        <draw:g>
          <draw:line draw:style-name="gr11" draw:text-style-name="P1" draw:layer="layout" svg:x1="14.899cm" svg:y1="4.25cm" svg:x2="16.149cm" svg:y2="4.25cm">
            <text:p/>
          </draw:line>
          <draw:frame draw:style-name="gr12" draw:text-style-name="P6" draw:layer="layout" svg:width="1.399cm" svg:height="0.569cm" svg:x="14.75cm" svg:y="3.68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3.875cm" svg:y1="2.25cm" svg:x2="6.25cm" svg:y2="2.25cm">
          <text:p/>
        </draw:line>
        <draw:line draw:style-name="gr18" draw:text-style-name="P1" draw:layer="layout" svg:x1="3.875cm" svg:y1="2.75cm" svg:x2="6.25cm" svg:y2="2.75cm">
          <text:p/>
        </draw:line>
        <draw:line draw:style-name="gr2" draw:text-style-name="P1" draw:layer="layout" svg:x1="16.25cm" svg:y1="1.75cm" svg:x2="16.25cm" svg:y2="2.25cm">
          <text:p/>
        </draw:line>
        <draw:g>
          <draw:line draw:style-name="gr7" draw:text-style-name="P1" draw:layer="layout" svg:x1="14.75cm" svg:y1="6.75cm" svg:x2="14.75cm" svg:y2="5.25cm">
            <text:p/>
          </draw:line>
          <draw:ellipse draw:style-name="gr8" draw:text-style-name="P4" draw:layer="layout" svg:width="0.75cm" svg:height="1cm" draw:transform="rotate (1.5707963267949) translate (14.25cm 6.503cm)" draw:kind="arc" draw:start-angle="228.8" draw:end-angle="129.47">
            <text:p/>
          </draw:ellipse>
        </draw:g>
        <draw:g>
          <draw:line draw:style-name="gr3" draw:text-style-name="P1" draw:layer="layout" svg:x1="6.125cm" svg:y1="4.875cm" svg:x2="6.375cm" svg:y2="5.125cm">
            <text:p/>
          </draw:line>
          <draw:line draw:style-name="gr3" draw:text-style-name="P1" draw:layer="layout" svg:x1="6.375cm" svg:y1="4.875cm" svg:x2="6.125cm" svg:y2="5.125cm">
            <text:p/>
          </draw:line>
        </draw:g>
        <draw:line draw:style-name="gr2" draw:text-style-name="P1" draw:layer="layout" svg:x1="6.25cm" svg:y1="2.25cm" svg:x2="6.25cm" svg:y2="2.75cm">
          <text:p/>
        </draw:line>
        <draw:line draw:style-name="gr2" draw:text-style-name="P1" draw:layer="layout" svg:x1="17.25cm" svg:y1="1.75cm" svg:x2="17.25cm" svg:y2="2.75cm">
          <text:p/>
        </draw:line>
        <draw:line draw:style-name="gr2" draw:text-style-name="P1" draw:layer="layout" svg:x1="6.25cm" svg:y1="2.75cm" svg:x2="14.75cm" svg:y2="2.75cm">
          <text:p/>
        </draw:line>
        <draw:line draw:style-name="gr4" draw:text-style-name="P8" draw:layer="layout" svg:x1="17.25cm" svg:y1="5.25cm" svg:x2="17.25cm" svg:y2="6.75cm">
          <text:p/>
        </draw:line>
        <draw:line draw:style-name="gr2" draw:text-style-name="P1" draw:layer="layout" svg:x1="16.25cm" svg:y1="1.75cm" svg:x2="17.25cm" svg:y2="1.75cm">
          <text:p/>
        </draw:line>
        <draw:line draw:style-name="gr4" draw:text-style-name="P8" draw:layer="layout" svg:x1="17cm" svg:y1="5.25cm" svg:x2="17cm" svg:y2="6.75cm">
          <text:p/>
        </draw:line>
        <draw:line draw:style-name="gr4" draw:text-style-name="P8" draw:layer="layout" svg:x1="16.75cm" svg:y1="5.25cm" svg:x2="16.75cm" svg:y2="6.75cm">
          <text:p/>
        </draw:line>
        <draw:line draw:style-name="gr2" draw:text-style-name="P1" draw:layer="layout" svg:x1="3.875cm" svg:y1="13cm" svg:x2="6.25cm" svg:y2="13cm">
          <text:p/>
        </draw:line>
        <draw:line draw:style-name="gr2" draw:text-style-name="P1" draw:layer="layout" svg:x1="3.875cm" svg:y1="15cm" svg:x2="6.25cm" svg:y2="15cm">
          <text:p/>
        </draw:line>
        <draw:line draw:style-name="gr2" draw:text-style-name="P1" draw:layer="layout" svg:x1="6.25cm" svg:y1="11.25cm" svg:x2="6.25cm" svg:y2="16.75cm">
          <text:p/>
        </draw:line>
        <draw:line draw:style-name="gr2" draw:text-style-name="P1" draw:layer="layout" svg:x1="6.25cm" svg:y1="13cm" svg:x2="17.25cm" svg:y2="13cm">
          <text:p/>
        </draw:line>
        <draw:line draw:style-name="gr2" draw:text-style-name="P1" draw:layer="layout" svg:x1="6.25cm" svg:y1="15cm" svg:x2="17.25cm" svg:y2="15cm">
          <text:p/>
        </draw:line>
        <draw:line draw:style-name="gr4" draw:text-style-name="P1" draw:layer="layout" svg:x1="6cm" svg:y1="13.25cm" svg:x2="6cm" svg:y2="14.75cm">
          <text:p/>
        </draw:line>
        <draw:line draw:style-name="gr4" draw:text-style-name="P1" draw:layer="layout" svg:x1="5.5cm" svg:y1="13.25cm" svg:x2="5.5cm" svg:y2="14.75cm">
          <text:p/>
        </draw:line>
        <draw:line draw:style-name="gr4" draw:text-style-name="P1" draw:layer="layout" svg:x1="5cm" svg:y1="13.25cm" svg:x2="5cm" svg:y2="14.75cm">
          <text:p/>
        </draw:line>
        <draw:line draw:style-name="gr4" draw:text-style-name="P1" draw:layer="layout" svg:x1="4.5cm" svg:y1="13.25cm" svg:x2="4.5cm" svg:y2="14.75cm">
          <text:p/>
        </draw:line>
        <draw:line draw:style-name="gr4" draw:text-style-name="P1" draw:layer="layout" svg:x1="4cm" svg:y1="13.25cm" svg:x2="4cm" svg:y2="14.75cm">
          <text:p/>
        </draw:line>
        <draw:frame draw:style-name="gr5" draw:text-style-name="P2" draw:layer="layout" svg:width="2.75cm" svg:height="1.205cm" svg:x="3.5cm" svg:y="11.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875cm" svg:y1="10.25cm" svg:x2="6.25cm" svg:y2="10.25cm">
          <text:p/>
        </draw:line>
        <draw:line draw:style-name="gr18" draw:text-style-name="P1" draw:layer="layout" svg:x1="3.875cm" svg:y1="10.75cm" svg:x2="6.25cm" svg:y2="10.75cm">
          <text:p/>
        </draw:line>
        <draw:line draw:style-name="gr2" draw:text-style-name="P1" draw:layer="layout" svg:x1="15.5cm" svg:y1="9.75cm" svg:x2="15.5cm" svg:y2="10.75cm">
          <text:p/>
        </draw:line>
        <draw:g>
          <draw:line draw:style-name="gr3" draw:text-style-name="P1" draw:layer="layout" svg:x1="6.125cm" svg:y1="12.875cm" svg:x2="6.375cm" svg:y2="13.125cm">
            <text:p/>
          </draw:line>
          <draw:line draw:style-name="gr3" draw:text-style-name="P1" draw:layer="layout" svg:x1="6.375cm" svg:y1="12.875cm" svg:x2="6.125cm" svg:y2="13.125cm">
            <text:p/>
          </draw:line>
        </draw:g>
        <draw:line draw:style-name="gr2" draw:text-style-name="P1" draw:layer="layout" svg:x1="6.25cm" svg:y1="10.25cm" svg:x2="6.25cm" svg:y2="10.75cm">
          <text:p/>
        </draw:line>
        <draw:line draw:style-name="gr2" draw:text-style-name="P1" draw:layer="layout" svg:x1="17.25cm" svg:y1="9.75cm" svg:x2="17.25cm" svg:y2="10.75cm">
          <text:p/>
        </draw:line>
        <draw:line draw:style-name="gr2" draw:text-style-name="P1" draw:layer="layout" svg:x1="6.25cm" svg:y1="10.75cm" svg:x2="15.5cm" svg:y2="10.75cm">
          <text:p/>
        </draw:line>
        <draw:line draw:style-name="gr4" draw:text-style-name="P8" draw:layer="layout" svg:x1="17.25cm" svg:y1="13.25cm" svg:x2="17.25cm" svg:y2="14.75cm">
          <text:p/>
        </draw:line>
        <draw:line draw:style-name="gr2" draw:text-style-name="P1" draw:layer="layout" svg:x1="15.5cm" svg:y1="9.75cm" svg:x2="17.25cm" svg:y2="9.75cm">
          <text:p/>
        </draw:line>
        <draw:line draw:style-name="gr4" draw:text-style-name="P8" draw:layer="layout" svg:x1="17cm" svg:y1="13.25cm" svg:x2="17cm" svg:y2="14.75cm">
          <text:p/>
        </draw:line>
        <draw:line draw:style-name="gr4" draw:text-style-name="P8" draw:layer="layout" svg:x1="16.5cm" svg:y1="13.25cm" svg:x2="16.5cm" svg:y2="14.75cm">
          <text:p/>
        </draw:line>
        <draw:line draw:style-name="gr2" draw:text-style-name="P1" draw:layer="layout" svg:x1="14.75cm" svg:y1="2.25cm" svg:x2="14.75cm" svg:y2="2.75cm">
          <text:p/>
        </draw:line>
        <draw:line draw:style-name="gr4" draw:text-style-name="P8" draw:layer="layout" svg:x1="16.5cm" svg:y1="5.25cm" svg:x2="16.5cm" svg:y2="6.75cm">
          <text:p/>
        </draw:line>
        <draw:line draw:style-name="gr2" draw:text-style-name="P1" draw:layer="layout" svg:x1="14.75cm" svg:y1="2.25cm" svg:x2="16.25cm" svg:y2="2.25cm">
          <text:p/>
        </draw:line>
        <draw:line draw:style-name="gr4" draw:text-style-name="P8" draw:layer="layout" svg:x1="16.25cm" svg:y1="13.25cm" svg:x2="16.25cm" svg:y2="14.75cm">
          <text:p/>
        </draw:line>
        <draw:line draw:style-name="gr4" draw:text-style-name="P8" draw:layer="layout" svg:x1="16cm" svg:y1="13.25cm" svg:x2="16cm" svg:y2="14.75cm">
          <text:p/>
        </draw:line>
        <draw:line draw:style-name="gr4" draw:text-style-name="P8" draw:layer="layout" svg:x1="15.75cm" svg:y1="13.25cm" svg:x2="15.75cm" svg:y2="14.75cm">
          <text:p/>
        </draw:line>
        <draw:line draw:style-name="gr4" draw:text-style-name="P8" draw:layer="layout" svg:x1="15.5cm" svg:y1="13.25cm" svg:x2="15.5cm" svg:y2="14.75cm">
          <text:p/>
        </draw:line>
        <draw:line draw:style-name="gr4" draw:text-style-name="P8" draw:layer="layout" svg:x1="16.75cm" svg:y1="13.25cm" svg:x2="16.75cm" svg:y2="14.75cm">
          <text:p/>
        </draw:line>
        <draw:line draw:style-name="gr2" draw:text-style-name="P1" draw:layer="layout" svg:x1="3.875cm" svg:y1="21.5cm" svg:x2="6.25cm" svg:y2="21.5cm">
          <text:p/>
        </draw:line>
        <draw:line draw:style-name="gr2" draw:text-style-name="P1" draw:layer="layout" svg:x1="3.875cm" svg:y1="23.5cm" svg:x2="6.25cm" svg:y2="23.5cm">
          <text:p/>
        </draw:line>
        <draw:line draw:style-name="gr2" draw:text-style-name="P1" draw:layer="layout" svg:x1="6.25cm" svg:y1="19.75cm" svg:x2="6.25cm" svg:y2="25.25cm">
          <text:p/>
        </draw:line>
        <draw:line draw:style-name="gr2" draw:text-style-name="P1" draw:layer="layout" svg:x1="6.25cm" svg:y1="21.5cm" svg:x2="17.25cm" svg:y2="21.5cm">
          <text:p/>
        </draw:line>
        <draw:line draw:style-name="gr2" draw:text-style-name="P1" draw:layer="layout" svg:x1="6.25cm" svg:y1="23.5cm" svg:x2="17.25cm" svg:y2="23.5cm">
          <text:p/>
        </draw:line>
        <draw:line draw:style-name="gr4" draw:text-style-name="P1" draw:layer="layout" svg:x1="6cm" svg:y1="21.75cm" svg:x2="6cm" svg:y2="23.25cm">
          <text:p/>
        </draw:line>
        <draw:line draw:style-name="gr4" draw:text-style-name="P1" draw:layer="layout" svg:x1="5.5cm" svg:y1="21.75cm" svg:x2="5.5cm" svg:y2="23.25cm">
          <text:p/>
        </draw:line>
        <draw:line draw:style-name="gr4" draw:text-style-name="P1" draw:layer="layout" svg:x1="5cm" svg:y1="21.75cm" svg:x2="5cm" svg:y2="23.25cm">
          <text:p/>
        </draw:line>
        <draw:line draw:style-name="gr4" draw:text-style-name="P1" draw:layer="layout" svg:x1="4.5cm" svg:y1="21.75cm" svg:x2="4.5cm" svg:y2="23.25cm">
          <text:p/>
        </draw:line>
        <draw:line draw:style-name="gr4" draw:text-style-name="P1" draw:layer="layout" svg:x1="4cm" svg:y1="21.75cm" svg:x2="4cm" svg:y2="23.25cm">
          <text:p/>
        </draw:line>
        <draw:frame draw:style-name="gr6" draw:text-style-name="P3" draw:layer="layout" svg:width="0.786cm" svg:height="0.725cm" svg:x="3.125cm" svg:y="22.0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.2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5.25cm" svg:y1="21.75cm" svg:x2="15.25cm" svg:y2="23.25cm">
          <text:p/>
        </draw:line>
        <draw:line draw:style-name="gr4" draw:text-style-name="P1" draw:layer="layout" svg:x1="15.75cm" svg:y1="21.75cm" svg:x2="15.75cm" svg:y2="23.25cm">
          <text:p/>
        </draw:line>
        <draw:ellipse draw:style-name="gr8" draw:text-style-name="P4" draw:layer="layout" svg:width="0.75cm" svg:height="1cm" svg:x="15.125cm" svg:y="23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6cm 22cm)" draw:kind="arc" draw:start-angle="228.8" draw:end-angle="129.47">
          <text:p/>
        </draw:ellipse>
        <draw:g>
          <draw:line draw:style-name="gr7" draw:text-style-name="P1" draw:layer="layout" svg:x1="14.75cm" svg:y1="21.75cm" svg:x2="14.75cm" svg:y2="23.25cm">
            <text:p/>
          </draw:line>
          <draw:ellipse draw:style-name="gr8" draw:text-style-name="P4" draw:layer="layout" svg:width="0.75cm" svg:height="1cm" draw:transform="rotate (-1.5707963267949) translate (15.25cm 21.997cm)" draw:kind="arc" draw:start-angle="228.8" draw:end-angle="129.47">
            <text:p/>
          </draw:ellipse>
        </draw:g>
        <draw:line draw:style-name="gr2" draw:text-style-name="P1" draw:layer="layout" svg:x1="3.875cm" svg:y1="18.75cm" svg:x2="6.25cm" svg:y2="18.75cm">
          <text:p/>
        </draw:line>
        <draw:line draw:style-name="gr18" draw:text-style-name="P1" draw:layer="layout" svg:x1="3.875cm" svg:y1="19.25cm" svg:x2="6.25cm" svg:y2="19.25cm">
          <text:p/>
        </draw:line>
        <draw:line draw:style-name="gr2" draw:text-style-name="P1" draw:layer="layout" svg:x1="16.25cm" svg:y1="18.25cm" svg:x2="16.25cm" svg:y2="18.75cm">
          <text:p/>
        </draw:line>
        <draw:g>
          <draw:line draw:style-name="gr3" draw:text-style-name="P1" draw:layer="layout" svg:x1="6.125cm" svg:y1="21.375cm" svg:x2="6.375cm" svg:y2="21.625cm">
            <text:p/>
          </draw:line>
          <draw:line draw:style-name="gr3" draw:text-style-name="P1" draw:layer="layout" svg:x1="6.375cm" svg:y1="21.375cm" svg:x2="6.125cm" svg:y2="21.625cm">
            <text:p/>
          </draw:line>
        </draw:g>
        <draw:line draw:style-name="gr2" draw:text-style-name="P1" draw:layer="layout" svg:x1="6.25cm" svg:y1="18.75cm" svg:x2="6.25cm" svg:y2="19.25cm">
          <text:p/>
        </draw:line>
        <draw:line draw:style-name="gr2" draw:text-style-name="P1" draw:layer="layout" svg:x1="17.25cm" svg:y1="18.25cm" svg:x2="17.25cm" svg:y2="19.25cm">
          <text:p/>
        </draw:line>
        <draw:line draw:style-name="gr2" draw:text-style-name="P1" draw:layer="layout" svg:x1="6.25cm" svg:y1="19.25cm" svg:x2="14.75cm" svg:y2="19.25cm">
          <text:p/>
        </draw:line>
        <draw:line draw:style-name="gr4" draw:text-style-name="P8" draw:layer="layout" svg:x1="17.25cm" svg:y1="21.75cm" svg:x2="17.25cm" svg:y2="23.25cm">
          <text:p/>
        </draw:line>
        <draw:line draw:style-name="gr2" draw:text-style-name="P1" draw:layer="layout" svg:x1="16.25cm" svg:y1="18.25cm" svg:x2="17.25cm" svg:y2="18.25cm">
          <text:p/>
        </draw:line>
        <draw:line draw:style-name="gr4" draw:text-style-name="P8" draw:layer="layout" svg:x1="17cm" svg:y1="21.75cm" svg:x2="17cm" svg:y2="23.25cm">
          <text:p/>
        </draw:line>
        <draw:line draw:style-name="gr4" draw:text-style-name="P8" draw:layer="layout" svg:x1="16.75cm" svg:y1="21.75cm" svg:x2="16.75cm" svg:y2="23.25cm">
          <text:p/>
        </draw:line>
        <draw:line draw:style-name="gr2" draw:text-style-name="P1" draw:layer="layout" svg:x1="14.75cm" svg:y1="18.75cm" svg:x2="14.75cm" svg:y2="19.25cm">
          <text:p/>
        </draw:line>
        <draw:line draw:style-name="gr4" draw:text-style-name="P8" draw:layer="layout" svg:x1="16.5cm" svg:y1="21.75cm" svg:x2="16.5cm" svg:y2="23.25cm">
          <text:p/>
        </draw:line>
        <draw:line draw:style-name="gr2" draw:text-style-name="P1" draw:layer="layout" svg:x1="14.75cm" svg:y1="18.75cm" svg:x2="16.25cm" svg:y2="18.75cm">
          <text:p/>
        </draw:line>
        <draw:g>
          <draw:line draw:style-name="gr11" draw:text-style-name="P1" draw:layer="layout" svg:x1="16.125cm" svg:y1="20.75cm" svg:x2="14.875cm" svg:y2="20.75cm">
            <text:p/>
          </draw:line>
          <draw:frame draw:style-name="gr12" draw:text-style-name="P6" draw:layer="layout" svg:width="1.399cm" svg:height="0.569cm" svg:x="14.976cm" svg:y="20.1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16cm" svg:y1="24.25cm" svg:x2="14.75cm" svg:y2="24.25cm">
            <text:p/>
          </draw:line>
          <draw:frame draw:style-name="gr19" draw:text-style-name="P2" draw:layer="layout" svg:width="1.455cm" svg:height="0.569cm" svg:x="14.75cm" svg:y="24.306cm">
            <draw:text-box>
              <text:p><text:span text:style-name="T1">Wave 0</text:span></text:p>
            </draw:text-box>
          </draw:frame>
        </draw:g>
        <draw:g>
          <draw:line draw:style-name="gr9" draw:text-style-name="P1" draw:layer="layout" svg:x1="16.262cm" svg:y1="24.25cm" svg:x2="17.512cm" svg:y2="24.25cm">
            <text:p/>
          </draw:line>
          <draw:frame draw:style-name="gr19" draw:text-style-name="P2" draw:layer="layout" svg:width="1.455cm" svg:height="0.569cm" svg:x="16.125cm" svg:y="24.306cm">
            <draw:text-box>
              <text:p><text:span text:style-name="T1">Wave 1</text:span></text:p>
            </draw:text-box>
          </draw:frame>
        </draw:g>
        <draw:g>
          <draw:line draw:style-name="gr9" draw:text-style-name="P1" draw:layer="layout" svg:x1="17.5cm" svg:y1="7.75cm" svg:x2="16.25cm" svg:y2="7.75cm">
            <text:p/>
          </draw:line>
          <draw:frame draw:style-name="gr19" draw:text-style-name="P2" draw:layer="layout" svg:width="1.455cm" svg:height="0.569cm" svg:x="16.25cm" svg:y="7.806cm">
            <draw:text-box>
              <text:p><text:span text:style-name="T1">Wave 0</text:span></text:p>
            </draw:text-box>
          </draw:frame>
        </draw:g>
        <draw:line draw:style-name="gr18" draw:text-style-name="P1" draw:layer="layout" svg:x1="14.75cm" svg:y1="2.75cm" svg:x2="17.25cm" svg:y2="2.75cm">
          <text:p/>
        </draw:line>
        <draw:line draw:style-name="gr18" draw:text-style-name="P1" draw:layer="layout" svg:x1="15.5cm" svg:y1="10.75cm" svg:x2="17.25cm" svg:y2="10.75cm">
          <text:p/>
        </draw:line>
        <draw:line draw:style-name="gr18" draw:text-style-name="P1" draw:layer="layout" svg:x1="14.75cm" svg:y1="19.25cm" svg:x2="17.25cm" svg:y2="19.25cm">
          <text:p/>
        </draw:line>
        <draw:g>
          <draw:line draw:style-name="gr7" draw:text-style-name="P1" draw:layer="layout" svg:x1="16.25cm" svg:y1="23.25cm" svg:x2="16.25cm" svg:y2="21.75cm">
            <text:p/>
          </draw:line>
          <draw:ellipse draw:style-name="gr8" draw:text-style-name="P4" draw:layer="layout" svg:width="0.75cm" svg:height="1cm" draw:transform="rotate (1.5707963267949) translate (15.75cm 23.003cm)" draw:kind="arc" draw:start-angle="228.8" draw:end-angle="129.47">
            <text:p/>
          </draw:ellipse>
        </draw:g>
        <draw:g>
          <draw:line draw:style-name="gr7" draw:text-style-name="P1" draw:layer="layout" svg:x1="16.25cm" svg:y1="5.25cm" svg:x2="16.25cm" svg:y2="6.75cm">
            <text:p/>
          </draw:line>
          <draw:ellipse draw:style-name="gr8" draw:text-style-name="P4" draw:layer="layout" svg:width="0.75cm" svg:height="1cm" draw:transform="rotate (-1.5707963267949) translate (16.75cm 5.497cm)" draw:kind="arc" draw:start-angle="228.8" draw:end-angle="129.47">
            <text:p/>
          </draw:ellipse>
        </draw:g>
      </draw:page>
      <draw:page draw:name="page9" draw:style-name="dp1" draw:master-page-name="Default">
        <draw:line draw:style-name="gr2" draw:text-style-name="P1" draw:layer="layout" svg:x1="3.875cm" svg:y1="5.25cm" svg:x2="6.25cm" svg:y2="5.25cm">
          <text:p/>
        </draw:line>
        <draw:line draw:style-name="gr2" draw:text-style-name="P1" draw:layer="layout" svg:x1="3.875cm" svg:y1="7.25cm" svg:x2="6.25cm" svg:y2="7.25cm">
          <text:p/>
        </draw:line>
        <draw:line draw:style-name="gr2" draw:text-style-name="P1" draw:layer="layout" svg:x1="6.25cm" svg:y1="3.5cm" svg:x2="6.25cm" svg:y2="9cm">
          <text:p/>
        </draw:line>
        <draw:line draw:style-name="gr2" draw:text-style-name="P1" draw:layer="layout" svg:x1="6.25cm" svg:y1="5.25cm" svg:x2="17.25cm" svg:y2="5.25cm">
          <text:p/>
        </draw:line>
        <draw:line draw:style-name="gr2" draw:text-style-name="P1" draw:layer="layout" svg:x1="6.25cm" svg:y1="7.25cm" svg:x2="17.25cm" svg:y2="7.25cm">
          <text:p/>
        </draw:line>
        <draw:line draw:style-name="gr4" draw:text-style-name="P1" draw:layer="layout" svg:x1="6cm" svg:y1="5.5cm" svg:x2="6cm" svg:y2="7cm">
          <text:p/>
        </draw:line>
        <draw:line draw:style-name="gr4" draw:text-style-name="P1" draw:layer="layout" svg:x1="5.5cm" svg:y1="5.5cm" svg:x2="5.5cm" svg:y2="7cm">
          <text:p/>
        </draw:line>
        <draw:line draw:style-name="gr4" draw:text-style-name="P1" draw:layer="layout" svg:x1="5cm" svg:y1="5.5cm" svg:x2="5cm" svg:y2="7cm">
          <text:p/>
        </draw:line>
        <draw:line draw:style-name="gr4" draw:text-style-name="P1" draw:layer="layout" svg:x1="4.5cm" svg:y1="5.5cm" svg:x2="4.5cm" svg:y2="7cm">
          <text:p/>
        </draw:line>
        <draw:line draw:style-name="gr4" draw:text-style-name="P1" draw:layer="layout" svg:x1="4cm" svg:y1="5.5cm" svg:x2="4cm" svg:y2="7cm">
          <text:p/>
        </draw:line>
        <draw:frame draw:style-name="gr6" draw:text-style-name="P3" draw:layer="layout" svg:width="0.786cm" svg:height="0.725cm" svg:x="3.125cm" svg:y="5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4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cm" svg:y1="5.5cm" svg:x2="9.5cm" svg:y2="7cm">
          <text:p/>
        </draw:line>
        <draw:line draw:style-name="gr4" draw:text-style-name="P1" draw:layer="layout" svg:x1="11.5cm" svg:y1="5.5cm" svg:x2="11.5cm" svg:y2="7cm">
          <text:p/>
        </draw:line>
        <draw:line draw:style-name="gr4" draw:text-style-name="P1" draw:layer="layout" svg:x1="11cm" svg:y1="5.5cm" svg:x2="11cm" svg:y2="7cm">
          <text:p/>
        </draw:line>
        <draw:line draw:style-name="gr4" draw:text-style-name="P1" draw:layer="layout" svg:x1="10.5cm" svg:y1="5.5cm" svg:x2="10.5cm" svg:y2="7cm">
          <text:p/>
        </draw:line>
        <draw:line draw:style-name="gr4" draw:text-style-name="P1" draw:layer="layout" svg:x1="10cm" svg:y1="5.5cm" svg:x2="10cm" svg:y2="7cm">
          <text:p/>
        </draw:line>
        <draw:line draw:style-name="gr4" draw:text-style-name="P1" draw:layer="layout" svg:x1="12cm" svg:y1="5.5cm" svg:x2="12cm" svg:y2="7cm">
          <text:p/>
        </draw:line>
        <draw:ellipse draw:style-name="gr8" draw:text-style-name="P4" draw:layer="layout" svg:width="0.75cm" svg:height="1cm" svg:x="9.372cm" svg:y="6.75cm" draw:kind="arc" draw:start-angle="228.8" draw:end-angle="129.47">
          <text:p/>
        </draw:ellipse>
        <draw:ellipse draw:style-name="gr8" draw:text-style-name="P4" draw:layer="layout" svg:width="0.75cm" svg:height="1cm" svg:x="10.369cm" svg:y="6.75cm" draw:kind="arc" draw:start-angle="228.8" draw:end-angle="129.47">
          <text:p/>
        </draw:ellipse>
        <draw:ellipse draw:style-name="gr8" draw:text-style-name="P4" draw:layer="layout" svg:width="0.75cm" svg:height="1cm" svg:x="11.369cm" svg:y="6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6cm 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6cm 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53cm 5.75cm)" draw:kind="arc" draw:start-angle="228.8" draw:end-angle="129.47">
          <text:p/>
        </draw:ellipse>
        <draw:g>
          <draw:line draw:style-name="gr7" draw:text-style-name="P1" draw:layer="layout" svg:x1="9cm" svg:y1="5.5cm" svg:x2="9cm" svg:y2="7cm">
            <text:p/>
          </draw:line>
          <draw:ellipse draw:style-name="gr8" draw:text-style-name="P4" draw:layer="layout" svg:width="0.75cm" svg:height="1cm" draw:transform="rotate (-1.5707963267949) translate (9.5cm 5.747cm)" draw:kind="arc" draw:start-angle="228.8" draw:end-angle="129.47">
            <text:p/>
          </draw:ellipse>
        </draw:g>
        <draw:line draw:style-name="gr2" draw:text-style-name="P1" draw:layer="layout" svg:x1="12.5cm" svg:y1="3cm" svg:x2="17.25cm" svg:y2="3cm">
          <text:p/>
        </draw:line>
        <draw:line draw:style-name="gr2" draw:text-style-name="P1" draw:layer="layout" svg:x1="3.875cm" svg:y1="2.5cm" svg:x2="6.25cm" svg:y2="2.5cm">
          <text:p/>
        </draw:line>
        <draw:frame draw:style-name="gr6" draw:text-style-name="P13" draw:layer="layout" svg:width="0.786cm" svg:height="0.725cm" svg:x="2.839cm" svg:y="2.4cm">
          <draw:text-box>
            <text:p><text:span text:style-name="T8">V</text:span></text:p>
          </draw:text-box>
        </draw:frame>
        <draw:line draw:style-name="gr18" draw:text-style-name="P1" draw:layer="layout" svg:x1="3.875cm" svg:y1="3cm" svg:x2="6.25cm" svg:y2="3cm">
          <text:p/>
        </draw:line>
        <draw:line draw:style-name="gr2" draw:text-style-name="P1" draw:layer="layout" svg:x1="9cm" svg:y1="2.5cm" svg:x2="9cm" svg:y2="3cm">
          <text:p/>
        </draw:line>
        <draw:g>
          <draw:line draw:style-name="gr7" draw:text-style-name="P1" draw:layer="layout" svg:x1="12.5cm" svg:y1="7cm" svg:x2="12.5cm" svg:y2="5.5cm">
            <text:p/>
          </draw:line>
          <draw:ellipse draw:style-name="gr8" draw:text-style-name="P4" draw:layer="layout" svg:width="0.75cm" svg:height="1cm" draw:transform="rotate (1.5707963267949) translate (12cm 6.753cm)" draw:kind="arc" draw:start-angle="228.8" draw:end-angle="129.47">
            <text:p/>
          </draw:ellipse>
        </draw:g>
        <draw:g>
          <draw:line draw:style-name="gr3" draw:text-style-name="P1" draw:layer="layout" svg:x1="6.125cm" svg:y1="5.125cm" svg:x2="6.375cm" svg:y2="5.375cm">
            <text:p/>
          </draw:line>
          <draw:line draw:style-name="gr3" draw:text-style-name="P1" draw:layer="layout" svg:x1="6.375cm" svg:y1="5.125cm" svg:x2="6.125cm" svg:y2="5.375cm">
            <text:p/>
          </draw:line>
        </draw:g>
        <draw:line draw:style-name="gr2" draw:text-style-name="P1" draw:layer="layout" svg:x1="6.25cm" svg:y1="2.5cm" svg:x2="6.25cm" svg:y2="3cm">
          <text:p/>
        </draw:line>
        <draw:line draw:style-name="gr2" draw:text-style-name="P1" draw:layer="layout" svg:x1="12.5cm" svg:y1="2.5cm" svg:x2="12.5cm" svg:y2="3cm">
          <text:p/>
        </draw:line>
        <draw:line draw:style-name="gr2" draw:text-style-name="P1" draw:layer="layout" svg:x1="9cm" svg:y1="2.5cm" svg:x2="12.5cm" svg:y2="2.5cm">
          <text:p/>
        </draw:line>
        <draw:line draw:style-name="gr18" draw:text-style-name="P1" draw:layer="layout" svg:x1="9cm" svg:y1="3cm" svg:x2="12.5cm" svg:y2="3cm">
          <text:p/>
        </draw:line>
        <draw:line draw:style-name="gr2" draw:text-style-name="P1" draw:layer="layout" svg:x1="6.25cm" svg:y1="3cm" svg:x2="9cm" svg:y2="3cm">
          <text:p/>
        </draw:line>
        <draw:g>
          <draw:line draw:style-name="gr11" draw:text-style-name="P1" draw:layer="layout" svg:x1="10.875cm" svg:y1="4.5cm" svg:x2="9.625cm" svg:y2="4.5cm">
            <text:p/>
          </draw:line>
          <draw:frame draw:style-name="gr12" draw:text-style-name="P6" draw:layer="layout" svg:width="1.399cm" svg:height="0.569cm" svg:x="9.726cm" svg:y="3.93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10.25cm" svg:y1="8cm" svg:x2="9cm" svg:y2="8cm">
            <text:p/>
          </draw:line>
          <draw:frame draw:style-name="gr19" draw:text-style-name="P2" draw:layer="layout" svg:width="1.455cm" svg:height="0.569cm" svg:x="9cm" svg:y="8.056cm">
            <draw:text-box>
              <text:p><text:span text:style-name="T1">Wave 0</text:span></text:p>
            </draw:text-box>
          </draw:frame>
        </draw:g>
        <draw:g>
          <draw:line draw:style-name="gr9" draw:text-style-name="P1" draw:layer="layout" svg:x1="13.75cm" svg:y1="8cm" svg:x2="12.5cm" svg:y2="8cm">
            <text:p/>
          </draw:line>
          <draw:frame draw:style-name="gr19" draw:text-style-name="P2" draw:layer="layout" svg:width="1.455cm" svg:height="0.569cm" svg:x="12.5cm" svg:y="8.056cm">
            <draw:text-box>
              <text:p><text:span text:style-name="T1">Wave 1</text:span></text:p>
            </draw:text-box>
          </draw:frame>
        </draw:g>
      </draw:page>
      <draw:page draw:name="page10" draw:style-name="dp1" draw:master-page-name="Default">
        <draw:line draw:style-name="gr1" draw:text-style-name="P1" draw:layer="layout" svg:x1="3.875cm" svg:y1="4.725cm" svg:x2="6.25cm" svg:y2="4.725cm">
          <text:p/>
        </draw:line>
        <draw:line draw:style-name="gr1" draw:text-style-name="P1" draw:layer="layout" svg:x1="3.875cm" svg:y1="6.725cm" svg:x2="6.25cm" svg:y2="6.725cm">
          <text:p/>
        </draw:line>
        <draw:line draw:style-name="gr2" draw:text-style-name="P1" draw:layer="layout" svg:x1="6.25cm" svg:y1="2.975cm" svg:x2="6.25cm" svg:y2="8.475cm">
          <text:p/>
        </draw:line>
        <draw:line draw:style-name="gr2" draw:text-style-name="P1" draw:layer="layout" svg:x1="6.25cm" svg:y1="4.725cm" svg:x2="17.25cm" svg:y2="4.725cm">
          <text:p/>
        </draw:line>
        <draw:line draw:style-name="gr2" draw:text-style-name="P1" draw:layer="layout" svg:x1="6.25cm" svg:y1="6.725cm" svg:x2="17.25cm" svg:y2="6.725cm">
          <text:p/>
        </draw:line>
        <draw:g>
          <draw:line draw:style-name="gr3" draw:text-style-name="P1" draw:layer="layout" svg:x1="6.125cm" svg:y1="4.6cm" svg:x2="6.375cm" svg:y2="4.85cm">
            <text:p/>
          </draw:line>
          <draw:line draw:style-name="gr3" draw:text-style-name="P1" draw:layer="layout" svg:x1="6.375cm" svg:y1="4.6cm" svg:x2="6.125cm" svg:y2="4.85cm">
            <text:p/>
          </draw:line>
        </draw:g>
        <draw:line draw:style-name="gr4" draw:text-style-name="P1" draw:layer="layout" svg:x1="6cm" svg:y1="4.975cm" svg:x2="6cm" svg:y2="6.475cm">
          <text:p/>
        </draw:line>
        <draw:line draw:style-name="gr4" draw:text-style-name="P1" draw:layer="layout" svg:x1="5.5cm" svg:y1="4.975cm" svg:x2="5.5cm" svg:y2="6.475cm">
          <text:p/>
        </draw:line>
        <draw:line draw:style-name="gr4" draw:text-style-name="P1" draw:layer="layout" svg:x1="5cm" svg:y1="4.975cm" svg:x2="5cm" svg:y2="6.475cm">
          <text:p/>
        </draw:line>
        <draw:line draw:style-name="gr4" draw:text-style-name="P1" draw:layer="layout" svg:x1="4.5cm" svg:y1="4.975cm" svg:x2="4.5cm" svg:y2="6.475cm">
          <text:p/>
        </draw:line>
        <draw:line draw:style-name="gr4" draw:text-style-name="P1" draw:layer="layout" svg:x1="4cm" svg:y1="4.975cm" svg:x2="4cm" svg:y2="6.475cm">
          <text:p/>
        </draw:line>
        <draw:frame draw:style-name="gr5" draw:text-style-name="P2" draw:layer="layout" svg:width="2.75cm" svg:height="1.205cm" svg:x="3.5cm" svg:y="3.4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875cm" svg:y1="13.225cm" svg:x2="4.375cm" svg:y2="13.225cm">
          <text:p/>
        </draw:line>
        <draw:line draw:style-name="gr2" draw:text-style-name="P1" draw:layer="layout" svg:x1="3.875cm" svg:y1="15.225cm" svg:x2="4.375cm" svg:y2="15.225cm">
          <text:p/>
        </draw:line>
        <draw:line draw:style-name="gr2" draw:text-style-name="P1" draw:layer="layout" svg:x1="6.25cm" svg:y1="11.475cm" svg:x2="6.25cm" svg:y2="16.975cm">
          <text:p/>
        </draw:line>
        <draw:line draw:style-name="gr2" draw:text-style-name="P1" draw:layer="layout" svg:x1="6.25cm" svg:y1="13.225cm" svg:x2="17.25cm" svg:y2="13.225cm">
          <text:p/>
        </draw:line>
        <draw:line draw:style-name="gr2" draw:text-style-name="P1" draw:layer="layout" svg:x1="6.25cm" svg:y1="15.225cm" svg:x2="17.25cm" svg:y2="15.225cm">
          <text:p/>
        </draw:line>
        <draw:line draw:style-name="gr4" draw:text-style-name="P1" draw:layer="layout" svg:x1="6cm" svg:y1="13.475cm" svg:x2="6cm" svg:y2="14.975cm">
          <text:p/>
        </draw:line>
        <draw:line draw:style-name="gr4" draw:text-style-name="P1" draw:layer="layout" svg:x1="5.5cm" svg:y1="13.475cm" svg:x2="5.5cm" svg:y2="14.975cm">
          <text:p/>
        </draw:line>
        <draw:line draw:style-name="gr4" draw:text-style-name="P1" draw:layer="layout" svg:x1="5cm" svg:y1="13.475cm" svg:x2="5cm" svg:y2="14.975cm">
          <text:p/>
        </draw:line>
        <draw:line draw:style-name="gr4" draw:text-style-name="P1" draw:layer="layout" svg:x1="4.5cm" svg:y1="13.475cm" svg:x2="4.5cm" svg:y2="14.975cm">
          <text:p/>
        </draw:line>
        <draw:line draw:style-name="gr4" draw:text-style-name="P1" draw:layer="layout" svg:x1="4cm" svg:y1="13.475cm" svg:x2="4cm" svg:y2="14.975cm">
          <text:p/>
        </draw:line>
        <draw:frame draw:style-name="gr6" draw:text-style-name="P3" draw:layer="layout" svg:width="0.786cm" svg:height="0.725cm" svg:x="3.125cm" svg:y="5.2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3.125cm" svg:y="13.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11.9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6.5cm" svg:y1="13.475cm" svg:x2="6.5cm" svg:y2="14.975cm">
          <text:p/>
        </draw:line>
        <draw:line draw:style-name="gr4" draw:text-style-name="P1" draw:layer="layout" svg:x1="8.5cm" svg:y1="13.475cm" svg:x2="8.5cm" svg:y2="14.975cm">
          <text:p/>
        </draw:line>
        <draw:line draw:style-name="gr4" draw:text-style-name="P1" draw:layer="layout" svg:x1="8cm" svg:y1="13.475cm" svg:x2="8cm" svg:y2="14.975cm">
          <text:p/>
        </draw:line>
        <draw:line draw:style-name="gr4" draw:text-style-name="P1" draw:layer="layout" svg:x1="7.5cm" svg:y1="13.475cm" svg:x2="7.5cm" svg:y2="14.975cm">
          <text:p/>
        </draw:line>
        <draw:line draw:style-name="gr4" draw:text-style-name="P1" draw:layer="layout" svg:x1="7cm" svg:y1="13.475cm" svg:x2="7cm" svg:y2="14.975cm">
          <text:p/>
        </draw:line>
        <draw:line draw:style-name="gr4" draw:text-style-name="P1" draw:layer="layout" svg:x1="9cm" svg:y1="13.475cm" svg:x2="9cm" svg:y2="14.975cm">
          <text:p/>
        </draw:line>
        <draw:line draw:style-name="gr7" draw:text-style-name="P1" draw:layer="layout" svg:x1="4.5cm" svg:y1="13.225cm" svg:x2="5.75cm" svg:y2="13.225cm">
          <text:p/>
        </draw:line>
        <draw:line draw:style-name="gr2" draw:text-style-name="P1" draw:layer="layout" svg:x1="5.875cm" svg:y1="13.225cm" svg:x2="6.25cm" svg:y2="13.225cm">
          <text:p/>
        </draw:line>
        <draw:line draw:style-name="gr2" draw:text-style-name="P1" draw:layer="layout" svg:x1="5.875cm" svg:y1="15.225cm" svg:x2="6.25cm" svg:y2="15.225cm">
          <text:p/>
        </draw:line>
        <draw:line draw:style-name="gr7" draw:text-style-name="P1" draw:layer="layout" svg:x1="5.75cm" svg:y1="15.225cm" svg:x2="4.5cm" svg:y2="15.225cm">
          <text:p/>
        </draw:line>
        <draw:ellipse draw:style-name="gr8" draw:text-style-name="P4" draw:layer="layout" svg:width="0.75cm" svg:height="1cm" svg:x="6.375cm" svg:y="12.725cm" draw:kind="arc" draw:start-angle="228.8" draw:end-angle="129.47">
          <text:p/>
        </draw:ellipse>
        <draw:ellipse draw:style-name="gr8" draw:text-style-name="P4" draw:layer="layout" svg:width="0.75cm" svg:height="1cm" svg:x="4.63cm" svg:y="12.763cm" draw:kind="arc" draw:start-angle="228.8" draw:end-angle="129.47">
          <text:p/>
        </draw:ellipse>
        <draw:ellipse draw:style-name="gr8" draw:text-style-name="P4" draw:layer="layout" svg:width="0.75cm" svg:height="1cm" svg:x="7.372cm" svg:y="12.725cm" draw:kind="arc" draw:start-angle="228.8" draw:end-angle="129.47">
          <text:p/>
        </draw:ellipse>
        <draw:ellipse draw:style-name="gr8" draw:text-style-name="P4" draw:layer="layout" svg:width="0.75cm" svg:height="1cm" svg:x="8.372cm" svg:y="12.7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8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5cm 15.725cm)" draw:kind="arc" draw:start-angle="228.8" draw:end-angle="129.47">
          <text:p/>
        </draw:ellipse>
        <draw:g>
          <draw:line draw:style-name="gr7" draw:text-style-name="P1" draw:layer="layout" svg:x1="9.5cm" svg:y1="13.475cm" svg:x2="9.5cm" svg:y2="14.975cm">
            <text:p/>
          </draw:line>
          <draw:ellipse draw:style-name="gr8" draw:text-style-name="P4" draw:layer="layout" svg:width="0.75cm" svg:height="1cm" draw:transform="rotate (-1.5707963267949) translate (10cm 13.722cm)" draw:kind="arc" draw:start-angle="228.8" draw:end-angle="129.47">
            <text:p/>
          </draw:ellipse>
        </draw:g>
        <draw:frame draw:style-name="gr6" draw:text-style-name="P5" draw:layer="layout" svg:width="0.786cm" svg:height="0.725cm" svg:x="6.375cm" svg:y="12cm">
          <draw:text-box>
            <text:p><text:span text:style-name="T3">B</text:span></text:p>
          </draw:text-box>
        </draw:frame>
        <draw:g>
          <draw:line draw:style-name="gr9" draw:text-style-name="P1" draw:layer="layout" svg:x1="9.5cm" svg:y1="16cm" svg:x2="10.75cm" svg:y2="16cm">
            <text:p/>
          </draw:line>
          <draw:frame draw:style-name="gr10" draw:text-style-name="P2" draw:layer="layout" svg:width="1.217cm" svg:height="0.569cm" svg:x="9.363cm" svg:y="16cm">
            <draw:text-box>
              <text:p><text:span text:style-name="T1">Wave</text:span></text:p>
            </draw:text-box>
          </draw:frame>
        </draw:g>
        <draw:g>
          <draw:line draw:style-name="gr11" draw:text-style-name="P1" draw:layer="layout" svg:x1="7.649cm" svg:y1="12.5cm" svg:x2="8.899cm" svg:y2="12.5cm">
            <text:p/>
          </draw:line>
          <draw:frame draw:style-name="gr12" draw:text-style-name="P6" draw:layer="layout" svg:width="1.399cm" svg:height="0.569cm" svg:x="7.5cm" svg:y="11.931cm">
            <draw:text-box>
              <text:p><text:span text:style-name="T4">Energy</text:span></text:p>
            </draw:text-box>
          </draw:frame>
        </draw:g>
        <draw:frame draw:style-name="gr13" draw:text-style-name="P5" draw:layer="layout" svg:width="0.595cm" svg:height="0.725cm" svg:x="4.155cm" svg:y="12.62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1.375cm" svg:y="11.638cm">
          <draw:text-box>
            <text:p>i = V / Z0</text:p>
          </draw:text-box>
        </draw:frame>
        <draw:line draw:style-name="gr2" draw:text-style-name="P1" draw:layer="layout" svg:x1="6.25cm" svg:y1="2.475cm" svg:x2="17.25cm" svg:y2="2.475cm">
          <text:p/>
        </draw:line>
        <draw:line draw:style-name="gr2" draw:text-style-name="P1" draw:layer="layout" svg:x1="3.875cm" svg:y1="1.975cm" svg:x2="6.25cm" svg:y2="1.975cm">
          <text:p/>
        </draw:line>
        <draw:frame draw:style-name="gr6" draw:text-style-name="P13" draw:layer="layout" svg:width="0.786cm" svg:height="0.725cm" svg:x="2.839cm" svg:y="1.875cm">
          <draw:text-box>
            <text:p><text:span text:style-name="T8">V</text:span></text:p>
          </draw:text-box>
        </draw:frame>
        <draw:line draw:style-name="gr18" draw:text-style-name="P1" draw:layer="layout" svg:x1="3.875cm" svg:y1="2.475cm" svg:x2="6.25cm" svg:y2="2.475cm">
          <text:p/>
        </draw:line>
        <draw:line draw:style-name="gr2" draw:text-style-name="P1" draw:layer="layout" svg:x1="6.25cm" svg:y1="1.975cm" svg:x2="6.25cm" svg:y2="2.475cm">
          <text:p/>
        </draw:line>
        <draw:line draw:style-name="gr2" draw:text-style-name="P1" draw:layer="layout" svg:x1="9.5cm" svg:y1="10.975cm" svg:x2="17.25cm" svg:y2="10.975cm">
          <text:p/>
        </draw:line>
        <draw:line draw:style-name="gr2" draw:text-style-name="P1" draw:layer="layout" svg:x1="3.875cm" svg:y1="10.475cm" svg:x2="9.5cm" svg:y2="10.475cm">
          <text:p/>
        </draw:line>
        <draw:frame draw:style-name="gr6" draw:text-style-name="P13" draw:layer="layout" svg:width="0.786cm" svg:height="0.725cm" svg:x="2.839cm" svg:y="10.375cm">
          <draw:text-box>
            <text:p><text:span text:style-name="T8">V</text:span></text:p>
          </draw:text-box>
        </draw:frame>
        <draw:line draw:style-name="gr18" draw:text-style-name="P1" draw:layer="layout" svg:x1="3.875cm" svg:y1="10.975cm" svg:x2="9.5cm" svg:y2="10.975cm">
          <text:p/>
        </draw:line>
        <draw:line draw:style-name="gr2" draw:text-style-name="P1" draw:layer="layout" svg:x1="9.5cm" svg:y1="10.475cm" svg:x2="9.5cm" svg:y2="10.975cm">
          <text:p/>
        </draw:line>
        <draw:line draw:style-name="gr2" draw:text-style-name="P1" draw:layer="layout" svg:x1="3.875cm" svg:y1="21.25cm" svg:x2="6.25cm" svg:y2="21.25cm">
          <text:p/>
        </draw:line>
        <draw:line draw:style-name="gr2" draw:text-style-name="P1" draw:layer="layout" svg:x1="6.25cm" svg:y1="19.5cm" svg:x2="6.25cm" svg:y2="25cm">
          <text:p/>
        </draw:line>
        <draw:line draw:style-name="gr2" draw:text-style-name="P1" draw:layer="layout" svg:x1="6.25cm" svg:y1="21.25cm" svg:x2="17.25cm" svg:y2="21.25cm">
          <text:p/>
        </draw:line>
        <draw:line draw:style-name="gr2" draw:text-style-name="P1" draw:layer="layout" svg:x1="6.25cm" svg:y1="23.25cm" svg:x2="17.25cm" svg:y2="23.25cm">
          <text:p/>
        </draw:line>
        <draw:line draw:style-name="gr4" draw:text-style-name="P1" draw:layer="layout" svg:x1="6cm" svg:y1="21.5cm" svg:x2="6cm" svg:y2="23cm">
          <text:p/>
        </draw:line>
        <draw:line draw:style-name="gr4" draw:text-style-name="P1" draw:layer="layout" svg:x1="5.5cm" svg:y1="21.5cm" svg:x2="5.5cm" svg:y2="23cm">
          <text:p/>
        </draw:line>
        <draw:line draw:style-name="gr4" draw:text-style-name="P1" draw:layer="layout" svg:x1="5cm" svg:y1="21.5cm" svg:x2="5cm" svg:y2="23cm">
          <text:p/>
        </draw:line>
        <draw:line draw:style-name="gr4" draw:text-style-name="P1" draw:layer="layout" svg:x1="4.5cm" svg:y1="21.5cm" svg:x2="4.5cm" svg:y2="23cm">
          <text:p/>
        </draw:line>
        <draw:line draw:style-name="gr4" draw:text-style-name="P1" draw:layer="layout" svg:x1="4cm" svg:y1="21.5cm" svg:x2="4cm" svg:y2="23cm">
          <text:p/>
        </draw:line>
        <draw:frame draw:style-name="gr6" draw:text-style-name="P3" draw:layer="layout" svg:width="0.786cm" svg:height="0.725cm" svg:x="3.125cm" svg:y="21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cm" svg:y1="21.5cm" svg:x2="9.5cm" svg:y2="23cm">
          <text:p/>
        </draw:line>
        <draw:line draw:style-name="gr4" draw:text-style-name="P1" draw:layer="layout" svg:x1="11.5cm" svg:y1="21.5cm" svg:x2="11.5cm" svg:y2="23cm">
          <text:p/>
        </draw:line>
        <draw:line draw:style-name="gr4" draw:text-style-name="P1" draw:layer="layout" svg:x1="11cm" svg:y1="21.5cm" svg:x2="11cm" svg:y2="23cm">
          <text:p/>
        </draw:line>
        <draw:line draw:style-name="gr4" draw:text-style-name="P1" draw:layer="layout" svg:x1="10.5cm" svg:y1="21.5cm" svg:x2="10.5cm" svg:y2="23cm">
          <text:p/>
        </draw:line>
        <draw:line draw:style-name="gr4" draw:text-style-name="P1" draw:layer="layout" svg:x1="10cm" svg:y1="21.5cm" svg:x2="10cm" svg:y2="23cm">
          <text:p/>
        </draw:line>
        <draw:line draw:style-name="gr4" draw:text-style-name="P1" draw:layer="layout" svg:x1="12cm" svg:y1="21.5cm" svg:x2="12cm" svg:y2="23cm">
          <text:p/>
        </draw:line>
        <draw:line draw:style-name="gr2" draw:text-style-name="P1" draw:layer="layout" svg:x1="3.875cm" svg:y1="23.25cm" svg:x2="6.25cm" svg:y2="23.25cm">
          <text:p/>
        </draw:line>
        <draw:ellipse draw:style-name="gr8" draw:text-style-name="P4" draw:layer="layout" svg:width="0.75cm" svg:height="1cm" svg:x="9.372cm" svg:y="20.75cm" draw:kind="arc" draw:start-angle="228.8" draw:end-angle="129.47">
          <text:p/>
        </draw:ellipse>
        <draw:ellipse draw:style-name="gr8" draw:text-style-name="P4" draw:layer="layout" svg:width="0.75cm" svg:height="1cm" svg:x="10.369cm" svg:y="20.75cm" draw:kind="arc" draw:start-angle="228.8" draw:end-angle="129.47">
          <text:p/>
        </draw:ellipse>
        <draw:ellipse draw:style-name="gr8" draw:text-style-name="P4" draw:layer="layout" svg:width="0.75cm" svg:height="1cm" svg:x="12.372cm" svg:y="20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47cm 23.75cm)" draw:kind="arc" draw:start-angle="228.8" draw:end-angle="129.47">
          <text:p/>
        </draw:ellipse>
        <draw:g>
          <draw:line draw:style-name="gr7" draw:text-style-name="P1" draw:layer="layout" svg:x1="13.5cm" svg:y1="21.5cm" svg:x2="13.5cm" svg:y2="23cm">
            <text:p/>
          </draw:line>
          <draw:ellipse draw:style-name="gr8" draw:text-style-name="P4" draw:layer="layout" svg:width="0.75cm" svg:height="1cm" draw:transform="rotate (-1.5707963267949) translate (14cm 21.747cm)" draw:kind="arc" draw:start-angle="228.8" draw:end-angle="129.47">
            <text:p/>
          </draw:ellipse>
        </draw:g>
        <draw:g>
          <draw:line draw:style-name="gr9" draw:text-style-name="P1" draw:layer="layout" svg:x1="13.512cm" svg:y1="24cm" svg:x2="14.762cm" svg:y2="24cm">
            <text:p/>
          </draw:line>
          <draw:frame draw:style-name="gr19" draw:text-style-name="P2" draw:layer="layout" svg:width="1.455cm" svg:height="0.569cm" svg:x="13.375cm" svg:y="24cm">
            <draw:text-box>
              <text:p><text:span text:style-name="T1">Wave 0</text:span></text:p>
            </draw:text-box>
          </draw:frame>
        </draw:g>
        <draw:g>
          <draw:line draw:style-name="gr11" draw:text-style-name="P1" draw:layer="layout" svg:x1="11.649cm" svg:y1="20.5cm" svg:x2="12.899cm" svg:y2="20.5cm">
            <text:p/>
          </draw:line>
          <draw:frame draw:style-name="gr12" draw:text-style-name="P6" draw:layer="layout" svg:width="1.399cm" svg:height="0.569cm" svg:x="11.5cm" svg:y="19.93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13.5cm" svg:y1="19cm" svg:x2="17.25cm" svg:y2="19cm">
          <text:p/>
        </draw:line>
        <draw:line draw:style-name="gr2" draw:text-style-name="P1" draw:layer="layout" svg:x1="3.875cm" svg:y1="18.5cm" svg:x2="6.25cm" svg:y2="18.5cm">
          <text:p/>
        </draw:line>
        <draw:frame draw:style-name="gr6" draw:text-style-name="P13" draw:layer="layout" svg:width="0.786cm" svg:height="0.725cm" svg:x="2.839cm" svg:y="18.4cm">
          <draw:text-box>
            <text:p><text:span text:style-name="T8">V</text:span></text:p>
          </draw:text-box>
        </draw:frame>
        <draw:line draw:style-name="gr18" draw:text-style-name="P1" draw:layer="layout" svg:x1="3.875cm" svg:y1="19cm" svg:x2="6.25cm" svg:y2="19cm">
          <text:p/>
        </draw:line>
        <draw:line draw:style-name="gr2" draw:text-style-name="P1" draw:layer="layout" svg:x1="9cm" svg:y1="18.5cm" svg:x2="9cm" svg:y2="19cm">
          <text:p/>
        </draw:line>
        <draw:g>
          <draw:line draw:style-name="gr7" draw:text-style-name="P1" draw:layer="layout" svg:x1="9cm" svg:y1="23cm" svg:x2="9cm" svg:y2="21.5cm">
            <text:p/>
          </draw:line>
          <draw:ellipse draw:style-name="gr8" draw:text-style-name="P4" draw:layer="layout" svg:width="0.75cm" svg:height="1cm" draw:transform="rotate (1.5707963267949) translate (8.5cm 22.753cm)" draw:kind="arc" draw:start-angle="228.8" draw:end-angle="129.47">
            <text:p/>
          </draw:ellipse>
        </draw:g>
        <draw:g>
          <draw:line draw:style-name="gr3" draw:text-style-name="P1" draw:layer="layout" svg:x1="6.125cm" svg:y1="21.125cm" svg:x2="6.375cm" svg:y2="21.375cm">
            <text:p/>
          </draw:line>
          <draw:line draw:style-name="gr3" draw:text-style-name="P1" draw:layer="layout" svg:x1="6.375cm" svg:y1="21.125cm" svg:x2="6.125cm" svg:y2="21.375cm">
            <text:p/>
          </draw:line>
        </draw:g>
        <draw:line draw:style-name="gr2" draw:text-style-name="P1" draw:layer="layout" svg:x1="6.25cm" svg:y1="18.5cm" svg:x2="6.25cm" svg:y2="19cm">
          <text:p/>
        </draw:line>
        <draw:line draw:style-name="gr2" draw:text-style-name="P1" draw:layer="layout" svg:x1="13.5cm" svg:y1="18.5cm" svg:x2="13.5cm" svg:y2="19cm">
          <text:p/>
        </draw:line>
        <draw:line draw:style-name="gr2" draw:text-style-name="P1" draw:layer="layout" svg:x1="9cm" svg:y1="18.5cm" svg:x2="13.5cm" svg:y2="18.5cm">
          <text:p/>
        </draw:line>
        <draw:line draw:style-name="gr18" draw:text-style-name="P1" draw:layer="layout" svg:x1="9cm" svg:y1="19cm" svg:x2="13.5cm" svg:y2="19cm">
          <text:p/>
        </draw:line>
        <draw:line draw:style-name="gr2" draw:text-style-name="P1" draw:layer="layout" svg:x1="6.25cm" svg:y1="19cm" svg:x2="9cm" svg:y2="19cm">
          <text:p/>
        </draw:line>
        <draw:g>
          <draw:line draw:style-name="gr9" draw:text-style-name="P1" draw:layer="layout" svg:x1="9.012cm" svg:y1="24cm" svg:x2="10.262cm" svg:y2="24cm">
            <text:p/>
          </draw:line>
          <draw:frame draw:style-name="gr19" draw:text-style-name="P2" draw:layer="layout" svg:width="1.455cm" svg:height="0.569cm" svg:x="8.875cm" svg:y="24cm">
            <draw:text-box>
              <text:p><text:span text:style-name="T1">Wave 1</text:span></text:p>
            </draw:text-box>
          </draw:frame>
        </draw:g>
        <draw:line draw:style-name="gr2" draw:text-style-name="P1" draw:layer="layout" svg:x1="17.25cm" svg:y1="4.75cm" svg:x2="17.25cm" svg:y2="6.75cm">
          <text:p/>
        </draw:line>
        <draw:line draw:style-name="gr2" draw:text-style-name="P1" draw:layer="layout" svg:x1="17.25cm" svg:y1="13.25cm" svg:x2="17.25cm" svg:y2="15.25cm">
          <text:p/>
        </draw:line>
        <draw:line draw:style-name="gr2" draw:text-style-name="P1" draw:layer="layout" svg:x1="17.25cm" svg:y1="21.25cm" svg:x2="17.25cm" svg:y2="23.25cm">
          <text:p/>
        </draw:line>
        <draw:line draw:style-name="gr4" draw:text-style-name="P1" draw:layer="layout" svg:x1="12.5cm" svg:y1="21.5cm" svg:x2="12.5cm" svg:y2="23cm">
          <text:p/>
        </draw:line>
        <draw:line draw:style-name="gr4" draw:text-style-name="P1" draw:layer="layout" svg:x1="13cm" svg:y1="21.5cm" svg:x2="13cm" svg:y2="23cm">
          <text:p/>
        </draw:line>
        <draw:ellipse draw:style-name="gr8" draw:text-style-name="P4" draw:layer="layout" svg:width="0.75cm" svg:height="1cm" svg:x="11.374cm" svg:y="20.788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3.128cm 23.75cm)" draw:kind="arc" draw:start-angle="228.8" draw:end-angle="129.47">
          <text:p/>
        </draw:ellipse>
      </draw:page>
      <draw:page draw:name="page11" draw:style-name="dp1" draw:master-page-name="Default">
        <draw:line draw:style-name="gr2" draw:text-style-name="P1" draw:layer="layout" svg:x1="3.875cm" svg:y1="5cm" svg:x2="6.25cm" svg:y2="5cm">
          <text:p/>
        </draw:line>
        <draw:line draw:style-name="gr2" draw:text-style-name="P1" draw:layer="layout" svg:x1="3.875cm" svg:y1="7cm" svg:x2="6.25cm" svg:y2="7cm">
          <text:p/>
        </draw:line>
        <draw:line draw:style-name="gr2" draw:text-style-name="P1" draw:layer="layout" svg:x1="6.25cm" svg:y1="3.25cm" svg:x2="6.25cm" svg:y2="8.75cm">
          <text:p/>
        </draw:line>
        <draw:line draw:style-name="gr2" draw:text-style-name="P1" draw:layer="layout" svg:x1="6.25cm" svg:y1="5cm" svg:x2="17.25cm" svg:y2="5cm">
          <text:p/>
        </draw:line>
        <draw:line draw:style-name="gr2" draw:text-style-name="P1" draw:layer="layout" svg:x1="6.25cm" svg:y1="7cm" svg:x2="17.25cm" svg:y2="7cm">
          <text:p/>
        </draw:line>
        <draw:line draw:style-name="gr4" draw:text-style-name="P1" draw:layer="layout" svg:x1="6cm" svg:y1="5.25cm" svg:x2="6cm" svg:y2="6.75cm">
          <text:p/>
        </draw:line>
        <draw:line draw:style-name="gr4" draw:text-style-name="P1" draw:layer="layout" svg:x1="5.5cm" svg:y1="5.25cm" svg:x2="5.5cm" svg:y2="6.75cm">
          <text:p/>
        </draw:line>
        <draw:line draw:style-name="gr4" draw:text-style-name="P1" draw:layer="layout" svg:x1="5cm" svg:y1="5.25cm" svg:x2="5cm" svg:y2="6.75cm">
          <text:p/>
        </draw:line>
        <draw:line draw:style-name="gr4" draw:text-style-name="P1" draw:layer="layout" svg:x1="4.5cm" svg:y1="5.25cm" svg:x2="4.5cm" svg:y2="6.75cm">
          <text:p/>
        </draw:line>
        <draw:line draw:style-name="gr4" draw:text-style-name="P1" draw:layer="layout" svg:x1="4cm" svg:y1="5.25cm" svg:x2="4cm" svg:y2="6.75cm">
          <text:p/>
        </draw:line>
        <draw:frame draw:style-name="gr6" draw:text-style-name="P3" draw:layer="layout" svg:width="0.786cm" svg:height="0.725cm" svg:x="3.125cm" svg:y="5.5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3.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5.25cm" svg:y1="5.25cm" svg:x2="15.25cm" svg:y2="6.75cm">
          <text:p/>
        </draw:line>
        <draw:line draw:style-name="gr4" draw:text-style-name="P1" draw:layer="layout" svg:x1="14.75cm" svg:y1="5.25cm" svg:x2="14.75cm" svg:y2="6.75cm">
          <text:p/>
        </draw:line>
        <draw:ellipse draw:style-name="gr8" draw:text-style-name="P4" draw:layer="layout" svg:width="0.75cm" svg:height="1cm" svg:x="14.622cm" svg:y="4.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5.378cm 7.5cm)" draw:kind="arc" draw:start-angle="228.8" draw:end-angle="129.47">
          <text:p/>
        </draw:ellipse>
        <draw:g>
          <draw:line draw:style-name="gr9" draw:text-style-name="P1" draw:layer="layout" svg:x1="14.262cm" svg:y1="7.75cm" svg:x2="15.512cm" svg:y2="7.75cm">
            <text:p/>
          </draw:line>
          <draw:frame draw:style-name="gr19" draw:text-style-name="P2" draw:layer="layout" svg:width="1.455cm" svg:height="0.569cm" svg:x="14.125cm" svg:y="7.806cm">
            <draw:text-box>
              <text:p><text:span text:style-name="T1">Wave 1</text:span></text:p>
            </draw:text-box>
          </draw:frame>
        </draw:g>
        <draw:g>
          <draw:line draw:style-name="gr11" draw:text-style-name="P1" draw:layer="layout" svg:x1="14.399cm" svg:y1="4.25cm" svg:x2="15.649cm" svg:y2="4.25cm">
            <text:p/>
          </draw:line>
          <draw:frame draw:style-name="gr12" draw:text-style-name="P6" draw:layer="layout" svg:width="1.399cm" svg:height="0.569cm" svg:x="14.25cm" svg:y="3.68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3.875cm" svg:y1="2.25cm" svg:x2="6.25cm" svg:y2="2.25cm">
          <text:p/>
        </draw:line>
        <draw:line draw:style-name="gr18" draw:text-style-name="P1" draw:layer="layout" svg:x1="3.875cm" svg:y1="2.75cm" svg:x2="6.25cm" svg:y2="2.75cm">
          <text:p/>
        </draw:line>
        <draw:line draw:style-name="gr2" draw:text-style-name="P1" draw:layer="layout" svg:x1="15.75cm" svg:y1="2.25cm" svg:x2="15.75cm" svg:y2="2.75cm">
          <text:p/>
        </draw:line>
        <draw:g>
          <draw:line draw:style-name="gr7" draw:text-style-name="P1" draw:layer="layout" svg:x1="14.25cm" svg:y1="6.75cm" svg:x2="14.25cm" svg:y2="5.25cm">
            <text:p/>
          </draw:line>
          <draw:ellipse draw:style-name="gr8" draw:text-style-name="P4" draw:layer="layout" svg:width="0.75cm" svg:height="1cm" draw:transform="rotate (1.5707963267949) translate (13.75cm 6.503cm)" draw:kind="arc" draw:start-angle="228.8" draw:end-angle="129.47">
            <text:p/>
          </draw:ellipse>
        </draw:g>
        <draw:g>
          <draw:line draw:style-name="gr3" draw:text-style-name="P1" draw:layer="layout" svg:x1="6.125cm" svg:y1="4.875cm" svg:x2="6.375cm" svg:y2="5.125cm">
            <text:p/>
          </draw:line>
          <draw:line draw:style-name="gr3" draw:text-style-name="P1" draw:layer="layout" svg:x1="6.375cm" svg:y1="4.875cm" svg:x2="6.125cm" svg:y2="5.125cm">
            <text:p/>
          </draw:line>
        </draw:g>
        <draw:line draw:style-name="gr2" draw:text-style-name="P1" draw:layer="layout" svg:x1="6.25cm" svg:y1="2.25cm" svg:x2="6.25cm" svg:y2="2.75cm">
          <text:p/>
        </draw:line>
        <draw:line draw:style-name="gr2" draw:text-style-name="P1" draw:layer="layout" svg:x1="6.25cm" svg:y1="2.75cm" svg:x2="14.25cm" svg:y2="2.75cm">
          <text:p/>
        </draw:line>
        <draw:line draw:style-name="gr2" draw:text-style-name="P1" draw:layer="layout" svg:x1="15.75cm" svg:y1="2.75cm" svg:x2="17.25cm" svg:y2="2.75cm">
          <text:p/>
        </draw:line>
        <draw:line draw:style-name="gr2" draw:text-style-name="P1" draw:layer="layout" svg:x1="3.875cm" svg:y1="13cm" svg:x2="6.25cm" svg:y2="13cm">
          <text:p/>
        </draw:line>
        <draw:line draw:style-name="gr2" draw:text-style-name="P1" draw:layer="layout" svg:x1="3.875cm" svg:y1="15cm" svg:x2="6.25cm" svg:y2="15cm">
          <text:p/>
        </draw:line>
        <draw:line draw:style-name="gr2" draw:text-style-name="P1" draw:layer="layout" svg:x1="6.25cm" svg:y1="11.25cm" svg:x2="6.25cm" svg:y2="16.75cm">
          <text:p/>
        </draw:line>
        <draw:line draw:style-name="gr2" draw:text-style-name="P1" draw:layer="layout" svg:x1="6.25cm" svg:y1="13cm" svg:x2="17.25cm" svg:y2="13cm">
          <text:p/>
        </draw:line>
        <draw:line draw:style-name="gr2" draw:text-style-name="P1" draw:layer="layout" svg:x1="6.25cm" svg:y1="15cm" svg:x2="17.25cm" svg:y2="15cm">
          <text:p/>
        </draw:line>
        <draw:line draw:style-name="gr4" draw:text-style-name="P1" draw:layer="layout" svg:x1="6cm" svg:y1="13.25cm" svg:x2="6cm" svg:y2="14.75cm">
          <text:p/>
        </draw:line>
        <draw:line draw:style-name="gr4" draw:text-style-name="P1" draw:layer="layout" svg:x1="5.5cm" svg:y1="13.25cm" svg:x2="5.5cm" svg:y2="14.75cm">
          <text:p/>
        </draw:line>
        <draw:line draw:style-name="gr4" draw:text-style-name="P1" draw:layer="layout" svg:x1="5cm" svg:y1="13.25cm" svg:x2="5cm" svg:y2="14.75cm">
          <text:p/>
        </draw:line>
        <draw:line draw:style-name="gr4" draw:text-style-name="P1" draw:layer="layout" svg:x1="4.5cm" svg:y1="13.25cm" svg:x2="4.5cm" svg:y2="14.75cm">
          <text:p/>
        </draw:line>
        <draw:line draw:style-name="gr4" draw:text-style-name="P1" draw:layer="layout" svg:x1="4cm" svg:y1="13.25cm" svg:x2="4cm" svg:y2="14.75cm">
          <text:p/>
        </draw:line>
        <draw:frame draw:style-name="gr5" draw:text-style-name="P2" draw:layer="layout" svg:width="2.75cm" svg:height="1.205cm" svg:x="3.5cm" svg:y="11.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875cm" svg:y1="10.25cm" svg:x2="6.25cm" svg:y2="10.25cm">
          <text:p/>
        </draw:line>
        <draw:line draw:style-name="gr18" draw:text-style-name="P1" draw:layer="layout" svg:x1="3.875cm" svg:y1="10.75cm" svg:x2="6.25cm" svg:y2="10.75cm">
          <text:p/>
        </draw:line>
        <draw:g>
          <draw:line draw:style-name="gr3" draw:text-style-name="P1" draw:layer="layout" svg:x1="6.125cm" svg:y1="12.875cm" svg:x2="6.375cm" svg:y2="13.125cm">
            <text:p/>
          </draw:line>
          <draw:line draw:style-name="gr3" draw:text-style-name="P1" draw:layer="layout" svg:x1="6.375cm" svg:y1="12.875cm" svg:x2="6.125cm" svg:y2="13.125cm">
            <text:p/>
          </draw:line>
        </draw:g>
        <draw:line draw:style-name="gr2" draw:text-style-name="P1" draw:layer="layout" svg:x1="6.25cm" svg:y1="10.25cm" svg:x2="6.25cm" svg:y2="10.75cm">
          <text:p/>
        </draw:line>
        <draw:line draw:style-name="gr2" draw:text-style-name="P1" draw:layer="layout" svg:x1="6.25cm" svg:y1="10.75cm" svg:x2="17.25cm" svg:y2="10.75cm">
          <text:p/>
        </draw:line>
        <draw:line draw:style-name="gr2" draw:text-style-name="P1" draw:layer="layout" svg:x1="14.25cm" svg:y1="2.25cm" svg:x2="14.25cm" svg:y2="2.75cm">
          <text:p/>
        </draw:line>
        <draw:line draw:style-name="gr2" draw:text-style-name="P1" draw:layer="layout" svg:x1="14.25cm" svg:y1="2.25cm" svg:x2="15.75cm" svg:y2="2.25cm">
          <text:p/>
        </draw:line>
        <draw:line draw:style-name="gr2" draw:text-style-name="P1" draw:layer="layout" svg:x1="3.875cm" svg:y1="21.5cm" svg:x2="6.25cm" svg:y2="21.5cm">
          <text:p/>
        </draw:line>
        <draw:line draw:style-name="gr2" draw:text-style-name="P1" draw:layer="layout" svg:x1="3.875cm" svg:y1="23.5cm" svg:x2="6.25cm" svg:y2="23.5cm">
          <text:p/>
        </draw:line>
        <draw:line draw:style-name="gr2" draw:text-style-name="P1" draw:layer="layout" svg:x1="6.25cm" svg:y1="19.75cm" svg:x2="6.25cm" svg:y2="25.25cm">
          <text:p/>
        </draw:line>
        <draw:line draw:style-name="gr2" draw:text-style-name="P1" draw:layer="layout" svg:x1="6.25cm" svg:y1="21.5cm" svg:x2="17.25cm" svg:y2="21.5cm">
          <text:p/>
        </draw:line>
        <draw:line draw:style-name="gr2" draw:text-style-name="P1" draw:layer="layout" svg:x1="6.25cm" svg:y1="23.5cm" svg:x2="17.25cm" svg:y2="23.5cm">
          <text:p/>
        </draw:line>
        <draw:line draw:style-name="gr4" draw:text-style-name="P1" draw:layer="layout" svg:x1="6cm" svg:y1="21.75cm" svg:x2="6cm" svg:y2="23.25cm">
          <text:p/>
        </draw:line>
        <draw:line draw:style-name="gr4" draw:text-style-name="P1" draw:layer="layout" svg:x1="5.5cm" svg:y1="21.75cm" svg:x2="5.5cm" svg:y2="23.25cm">
          <text:p/>
        </draw:line>
        <draw:line draw:style-name="gr4" draw:text-style-name="P1" draw:layer="layout" svg:x1="5cm" svg:y1="21.75cm" svg:x2="5cm" svg:y2="23.25cm">
          <text:p/>
        </draw:line>
        <draw:line draw:style-name="gr4" draw:text-style-name="P1" draw:layer="layout" svg:x1="4.5cm" svg:y1="21.75cm" svg:x2="4.5cm" svg:y2="23.25cm">
          <text:p/>
        </draw:line>
        <draw:line draw:style-name="gr4" draw:text-style-name="P1" draw:layer="layout" svg:x1="4cm" svg:y1="21.75cm" svg:x2="4cm" svg:y2="23.25cm">
          <text:p/>
        </draw:line>
        <draw:frame draw:style-name="gr6" draw:text-style-name="P3" draw:layer="layout" svg:width="0.786cm" svg:height="0.725cm" svg:x="3.125cm" svg:y="22.0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.2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4.75cm" svg:y1="23.25cm" svg:x2="14.75cm" svg:y2="21.75cm">
          <text:p/>
        </draw:line>
        <draw:line draw:style-name="gr2" draw:text-style-name="P1" draw:layer="layout" svg:x1="3.875cm" svg:y1="18.75cm" svg:x2="6.25cm" svg:y2="18.75cm">
          <text:p/>
        </draw:line>
        <draw:line draw:style-name="gr18" draw:text-style-name="P1" draw:layer="layout" svg:x1="3.875cm" svg:y1="19.25cm" svg:x2="6.25cm" svg:y2="19.25cm">
          <text:p/>
        </draw:line>
        <draw:line draw:style-name="gr2" draw:text-style-name="P1" draw:layer="layout" svg:x1="15.75cm" svg:y1="19.25cm" svg:x2="15.75cm" svg:y2="19.75cm">
          <text:p/>
        </draw:line>
        <draw:g>
          <draw:line draw:style-name="gr3" draw:text-style-name="P1" draw:layer="layout" svg:x1="6.125cm" svg:y1="21.375cm" svg:x2="6.375cm" svg:y2="21.625cm">
            <text:p/>
          </draw:line>
          <draw:line draw:style-name="gr3" draw:text-style-name="P1" draw:layer="layout" svg:x1="6.375cm" svg:y1="21.375cm" svg:x2="6.125cm" svg:y2="21.625cm">
            <text:p/>
          </draw:line>
        </draw:g>
        <draw:line draw:style-name="gr2" draw:text-style-name="P1" draw:layer="layout" svg:x1="6.25cm" svg:y1="18.75cm" svg:x2="6.25cm" svg:y2="19.25cm">
          <text:p/>
        </draw:line>
        <draw:line draw:style-name="gr2" draw:text-style-name="P1" draw:layer="layout" svg:x1="6.25cm" svg:y1="19.25cm" svg:x2="14.25cm" svg:y2="19.25cm">
          <text:p/>
        </draw:line>
        <draw:line draw:style-name="gr2" draw:text-style-name="P1" draw:layer="layout" svg:x1="15.75cm" svg:y1="19.25cm" svg:x2="17.25cm" svg:y2="19.25cm">
          <text:p/>
        </draw:line>
        <draw:line draw:style-name="gr2" draw:text-style-name="P1" draw:layer="layout" svg:x1="14.25cm" svg:y1="19.25cm" svg:x2="14.25cm" svg:y2="19.75cm">
          <text:p/>
        </draw:line>
        <draw:line draw:style-name="gr2" draw:text-style-name="P1" draw:layer="layout" svg:x1="14.25cm" svg:y1="19.75cm" svg:x2="15.75cm" svg:y2="19.75cm">
          <text:p/>
        </draw:line>
        <draw:g>
          <draw:line draw:style-name="gr9" draw:text-style-name="P1" draw:layer="layout" svg:x1="15.5cm" svg:y1="24.25cm" svg:x2="14.25cm" svg:y2="24.25cm">
            <text:p/>
          </draw:line>
          <draw:frame draw:style-name="gr19" draw:text-style-name="P2" draw:layer="layout" svg:width="1.455cm" svg:height="0.569cm" svg:x="14.25cm" svg:y="24.306cm">
            <draw:text-box>
              <text:p><text:span text:style-name="T1">Wave 0</text:span></text:p>
            </draw:text-box>
          </draw:frame>
        </draw:g>
        <draw:g>
          <draw:line draw:style-name="gr9" draw:text-style-name="P1" draw:layer="layout" svg:x1="15.762cm" svg:y1="24.25cm" svg:x2="17.012cm" svg:y2="24.25cm">
            <text:p/>
          </draw:line>
          <draw:frame draw:style-name="gr19" draw:text-style-name="P2" draw:layer="layout" svg:width="1.455cm" svg:height="0.569cm" svg:x="15.625cm" svg:y="24.306cm">
            <draw:text-box>
              <text:p><text:span text:style-name="T1">Wave 1</text:span></text:p>
            </draw:text-box>
          </draw:frame>
        </draw:g>
        <draw:g>
          <draw:line draw:style-name="gr9" draw:text-style-name="P1" draw:layer="layout" svg:x1="17cm" svg:y1="7.75cm" svg:x2="15.75cm" svg:y2="7.75cm">
            <text:p/>
          </draw:line>
          <draw:frame draw:style-name="gr19" draw:text-style-name="P2" draw:layer="layout" svg:width="1.455cm" svg:height="0.569cm" svg:x="15.75cm" svg:y="7.806cm">
            <draw:text-box>
              <text:p><text:span text:style-name="T1">Wave 0</text:span></text:p>
            </draw:text-box>
          </draw:frame>
        </draw:g>
        <draw:line draw:style-name="gr18" draw:text-style-name="P1" draw:layer="layout" svg:x1="14.25cm" svg:y1="2.75cm" svg:x2="15.75cm" svg:y2="2.75cm">
          <text:p/>
        </draw:line>
        <draw:line draw:style-name="gr18" draw:text-style-name="P1" draw:layer="layout" svg:x1="14.25cm" svg:y1="19.25cm" svg:x2="15.75cm" svg:y2="19.25cm">
          <text:p/>
        </draw:line>
        <draw:g>
          <draw:line draw:style-name="gr7" draw:text-style-name="P1" draw:layer="layout" svg:x1="14.25cm" svg:y1="23.25cm" svg:x2="14.25cm" svg:y2="21.75cm">
            <text:p/>
          </draw:line>
          <draw:ellipse draw:style-name="gr8" draw:text-style-name="P4" draw:layer="layout" svg:width="0.75cm" svg:height="1cm" draw:transform="rotate (1.5707963267949) translate (13.75cm 23.003cm)" draw:kind="arc" draw:start-angle="228.8" draw:end-angle="129.47">
            <text:p/>
          </draw:ellipse>
        </draw:g>
        <draw:line draw:style-name="gr2" draw:text-style-name="P1" draw:layer="layout" svg:x1="17.25cm" svg:y1="5cm" svg:x2="17.25cm" svg:y2="7cm">
          <text:p/>
        </draw:line>
        <draw:line draw:style-name="gr2" draw:text-style-name="P1" draw:layer="layout" svg:x1="17.25cm" svg:y1="13cm" svg:x2="17.25cm" svg:y2="15cm">
          <text:p/>
        </draw:line>
        <draw:g>
          <draw:line draw:style-name="gr7" draw:text-style-name="P1" draw:layer="layout" svg:x1="17.25cm" svg:y1="5.25cm" svg:x2="17.25cm" svg:y2="6.75cm">
            <text:p/>
          </draw:line>
          <draw:ellipse draw:style-name="gr15" draw:text-style-name="P4" draw:layer="layout" svg:width="0.75cm" svg:height="1cm" draw:transform="rotate (-1.5707963267949) translate (17.75cm 5.2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5.747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6.375cm" svg:y="4.5cm" draw:kind="arc" draw:start-angle="228.8" draw:end-angle="129.47">
            <text:p/>
          </draw:ellipse>
          <draw:ellipse draw:style-name="gr8" draw:text-style-name="P4" draw:layer="layout" svg:width="0.75cm" svg:height="1cm" svg:x="15.875cm" svg:y="4.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6.631cm 7.5cm)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7.131cm 7.5cm)" draw:kind="arc" draw:start-angle="228.8" draw:end-angle="129.47">
            <text:p/>
          </draw:ellipse>
        </draw:g>
        <draw:g>
          <draw:line draw:style-name="gr7" draw:text-style-name="P1" draw:layer="layout" svg:x1="15.75cm" svg:y1="6.75cm" svg:x2="15.75cm" svg:y2="5.25cm">
            <text:p/>
          </draw:line>
          <draw:ellipse draw:style-name="gr8" draw:text-style-name="P4" draw:layer="layout" svg:width="0.75cm" svg:height="1cm" draw:transform="rotate (1.5707963267949) translate (15.25cm 6.503cm)" draw:kind="arc" draw:start-angle="228.8" draw:end-angle="129.47">
            <text:p/>
          </draw:ellipse>
        </draw:g>
        <draw:g>
          <draw:line draw:style-name="gr7" draw:text-style-name="P1" draw:layer="layout" svg:x1="15cm" svg:y1="14.75cm" svg:x2="15cm" svg:y2="13.25cm">
            <text:p/>
          </draw:line>
          <draw:ellipse draw:style-name="gr15" draw:text-style-name="P4" draw:layer="layout" svg:width="0.75cm" svg:height="1cm" draw:transform="rotate (1.5707963267949) translate (14.5cm 14.75cm)" draw:kind="arc" draw:start-angle="228.8" draw:end-angle="129.47">
            <text:p/>
          </draw:ellipse>
          <draw:ellipse draw:style-name="gr15" draw:text-style-name="P4" draw:layer="layout" svg:width="0.75cm" svg:height="1cm" draw:transform="rotate (1.5707963267949) translate (14.5cm 14.253cm)" draw:kind="arc" draw:start-angle="228.8" draw:end-angle="129.47">
            <text:p/>
          </draw:ellipse>
        </draw:g>
        <draw:g>
          <draw:line draw:style-name="gr7" draw:text-style-name="P1" draw:layer="layout" svg:x1="17.25cm" svg:y1="13.25cm" svg:x2="17.25cm" svg:y2="14.75cm">
            <text:p/>
          </draw:line>
          <draw:ellipse draw:style-name="gr15" draw:text-style-name="P4" draw:layer="layout" svg:width="0.75cm" svg:height="1cm" draw:transform="rotate (-1.5707963267949) translate (17.75cm 13.2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13.747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6.244cm" svg:y="12.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7cm 15.5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5.744cm" svg:y="12.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6.5cm 15.5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5.244cm" svg:y="12.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6cm 15.5cm)" draw:kind="arc" draw:start-angle="228.8" draw:end-angle="129.47">
            <text:p/>
          </draw:ellipse>
        </draw:g>
        <draw:line draw:style-name="gr4" draw:text-style-name="P1" draw:layer="layout" svg:x1="15.25cm" svg:y1="23.25cm" svg:x2="15.25cm" svg:y2="21.75cm">
          <text:p/>
        </draw:line>
        <draw:g>
          <draw:line draw:style-name="gr7" draw:text-style-name="P1" draw:layer="layout" svg:x1="15.75cm" svg:y1="23.25cm" svg:x2="15.75cm" svg:y2="21.75cm">
            <text:p/>
          </draw:line>
          <draw:ellipse draw:style-name="gr8" draw:text-style-name="P4" draw:layer="layout" svg:width="0.75cm" svg:height="1cm" draw:transform="rotate (1.5707963267949) translate (15.25cm 23.003cm)" draw:kind="arc" draw:start-angle="228.8" draw:end-angle="129.47">
            <text:p/>
          </draw:ellipse>
        </draw:g>
        <draw:line draw:style-name="gr2" draw:text-style-name="P1" draw:layer="layout" svg:x1="17.25cm" svg:y1="21.5cm" svg:x2="17.25cm" svg:y2="23.5cm">
          <text:p/>
        </draw:line>
        <draw:g>
          <draw:line draw:style-name="gr7" draw:text-style-name="P1" draw:layer="layout" svg:x1="17.25cm" svg:y1="21.75cm" svg:x2="17.25cm" svg:y2="23.25cm">
            <text:p/>
          </draw:line>
          <draw:ellipse draw:style-name="gr15" draw:text-style-name="P4" draw:layer="layout" svg:width="0.75cm" svg:height="1cm" draw:transform="rotate (-1.5707963267949) translate (17.75cm 21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22.247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6.372cm" svg:y="21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7.128cm 24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5.869cm" svg:y="21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6.625cm 24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4.619cm" svg:y="21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5.375cm 24cm)" draw:kind="arc" draw:start-angle="228.8" draw:end-angle="129.47">
            <text:p/>
          </draw:ellipse>
        </draw:g>
        <draw:g>
          <draw:line draw:style-name="gr11" draw:text-style-name="P1" draw:layer="layout" svg:x1="15.625cm" svg:y1="20.75cm" svg:x2="14.375cm" svg:y2="20.75cm">
            <text:p/>
          </draw:line>
          <draw:frame draw:style-name="gr12" draw:text-style-name="P6" draw:layer="layout" svg:width="1.399cm" svg:height="0.569cm" svg:x="14.476cm" svg:y="20.181cm">
            <draw:text-box>
              <text:p><text:span text:style-name="T4">Energy</text:span></text:p>
            </draw:text-box>
          </draw:frame>
        </draw:g>
      </draw:page>
      <draw:page draw:name="page12" draw:style-name="dp1" draw:master-page-name="Default">
        <draw:line draw:style-name="gr2" draw:text-style-name="P1" draw:layer="layout" svg:x1="3.875cm" svg:y1="5.25cm" svg:x2="6.25cm" svg:y2="5.25cm">
          <text:p/>
        </draw:line>
        <draw:line draw:style-name="gr2" draw:text-style-name="P1" draw:layer="layout" svg:x1="3.875cm" svg:y1="7.25cm" svg:x2="6.25cm" svg:y2="7.25cm">
          <text:p/>
        </draw:line>
        <draw:line draw:style-name="gr2" draw:text-style-name="P1" draw:layer="layout" svg:x1="6.25cm" svg:y1="3.5cm" svg:x2="6.25cm" svg:y2="9cm">
          <text:p/>
        </draw:line>
        <draw:line draw:style-name="gr2" draw:text-style-name="P1" draw:layer="layout" svg:x1="6.25cm" svg:y1="5.25cm" svg:x2="17.25cm" svg:y2="5.25cm">
          <text:p/>
        </draw:line>
        <draw:line draw:style-name="gr2" draw:text-style-name="P1" draw:layer="layout" svg:x1="6.25cm" svg:y1="7.25cm" svg:x2="17.25cm" svg:y2="7.25cm">
          <text:p/>
        </draw:line>
        <draw:line draw:style-name="gr4" draw:text-style-name="P1" draw:layer="layout" svg:x1="6cm" svg:y1="5.5cm" svg:x2="6cm" svg:y2="7cm">
          <text:p/>
        </draw:line>
        <draw:line draw:style-name="gr4" draw:text-style-name="P1" draw:layer="layout" svg:x1="5.5cm" svg:y1="5.5cm" svg:x2="5.5cm" svg:y2="7cm">
          <text:p/>
        </draw:line>
        <draw:line draw:style-name="gr4" draw:text-style-name="P1" draw:layer="layout" svg:x1="5cm" svg:y1="5.5cm" svg:x2="5cm" svg:y2="7cm">
          <text:p/>
        </draw:line>
        <draw:line draw:style-name="gr4" draw:text-style-name="P1" draw:layer="layout" svg:x1="4.5cm" svg:y1="5.5cm" svg:x2="4.5cm" svg:y2="7cm">
          <text:p/>
        </draw:line>
        <draw:line draw:style-name="gr4" draw:text-style-name="P1" draw:layer="layout" svg:x1="4cm" svg:y1="5.5cm" svg:x2="4cm" svg:y2="7cm">
          <text:p/>
        </draw:line>
        <draw:frame draw:style-name="gr6" draw:text-style-name="P3" draw:layer="layout" svg:width="0.786cm" svg:height="0.725cm" svg:x="3.125cm" svg:y="5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4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cm" svg:y1="7cm" svg:x2="9.5cm" svg:y2="5.5cm">
          <text:p/>
        </draw:line>
        <draw:line draw:style-name="gr4" draw:text-style-name="P1" draw:layer="layout" svg:x1="11.5cm" svg:y1="7cm" svg:x2="11.5cm" svg:y2="5.5cm">
          <text:p/>
        </draw:line>
        <draw:line draw:style-name="gr4" draw:text-style-name="P1" draw:layer="layout" svg:x1="11cm" svg:y1="7cm" svg:x2="11cm" svg:y2="5.5cm">
          <text:p/>
        </draw:line>
        <draw:line draw:style-name="gr4" draw:text-style-name="P1" draw:layer="layout" svg:x1="10.5cm" svg:y1="7cm" svg:x2="10.5cm" svg:y2="5.5cm">
          <text:p/>
        </draw:line>
        <draw:line draw:style-name="gr4" draw:text-style-name="P1" draw:layer="layout" svg:x1="10cm" svg:y1="7cm" svg:x2="10cm" svg:y2="5.5cm">
          <text:p/>
        </draw:line>
        <draw:line draw:style-name="gr4" draw:text-style-name="P1" draw:layer="layout" svg:x1="12cm" svg:y1="7cm" svg:x2="12cm" svg:y2="5.5cm">
          <text:p/>
        </draw:line>
        <draw:ellipse draw:style-name="gr8" draw:text-style-name="P4" draw:layer="layout" svg:width="0.75cm" svg:height="1cm" svg:x="9.378cm" svg:y="4.75cm" draw:kind="arc" draw:start-angle="228.8" draw:end-angle="129.47">
          <text:p/>
        </draw:ellipse>
        <draw:ellipse draw:style-name="gr8" draw:text-style-name="P4" draw:layer="layout" svg:width="0.75cm" svg:height="1cm" svg:x="10.375cm" svg:y="4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131cm 7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131cm 7.75cm)" draw:kind="arc" draw:start-angle="228.8" draw:end-angle="129.47">
          <text:p/>
        </draw:ellipse>
        <draw:g>
          <draw:ellipse draw:style-name="gr8" draw:text-style-name="P4" draw:layer="layout" svg:width="0.75cm" svg:height="1cm" svg:x="11.375cm" svg:y="4.7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2.128cm 7.75cm)" draw:kind="arc" draw:start-angle="228.8" draw:end-angle="129.47">
            <text:p/>
          </draw:ellipse>
        </draw:g>
        <draw:g>
          <draw:line draw:style-name="gr7" draw:text-style-name="P1" draw:layer="layout" svg:x1="13.5cm" svg:y1="5.5cm" svg:x2="13.5cm" svg:y2="7cm">
            <text:p/>
          </draw:line>
          <draw:ellipse draw:style-name="gr8" draw:text-style-name="P4" draw:layer="layout" svg:width="0.75cm" svg:height="1cm" draw:transform="rotate (-1.5707963267949) translate (14cm 5.747cm)" draw:kind="arc" draw:start-angle="228.8" draw:end-angle="129.47">
            <text:p/>
          </draw:ellipse>
        </draw:g>
        <draw:line draw:style-name="gr2" draw:text-style-name="P1" draw:layer="layout" svg:x1="13.5cm" svg:y1="3cm" svg:x2="17.25cm" svg:y2="3cm">
          <text:p/>
        </draw:line>
        <draw:line draw:style-name="gr2" draw:text-style-name="P1" draw:layer="layout" svg:x1="3.875cm" svg:y1="2.5cm" svg:x2="6.25cm" svg:y2="2.5cm">
          <text:p/>
        </draw:line>
        <draw:frame draw:style-name="gr6" draw:text-style-name="P13" draw:layer="layout" svg:width="0.786cm" svg:height="0.725cm" svg:x="2.839cm" svg:y="2.4cm">
          <draw:text-box>
            <text:p><text:span text:style-name="T8">V</text:span></text:p>
          </draw:text-box>
        </draw:frame>
        <draw:line draw:style-name="gr18" draw:text-style-name="P1" draw:layer="layout" svg:x1="3.875cm" svg:y1="3cm" svg:x2="6.25cm" svg:y2="3cm">
          <text:p/>
        </draw:line>
        <draw:line draw:style-name="gr2" draw:text-style-name="P1" draw:layer="layout" svg:x1="9cm" svg:y1="3cm" svg:x2="9cm" svg:y2="3.5cm">
          <text:p/>
        </draw:line>
        <draw:g>
          <draw:line draw:style-name="gr7" draw:text-style-name="P1" draw:layer="layout" svg:x1="9cm" svg:y1="7cm" svg:x2="9cm" svg:y2="5.5cm">
            <text:p/>
          </draw:line>
          <draw:ellipse draw:style-name="gr8" draw:text-style-name="P4" draw:layer="layout" svg:width="0.75cm" svg:height="1cm" draw:transform="rotate (1.5707963267949) translate (8.5cm 6.753cm)" draw:kind="arc" draw:start-angle="228.8" draw:end-angle="129.47">
            <text:p/>
          </draw:ellipse>
        </draw:g>
        <draw:g>
          <draw:line draw:style-name="gr3" draw:text-style-name="P1" draw:layer="layout" svg:x1="6.125cm" svg:y1="5.125cm" svg:x2="6.375cm" svg:y2="5.375cm">
            <text:p/>
          </draw:line>
          <draw:line draw:style-name="gr3" draw:text-style-name="P1" draw:layer="layout" svg:x1="6.375cm" svg:y1="5.125cm" svg:x2="6.125cm" svg:y2="5.375cm">
            <text:p/>
          </draw:line>
        </draw:g>
        <draw:line draw:style-name="gr2" draw:text-style-name="P1" draw:layer="layout" svg:x1="6.25cm" svg:y1="2.5cm" svg:x2="6.25cm" svg:y2="3cm">
          <text:p/>
        </draw:line>
        <draw:line draw:style-name="gr2" draw:text-style-name="P1" draw:layer="layout" svg:x1="13.5cm" svg:y1="3cm" svg:x2="13.5cm" svg:y2="3.5cm">
          <text:p/>
        </draw:line>
        <draw:line draw:style-name="gr2" draw:text-style-name="P1" draw:layer="layout" svg:x1="9cm" svg:y1="3.5cm" svg:x2="13.5cm" svg:y2="3.5cm">
          <text:p/>
        </draw:line>
        <draw:line draw:style-name="gr18" draw:text-style-name="P1" draw:layer="layout" svg:x1="9cm" svg:y1="3cm" svg:x2="13.5cm" svg:y2="3cm">
          <text:p/>
        </draw:line>
        <draw:line draw:style-name="gr2" draw:text-style-name="P1" draw:layer="layout" svg:x1="6.25cm" svg:y1="3cm" svg:x2="9cm" svg:y2="3cm">
          <text:p/>
        </draw:line>
        <draw:g>
          <draw:line draw:style-name="gr9" draw:text-style-name="P1" draw:layer="layout" svg:x1="10.25cm" svg:y1="8cm" svg:x2="9cm" svg:y2="8cm">
            <text:p/>
          </draw:line>
          <draw:frame draw:style-name="gr19" draw:text-style-name="P2" draw:layer="layout" svg:width="1.455cm" svg:height="0.569cm" svg:x="9cm" svg:y="8.056cm">
            <draw:text-box>
              <text:p><text:span text:style-name="T1">Wave 0</text:span></text:p>
            </draw:text-box>
          </draw:frame>
        </draw:g>
        <draw:g>
          <draw:line draw:style-name="gr9" draw:text-style-name="P1" draw:layer="layout" svg:x1="14.75cm" svg:y1="8cm" svg:x2="13.5cm" svg:y2="8cm">
            <text:p/>
          </draw:line>
          <draw:frame draw:style-name="gr19" draw:text-style-name="P2" draw:layer="layout" svg:width="1.455cm" svg:height="0.569cm" svg:x="13.5cm" svg:y="8.056cm">
            <draw:text-box>
              <text:p><text:span text:style-name="T1">Wave 1</text:span></text:p>
            </draw:text-box>
          </draw:frame>
        </draw:g>
        <draw:g>
          <draw:ellipse draw:style-name="gr8" draw:text-style-name="P4" draw:layer="layout" svg:width="0.75cm" svg:height="1cm" svg:x="12.375cm" svg:y="4.7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3.128cm 7.75cm)" draw:kind="arc" draw:start-angle="228.8" draw:end-angle="129.47">
            <text:p/>
          </draw:ellipse>
        </draw:g>
        <draw:line draw:style-name="gr4" draw:text-style-name="P1" draw:layer="layout" svg:x1="12.5cm" svg:y1="7cm" svg:x2="12.5cm" svg:y2="5.5cm">
          <text:p/>
        </draw:line>
        <draw:line draw:style-name="gr4" draw:text-style-name="P1" draw:layer="layout" svg:x1="13cm" svg:y1="7cm" svg:x2="13cm" svg:y2="5.5cm">
          <text:p/>
        </draw:line>
        <draw:line draw:style-name="gr2" draw:text-style-name="P1" draw:layer="layout" svg:x1="17.25cm" svg:y1="5.25cm" svg:x2="17.25cm" svg:y2="7.25cm">
          <text:p/>
        </draw:line>
        <draw:g>
          <draw:line draw:style-name="gr11" draw:text-style-name="P1" draw:layer="layout" svg:x1="10.875cm" svg:y1="4.5cm" svg:x2="9.625cm" svg:y2="4.5cm">
            <text:p/>
          </draw:line>
          <draw:frame draw:style-name="gr12" draw:text-style-name="P6" draw:layer="layout" svg:width="1.399cm" svg:height="0.569cm" svg:x="9.726cm" svg:y="3.931cm">
            <draw:text-box>
              <text:p><text:span text:style-name="T4">Energy</text:span></text:p>
            </draw:text-box>
          </draw:frame>
        </draw:g>
      </draw:page>
      <draw:page draw:name="page13" draw:style-name="dp1" draw:master-page-name="Default">
        <draw:line draw:style-name="gr1" draw:text-style-name="P1" draw:layer="layout" svg:x1="3.875cm" svg:y1="4.725cm" svg:x2="6.25cm" svg:y2="4.725cm">
          <text:p/>
        </draw:line>
        <draw:line draw:style-name="gr1" draw:text-style-name="P1" draw:layer="layout" svg:x1="3.875cm" svg:y1="6.725cm" svg:x2="6.25cm" svg:y2="6.725cm">
          <text:p/>
        </draw:line>
        <draw:line draw:style-name="gr2" draw:text-style-name="P1" draw:layer="layout" svg:x1="6.25cm" svg:y1="2.975cm" svg:x2="6.25cm" svg:y2="8.475cm">
          <text:p/>
        </draw:line>
        <draw:line draw:style-name="gr2" draw:text-style-name="P1" draw:layer="layout" svg:x1="6.25cm" svg:y1="4.725cm" svg:x2="17.25cm" svg:y2="4.725cm">
          <text:p/>
        </draw:line>
        <draw:line draw:style-name="gr2" draw:text-style-name="P1" draw:layer="layout" svg:x1="6.25cm" svg:y1="6.725cm" svg:x2="17.25cm" svg:y2="6.725cm">
          <text:p/>
        </draw:line>
        <draw:g>
          <draw:line draw:style-name="gr3" draw:text-style-name="P1" draw:layer="layout" svg:x1="6.125cm" svg:y1="4.6cm" svg:x2="6.375cm" svg:y2="4.85cm">
            <text:p/>
          </draw:line>
          <draw:line draw:style-name="gr3" draw:text-style-name="P1" draw:layer="layout" svg:x1="6.375cm" svg:y1="4.6cm" svg:x2="6.125cm" svg:y2="4.85cm">
            <text:p/>
          </draw:line>
        </draw:g>
        <draw:line draw:style-name="gr4" draw:text-style-name="P1" draw:layer="layout" svg:x1="6cm" svg:y1="6.475cm" svg:x2="6cm" svg:y2="4.975cm">
          <text:p/>
        </draw:line>
        <draw:line draw:style-name="gr4" draw:text-style-name="P1" draw:layer="layout" svg:x1="5.5cm" svg:y1="6.475cm" svg:x2="5.5cm" svg:y2="4.975cm">
          <text:p/>
        </draw:line>
        <draw:line draw:style-name="gr4" draw:text-style-name="P1" draw:layer="layout" svg:x1="5cm" svg:y1="6.475cm" svg:x2="5cm" svg:y2="4.975cm">
          <text:p/>
        </draw:line>
        <draw:line draw:style-name="gr4" draw:text-style-name="P1" draw:layer="layout" svg:x1="4.5cm" svg:y1="6.475cm" svg:x2="4.5cm" svg:y2="4.975cm">
          <text:p/>
        </draw:line>
        <draw:line draw:style-name="gr4" draw:text-style-name="P1" draw:layer="layout" svg:x1="4cm" svg:y1="6.475cm" svg:x2="4cm" svg:y2="4.975cm">
          <text:p/>
        </draw:line>
        <draw:frame draw:style-name="gr5" draw:text-style-name="P2" draw:layer="layout" svg:width="2.75cm" svg:height="1.205cm" svg:x="3.5cm" svg:y="3.4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875cm" svg:y1="13.25cm" svg:x2="4.375cm" svg:y2="13.25cm">
          <text:p/>
        </draw:line>
        <draw:line draw:style-name="gr2" draw:text-style-name="P1" draw:layer="layout" svg:x1="3.875cm" svg:y1="15.25cm" svg:x2="4.375cm" svg:y2="15.25cm">
          <text:p/>
        </draw:line>
        <draw:line draw:style-name="gr2" draw:text-style-name="P1" draw:layer="layout" svg:x1="6.25cm" svg:y1="11.475cm" svg:x2="6.25cm" svg:y2="16.975cm">
          <text:p/>
        </draw:line>
        <draw:line draw:style-name="gr2" draw:text-style-name="P1" draw:layer="layout" svg:x1="6.25cm" svg:y1="13.25cm" svg:x2="17.25cm" svg:y2="13.25cm">
          <text:p/>
        </draw:line>
        <draw:line draw:style-name="gr2" draw:text-style-name="P1" draw:layer="layout" svg:x1="6.25cm" svg:y1="15.25cm" svg:x2="17.25cm" svg:y2="15.25cm">
          <text:p/>
        </draw:line>
        <draw:line draw:style-name="gr4" draw:text-style-name="P1" draw:layer="layout" svg:x1="6cm" svg:y1="14.975cm" svg:x2="6cm" svg:y2="13.475cm">
          <text:p/>
        </draw:line>
        <draw:line draw:style-name="gr4" draw:text-style-name="P1" draw:layer="layout" svg:x1="5.5cm" svg:y1="14.975cm" svg:x2="5.5cm" svg:y2="13.475cm">
          <text:p/>
        </draw:line>
        <draw:line draw:style-name="gr4" draw:text-style-name="P1" draw:layer="layout" svg:x1="5cm" svg:y1="14.975cm" svg:x2="5cm" svg:y2="13.475cm">
          <text:p/>
        </draw:line>
        <draw:line draw:style-name="gr4" draw:text-style-name="P1" draw:layer="layout" svg:x1="4.5cm" svg:y1="14.975cm" svg:x2="4.5cm" svg:y2="13.475cm">
          <text:p/>
        </draw:line>
        <draw:line draw:style-name="gr4" draw:text-style-name="P1" draw:layer="layout" svg:x1="4cm" svg:y1="14.975cm" svg:x2="4cm" svg:y2="13.475cm">
          <text:p/>
        </draw:line>
        <draw:frame draw:style-name="gr6" draw:text-style-name="P3" draw:layer="layout" svg:width="0.786cm" svg:height="0.725cm" svg:x="3.125cm" svg:y="5.2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3.125cm" svg:y="13.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11.9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6.5cm" svg:y1="14.975cm" svg:x2="6.5cm" svg:y2="13.475cm">
          <text:p/>
        </draw:line>
        <draw:line draw:style-name="gr4" draw:text-style-name="P1" draw:layer="layout" svg:x1="8.5cm" svg:y1="14.975cm" svg:x2="8.5cm" svg:y2="13.475cm">
          <text:p/>
        </draw:line>
        <draw:line draw:style-name="gr4" draw:text-style-name="P1" draw:layer="layout" svg:x1="8cm" svg:y1="14.975cm" svg:x2="8cm" svg:y2="13.475cm">
          <text:p/>
        </draw:line>
        <draw:line draw:style-name="gr4" draw:text-style-name="P1" draw:layer="layout" svg:x1="7.5cm" svg:y1="14.975cm" svg:x2="7.5cm" svg:y2="13.475cm">
          <text:p/>
        </draw:line>
        <draw:line draw:style-name="gr4" draw:text-style-name="P1" draw:layer="layout" svg:x1="7cm" svg:y1="14.975cm" svg:x2="7cm" svg:y2="13.475cm">
          <text:p/>
        </draw:line>
        <draw:line draw:style-name="gr4" draw:text-style-name="P1" draw:layer="layout" svg:x1="9cm" svg:y1="14.975cm" svg:x2="9cm" svg:y2="13.475cm">
          <text:p/>
        </draw:line>
        <draw:line draw:style-name="gr7" draw:text-style-name="P1" draw:layer="layout" svg:x1="4.5cm" svg:y1="15.25cm" svg:x2="5.75cm" svg:y2="15.25cm">
          <text:p/>
        </draw:line>
        <draw:line draw:style-name="gr2" draw:text-style-name="P1" draw:layer="layout" svg:x1="5.875cm" svg:y1="13.25cm" svg:x2="6.25cm" svg:y2="13.25cm">
          <text:p/>
        </draw:line>
        <draw:line draw:style-name="gr2" draw:text-style-name="P1" draw:layer="layout" svg:x1="5.875cm" svg:y1="15.25cm" svg:x2="6.25cm" svg:y2="15.25cm">
          <text:p/>
        </draw:line>
        <draw:line draw:style-name="gr7" draw:text-style-name="P1" draw:layer="layout" svg:x1="5.75cm" svg:y1="13.25cm" svg:x2="4.5cm" svg:y2="13.25cm">
          <text:p/>
        </draw:line>
        <draw:ellipse draw:style-name="gr8" draw:text-style-name="P4" draw:layer="layout" svg:width="0.75cm" svg:height="1cm" svg:x="6.372cm" svg:y="14.75cm" draw:kind="arc" draw:start-angle="228.8" draw:end-angle="129.47">
          <text:p/>
        </draw:ellipse>
        <draw:ellipse draw:style-name="gr8" draw:text-style-name="P4" draw:layer="layout" svg:width="0.75cm" svg:height="1cm" svg:x="4.625cm" svg:y="14.75cm" draw:kind="arc" draw:start-angle="228.8" draw:end-angle="129.47">
          <text:p/>
        </draw:ellipse>
        <draw:ellipse draw:style-name="gr8" draw:text-style-name="P4" draw:layer="layout" svg:width="0.75cm" svg:height="1cm" svg:x="7.369cm" svg:y="14.75cm" draw:kind="arc" draw:start-angle="228.8" draw:end-angle="129.47">
          <text:p/>
        </draw:ellipse>
        <draw:ellipse draw:style-name="gr8" draw:text-style-name="P4" draw:layer="layout" svg:width="0.75cm" svg:height="1cm" svg:x="8.369cm" svg:y="14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5cm 1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131cm 1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131cm 1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128cm 13.75cm)" draw:kind="arc" draw:start-angle="228.8" draw:end-angle="129.47">
          <text:p/>
        </draw:ellipse>
        <draw:g>
          <draw:line draw:style-name="gr7" draw:text-style-name="P1" draw:layer="layout" svg:x1="9.5cm" svg:y1="15cm" svg:x2="9.5cm" svg:y2="13.5cm">
            <text:p/>
          </draw:line>
          <draw:ellipse draw:style-name="gr8" draw:text-style-name="P4" draw:layer="layout" svg:width="0.75cm" svg:height="1cm" draw:transform="rotate (1.5707963267949) translate (9cm 14.753cm)" draw:kind="arc" draw:start-angle="228.8" draw:end-angle="129.47">
            <text:p/>
          </draw:ellipse>
        </draw:g>
        <draw:frame draw:style-name="gr6" draw:text-style-name="P5" draw:layer="layout" svg:width="0.786cm" svg:height="0.725cm" svg:x="6.375cm" svg:y="12cm">
          <draw:text-box>
            <text:p><text:span text:style-name="T3">B</text:span></text:p>
          </draw:text-box>
        </draw:frame>
        <draw:g>
          <draw:line draw:style-name="gr9" draw:text-style-name="P1" draw:layer="layout" svg:x1="9.5cm" svg:y1="16cm" svg:x2="10.75cm" svg:y2="16cm">
            <text:p/>
          </draw:line>
          <draw:frame draw:style-name="gr10" draw:text-style-name="P2" draw:layer="layout" svg:width="1.217cm" svg:height="0.569cm" svg:x="9.363cm" svg:y="16cm">
            <draw:text-box>
              <text:p><text:span text:style-name="T1">Wave</text:span></text:p>
            </draw:text-box>
          </draw:frame>
        </draw:g>
        <draw:g>
          <draw:line draw:style-name="gr11" draw:text-style-name="P1" draw:layer="layout" svg:x1="7.649cm" svg:y1="12.5cm" svg:x2="8.899cm" svg:y2="12.5cm">
            <text:p/>
          </draw:line>
          <draw:frame draw:style-name="gr12" draw:text-style-name="P6" draw:layer="layout" svg:width="1.399cm" svg:height="0.569cm" svg:x="7.5cm" svg:y="11.931cm">
            <draw:text-box>
              <text:p><text:span text:style-name="T4">Energy</text:span></text:p>
            </draw:text-box>
          </draw:frame>
        </draw:g>
        <draw:frame draw:style-name="gr13" draw:text-style-name="P5" draw:layer="layout" svg:width="0.595cm" svg:height="0.725cm" svg:x="4.155cm" svg:y="12.62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1.375cm" svg:y="11.638cm">
          <draw:text-box>
            <text:p>i = V / Z0</text:p>
          </draw:text-box>
        </draw:frame>
        <draw:line draw:style-name="gr2" draw:text-style-name="P1" draw:layer="layout" svg:x1="6.25cm" svg:y1="2.25cm" svg:x2="17.25cm" svg:y2="2.25cm">
          <text:p/>
        </draw:line>
        <draw:line draw:style-name="gr2" draw:text-style-name="P1" draw:layer="layout" svg:x1="3.875cm" svg:y1="2.75cm" svg:x2="6.25cm" svg:y2="2.75cm">
          <text:p/>
        </draw:line>
        <draw:frame draw:style-name="gr6" draw:text-style-name="P13" draw:layer="layout" svg:width="0.786cm" svg:height="0.725cm" svg:x="2.875cm" svg:y="2.125cm">
          <draw:text-box>
            <text:p><text:span text:style-name="T8">V</text:span></text:p>
          </draw:text-box>
        </draw:frame>
        <draw:line draw:style-name="gr18" draw:text-style-name="P1" draw:layer="layout" svg:x1="3.875cm" svg:y1="2.25cm" svg:x2="6.25cm" svg:y2="2.25cm">
          <text:p/>
        </draw:line>
        <draw:line draw:style-name="gr2" draw:text-style-name="P1" draw:layer="layout" svg:x1="6.25cm" svg:y1="2.25cm" svg:x2="6.25cm" svg:y2="2.75cm">
          <text:p/>
        </draw:line>
        <draw:line draw:style-name="gr2" draw:text-style-name="P1" draw:layer="layout" svg:x1="9.5cm" svg:y1="10.75cm" svg:x2="17.25cm" svg:y2="10.75cm">
          <text:p/>
        </draw:line>
        <draw:line draw:style-name="gr2" draw:text-style-name="P1" draw:layer="layout" svg:x1="3.875cm" svg:y1="11.25cm" svg:x2="9.5cm" svg:y2="11.25cm">
          <text:p/>
        </draw:line>
        <draw:frame draw:style-name="gr6" draw:text-style-name="P13" draw:layer="layout" svg:width="0.786cm" svg:height="0.725cm" svg:x="2.875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0.75cm" svg:x2="9.5cm" svg:y2="10.75cm">
          <text:p/>
        </draw:line>
        <draw:line draw:style-name="gr2" draw:text-style-name="P1" draw:layer="layout" svg:x1="9.5cm" svg:y1="10.75cm" svg:x2="9.5cm" svg:y2="11.25cm">
          <text:p/>
        </draw:line>
        <draw:line draw:style-name="gr2" draw:text-style-name="P1" draw:layer="layout" svg:x1="3.875cm" svg:y1="21.25cm" svg:x2="6.25cm" svg:y2="21.25cm">
          <text:p/>
        </draw:line>
        <draw:line draw:style-name="gr2" draw:text-style-name="P1" draw:layer="layout" svg:x1="6.25cm" svg:y1="19.5cm" svg:x2="6.25cm" svg:y2="25cm">
          <text:p/>
        </draw:line>
        <draw:line draw:style-name="gr2" draw:text-style-name="P1" draw:layer="layout" svg:x1="6.25cm" svg:y1="21.25cm" svg:x2="17.25cm" svg:y2="21.25cm">
          <text:p/>
        </draw:line>
        <draw:line draw:style-name="gr2" draw:text-style-name="P1" draw:layer="layout" svg:x1="6.25cm" svg:y1="23.25cm" svg:x2="17.25cm" svg:y2="23.25cm">
          <text:p/>
        </draw:line>
        <draw:line draw:style-name="gr4" draw:text-style-name="P1" draw:layer="layout" svg:x1="6cm" svg:y1="23cm" svg:x2="6cm" svg:y2="21.5cm">
          <text:p/>
        </draw:line>
        <draw:line draw:style-name="gr4" draw:text-style-name="P1" draw:layer="layout" svg:x1="5.5cm" svg:y1="23cm" svg:x2="5.5cm" svg:y2="21.5cm">
          <text:p/>
        </draw:line>
        <draw:line draw:style-name="gr4" draw:text-style-name="P1" draw:layer="layout" svg:x1="5cm" svg:y1="23cm" svg:x2="5cm" svg:y2="21.5cm">
          <text:p/>
        </draw:line>
        <draw:line draw:style-name="gr4" draw:text-style-name="P1" draw:layer="layout" svg:x1="4.5cm" svg:y1="23cm" svg:x2="4.5cm" svg:y2="21.5cm">
          <text:p/>
        </draw:line>
        <draw:line draw:style-name="gr4" draw:text-style-name="P1" draw:layer="layout" svg:x1="4cm" svg:y1="23cm" svg:x2="4cm" svg:y2="21.5cm">
          <text:p/>
        </draw:line>
        <draw:frame draw:style-name="gr6" draw:text-style-name="P3" draw:layer="layout" svg:width="0.786cm" svg:height="0.725cm" svg:x="3.125cm" svg:y="21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cm" svg:y1="23cm" svg:x2="9.5cm" svg:y2="21.5cm">
          <text:p/>
        </draw:line>
        <draw:line draw:style-name="gr4" draw:text-style-name="P1" draw:layer="layout" svg:x1="11.5cm" svg:y1="23cm" svg:x2="11.5cm" svg:y2="21.5cm">
          <text:p/>
        </draw:line>
        <draw:line draw:style-name="gr4" draw:text-style-name="P1" draw:layer="layout" svg:x1="11cm" svg:y1="23cm" svg:x2="11cm" svg:y2="21.5cm">
          <text:p/>
        </draw:line>
        <draw:line draw:style-name="gr4" draw:text-style-name="P1" draw:layer="layout" svg:x1="10.5cm" svg:y1="23cm" svg:x2="10.5cm" svg:y2="21.5cm">
          <text:p/>
        </draw:line>
        <draw:line draw:style-name="gr4" draw:text-style-name="P1" draw:layer="layout" svg:x1="10cm" svg:y1="23cm" svg:x2="10cm" svg:y2="21.5cm">
          <text:p/>
        </draw:line>
        <draw:line draw:style-name="gr4" draw:text-style-name="P1" draw:layer="layout" svg:x1="12cm" svg:y1="23cm" svg:x2="12cm" svg:y2="21.5cm">
          <text:p/>
        </draw:line>
        <draw:line draw:style-name="gr2" draw:text-style-name="P1" draw:layer="layout" svg:x1="3.875cm" svg:y1="23.25cm" svg:x2="6.25cm" svg:y2="23.25cm">
          <text:p/>
        </draw:line>
        <draw:ellipse draw:style-name="gr8" draw:text-style-name="P4" draw:layer="layout" svg:width="0.75cm" svg:height="1cm" svg:x="9.375cm" svg:y="22.712cm" draw:kind="arc" draw:start-angle="228.8" draw:end-angle="129.47">
          <text:p/>
        </draw:ellipse>
        <draw:ellipse draw:style-name="gr8" draw:text-style-name="P4" draw:layer="layout" svg:width="0.75cm" svg:height="1cm" svg:x="10.372cm" svg:y="22.712cm" draw:kind="arc" draw:start-angle="228.8" draw:end-angle="129.47">
          <text:p/>
        </draw:ellipse>
        <draw:ellipse draw:style-name="gr8" draw:text-style-name="P4" draw:layer="layout" svg:width="0.75cm" svg:height="1cm" svg:x="12.375cm" svg:y="22.712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cm 21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cm 21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47cm 21.75cm)" draw:kind="arc" draw:start-angle="228.8" draw:end-angle="129.47">
          <text:p/>
        </draw:ellipse>
        <draw:g>
          <draw:line draw:style-name="gr7" draw:text-style-name="P1" draw:layer="layout" svg:x1="9cm" svg:y1="21.5cm" svg:x2="9cm" svg:y2="23cm">
            <text:p/>
          </draw:line>
          <draw:ellipse draw:style-name="gr8" draw:text-style-name="P4" draw:layer="layout" svg:width="0.75cm" svg:height="1cm" draw:transform="rotate (-1.5707963267949) translate (9.5cm 21.747cm)" draw:kind="arc" draw:start-angle="228.8" draw:end-angle="129.47">
            <text:p/>
          </draw:ellipse>
        </draw:g>
        <draw:g>
          <draw:line draw:style-name="gr9" draw:text-style-name="P1" draw:layer="layout" svg:x1="13.512cm" svg:y1="24cm" svg:x2="14.762cm" svg:y2="24cm">
            <text:p/>
          </draw:line>
          <draw:frame draw:style-name="gr19" draw:text-style-name="P2" draw:layer="layout" svg:width="1.455cm" svg:height="0.569cm" svg:x="13.375cm" svg:y="24cm">
            <draw:text-box>
              <text:p><text:span text:style-name="T1">Wave 0</text:span></text:p>
            </draw:text-box>
          </draw:frame>
        </draw:g>
        <draw:g>
          <draw:line draw:style-name="gr11" draw:text-style-name="P1" draw:layer="layout" svg:x1="11.649cm" svg:y1="20.5cm" svg:x2="12.899cm" svg:y2="20.5cm">
            <text:p/>
          </draw:line>
          <draw:frame draw:style-name="gr12" draw:text-style-name="P6" draw:layer="layout" svg:width="1.399cm" svg:height="0.569cm" svg:x="11.5cm" svg:y="19.93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13.5cm" svg:y1="18.75cm" svg:x2="17.25cm" svg:y2="18.75cm">
          <text:p/>
        </draw:line>
        <draw:line draw:style-name="gr2" draw:text-style-name="P1" draw:layer="layout" svg:x1="3.875cm" svg:y1="19.25cm" svg:x2="6.25cm" svg:y2="19.25cm">
          <text:p/>
        </draw:line>
        <draw:frame draw:style-name="gr6" draw:text-style-name="P13" draw:layer="layout" svg:width="0.786cm" svg:height="0.725cm" svg:x="2.875cm" svg:y="18.65cm">
          <draw:text-box>
            <text:p><text:span text:style-name="T8">V</text:span></text:p>
          </draw:text-box>
        </draw:frame>
        <draw:line draw:style-name="gr18" draw:text-style-name="P1" draw:layer="layout" svg:x1="3.875cm" svg:y1="18.75cm" svg:x2="6.25cm" svg:y2="18.75cm">
          <text:p/>
        </draw:line>
        <draw:line draw:style-name="gr2" draw:text-style-name="P1" draw:layer="layout" svg:x1="9cm" svg:y1="18.75cm" svg:x2="9cm" svg:y2="19.25cm">
          <text:p/>
        </draw:line>
        <draw:g>
          <draw:line draw:style-name="gr7" draw:text-style-name="P1" draw:layer="layout" svg:x1="13.5cm" svg:y1="23cm" svg:x2="13.5cm" svg:y2="21.5cm">
            <text:p/>
          </draw:line>
          <draw:ellipse draw:style-name="gr8" draw:text-style-name="P4" draw:layer="layout" svg:width="0.75cm" svg:height="1cm" draw:transform="rotate (1.5707963267949) translate (13cm 22.753cm)" draw:kind="arc" draw:start-angle="228.8" draw:end-angle="129.47">
            <text:p/>
          </draw:ellipse>
        </draw:g>
        <draw:g>
          <draw:line draw:style-name="gr3" draw:text-style-name="P1" draw:layer="layout" svg:x1="6.125cm" svg:y1="21.125cm" svg:x2="6.375cm" svg:y2="21.375cm">
            <text:p/>
          </draw:line>
          <draw:line draw:style-name="gr3" draw:text-style-name="P1" draw:layer="layout" svg:x1="6.375cm" svg:y1="21.125cm" svg:x2="6.125cm" svg:y2="21.375cm">
            <text:p/>
          </draw:line>
        </draw:g>
        <draw:line draw:style-name="gr2" draw:text-style-name="P1" draw:layer="layout" svg:x1="6.25cm" svg:y1="18.75cm" svg:x2="6.25cm" svg:y2="19.25cm">
          <text:p/>
        </draw:line>
        <draw:line draw:style-name="gr2" draw:text-style-name="P1" draw:layer="layout" svg:x1="13.5cm" svg:y1="18.75cm" svg:x2="13.5cm" svg:y2="19.25cm">
          <text:p/>
        </draw:line>
        <draw:line draw:style-name="gr2" draw:text-style-name="P1" draw:layer="layout" svg:x1="9cm" svg:y1="19.25cm" svg:x2="13.5cm" svg:y2="19.25cm">
          <text:p/>
        </draw:line>
        <draw:line draw:style-name="gr18" draw:text-style-name="P1" draw:layer="layout" svg:x1="9cm" svg:y1="18.75cm" svg:x2="13.5cm" svg:y2="18.75cm">
          <text:p/>
        </draw:line>
        <draw:line draw:style-name="gr2" draw:text-style-name="P1" draw:layer="layout" svg:x1="6.25cm" svg:y1="18.75cm" svg:x2="9cm" svg:y2="18.75cm">
          <text:p/>
        </draw:line>
        <draw:g>
          <draw:line draw:style-name="gr9" draw:text-style-name="P1" draw:layer="layout" svg:x1="9.012cm" svg:y1="24cm" svg:x2="10.262cm" svg:y2="24cm">
            <text:p/>
          </draw:line>
          <draw:frame draw:style-name="gr19" draw:text-style-name="P2" draw:layer="layout" svg:width="1.455cm" svg:height="0.569cm" svg:x="8.875cm" svg:y="24cm">
            <draw:text-box>
              <text:p><text:span text:style-name="T1">Wave 1</text:span></text:p>
            </draw:text-box>
          </draw:frame>
        </draw:g>
        <draw:line draw:style-name="gr2" draw:text-style-name="P1" draw:layer="layout" svg:x1="17.25cm" svg:y1="4.75cm" svg:x2="17.25cm" svg:y2="6.75cm">
          <text:p/>
        </draw:line>
        <draw:line draw:style-name="gr2" draw:text-style-name="P1" draw:layer="layout" svg:x1="17.25cm" svg:y1="13.25cm" svg:x2="17.25cm" svg:y2="15.25cm">
          <text:p/>
        </draw:line>
        <draw:line draw:style-name="gr2" draw:text-style-name="P1" draw:layer="layout" svg:x1="17.25cm" svg:y1="21.25cm" svg:x2="17.25cm" svg:y2="23.25cm">
          <text:p/>
        </draw:line>
        <draw:line draw:style-name="gr4" draw:text-style-name="P1" draw:layer="layout" svg:x1="12.5cm" svg:y1="23cm" svg:x2="12.5cm" svg:y2="21.5cm">
          <text:p/>
        </draw:line>
        <draw:line draw:style-name="gr4" draw:text-style-name="P1" draw:layer="layout" svg:x1="13cm" svg:y1="23cm" svg:x2="13cm" svg:y2="21.5cm">
          <text:p/>
        </draw:line>
        <draw:ellipse draw:style-name="gr8" draw:text-style-name="P4" draw:layer="layout" svg:width="0.75cm" svg:height="1cm" svg:x="11.377cm" svg:y="2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3.128cm 21.75cm)" draw:kind="arc" draw:start-angle="228.8" draw:end-angle="129.47">
          <text:p/>
        </draw:ellipse>
      </draw:page>
      <draw:page draw:name="page14" draw:style-name="dp1" draw:master-page-name="Default">
        <draw:line draw:style-name="gr2" draw:text-style-name="P1" draw:layer="layout" svg:x1="3.885cm" svg:y1="5.259cm" svg:x2="6.26cm" svg:y2="5.259cm">
          <text:p/>
        </draw:line>
        <draw:line draw:style-name="gr2" draw:text-style-name="P1" draw:layer="layout" svg:x1="3.885cm" svg:y1="7.259cm" svg:x2="6.26cm" svg:y2="7.259cm">
          <text:p/>
        </draw:line>
        <draw:line draw:style-name="gr2" draw:text-style-name="P1" draw:layer="layout" svg:x1="6.26cm" svg:y1="3.509cm" svg:x2="6.26cm" svg:y2="9.009cm">
          <text:p/>
        </draw:line>
        <draw:line draw:style-name="gr2" draw:text-style-name="P1" draw:layer="layout" svg:x1="6.26cm" svg:y1="5.259cm" svg:x2="17.26cm" svg:y2="5.259cm">
          <text:p/>
        </draw:line>
        <draw:line draw:style-name="gr2" draw:text-style-name="P1" draw:layer="layout" svg:x1="6.26cm" svg:y1="7.259cm" svg:x2="17.26cm" svg:y2="7.259cm">
          <text:p/>
        </draw:line>
        <draw:line draw:style-name="gr4" draw:text-style-name="P1" draw:layer="layout" svg:x1="6.01cm" svg:y1="5.509cm" svg:x2="6.01cm" svg:y2="7.009cm">
          <text:p/>
        </draw:line>
        <draw:line draw:style-name="gr4" draw:text-style-name="P1" draw:layer="layout" svg:x1="5.51cm" svg:y1="5.509cm" svg:x2="5.51cm" svg:y2="7.009cm">
          <text:p/>
        </draw:line>
        <draw:line draw:style-name="gr4" draw:text-style-name="P1" draw:layer="layout" svg:x1="5.01cm" svg:y1="5.509cm" svg:x2="5.01cm" svg:y2="7.009cm">
          <text:p/>
        </draw:line>
        <draw:line draw:style-name="gr4" draw:text-style-name="P1" draw:layer="layout" svg:x1="4.51cm" svg:y1="5.509cm" svg:x2="4.51cm" svg:y2="7.009cm">
          <text:p/>
        </draw:line>
        <draw:line draw:style-name="gr4" draw:text-style-name="P1" draw:layer="layout" svg:x1="4.01cm" svg:y1="5.509cm" svg:x2="4.01cm" svg:y2="7.009cm">
          <text:p/>
        </draw:line>
        <draw:frame draw:style-name="gr6" draw:text-style-name="P3" draw:layer="layout" svg:width="0.786cm" svg:height="0.725cm" svg:x="3.135cm" svg:y="5.784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1cm" svg:y="4.009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1cm" svg:y1="5.509cm" svg:x2="9.51cm" svg:y2="7.009cm">
          <text:p/>
        </draw:line>
        <draw:line draw:style-name="gr4" draw:text-style-name="P1" draw:layer="layout" svg:x1="11.51cm" svg:y1="5.509cm" svg:x2="11.51cm" svg:y2="7.009cm">
          <text:p/>
        </draw:line>
        <draw:line draw:style-name="gr4" draw:text-style-name="P1" draw:layer="layout" svg:x1="11.01cm" svg:y1="5.509cm" svg:x2="11.01cm" svg:y2="7.009cm">
          <text:p/>
        </draw:line>
        <draw:line draw:style-name="gr4" draw:text-style-name="P1" draw:layer="layout" svg:x1="10.51cm" svg:y1="5.509cm" svg:x2="10.51cm" svg:y2="7.009cm">
          <text:p/>
        </draw:line>
        <draw:line draw:style-name="gr4" draw:text-style-name="P1" draw:layer="layout" svg:x1="10.01cm" svg:y1="5.509cm" svg:x2="10.01cm" svg:y2="7.009cm">
          <text:p/>
        </draw:line>
        <draw:line draw:style-name="gr2" draw:text-style-name="P1" draw:layer="layout" svg:x1="11.51cm" svg:y1="3.009cm" svg:x2="17.26cm" svg:y2="3.009cm">
          <text:p/>
        </draw:line>
        <draw:line draw:style-name="gr2" draw:text-style-name="P1" draw:layer="layout" svg:x1="3.885cm" svg:y1="2.509cm" svg:x2="11.51cm" svg:y2="2.509cm">
          <text:p/>
        </draw:line>
        <draw:frame draw:style-name="gr6" draw:text-style-name="P13" draw:layer="layout" svg:width="0.786cm" svg:height="0.725cm" svg:x="2.849cm" svg:y="2.409cm">
          <draw:text-box>
            <text:p><text:span text:style-name="T8">V</text:span></text:p>
          </draw:text-box>
        </draw:frame>
        <draw:line draw:style-name="gr18" draw:text-style-name="P1" draw:layer="layout" svg:x1="3.885cm" svg:y1="3.009cm" svg:x2="11.51cm" svg:y2="3.009cm">
          <text:p/>
        </draw:line>
        <draw:g>
          <draw:line draw:style-name="gr3" draw:text-style-name="P1" draw:layer="layout" svg:x1="11.385cm" svg:y1="5.134cm" svg:x2="11.635cm" svg:y2="5.384cm">
            <text:p/>
          </draw:line>
          <draw:line draw:style-name="gr3" draw:text-style-name="P1" draw:layer="layout" svg:x1="11.635cm" svg:y1="5.134cm" svg:x2="11.385cm" svg:y2="5.384cm">
            <text:p/>
          </draw:line>
        </draw:g>
        <draw:line draw:style-name="gr2" draw:text-style-name="P1" draw:layer="layout" svg:x1="11.51cm" svg:y1="2.509cm" svg:x2="11.51cm" svg:y2="3.009cm">
          <text:p/>
        </draw:line>
        <draw:line draw:style-name="gr4" draw:text-style-name="P1" draw:layer="layout" svg:x1="7.01cm" svg:y1="5.509cm" svg:x2="7.01cm" svg:y2="7.009cm">
          <text:p/>
        </draw:line>
        <draw:line draw:style-name="gr4" draw:text-style-name="P1" draw:layer="layout" svg:x1="9.01cm" svg:y1="5.509cm" svg:x2="9.01cm" svg:y2="7.009cm">
          <text:p/>
        </draw:line>
        <draw:line draw:style-name="gr4" draw:text-style-name="P1" draw:layer="layout" svg:x1="8.51cm" svg:y1="5.509cm" svg:x2="8.51cm" svg:y2="7.009cm">
          <text:p/>
        </draw:line>
        <draw:line draw:style-name="gr4" draw:text-style-name="P1" draw:layer="layout" svg:x1="8.01cm" svg:y1="5.509cm" svg:x2="8.01cm" svg:y2="7.009cm">
          <text:p/>
        </draw:line>
        <draw:line draw:style-name="gr4" draw:text-style-name="P1" draw:layer="layout" svg:x1="7.51cm" svg:y1="5.509cm" svg:x2="7.51cm" svg:y2="7.009cm">
          <text:p/>
        </draw:line>
        <draw:line draw:style-name="gr4" draw:text-style-name="P1" draw:layer="layout" svg:x1="6.51cm" svg:y1="5.509cm" svg:x2="6.51cm" svg:y2="7.009cm">
          <text:p/>
        </draw:line>
        <draw:line draw:style-name="gr4" draw:text-style-name="P1" draw:layer="layout" svg:x1="5.76cm" svg:y1="5.509cm" svg:x2="5.76cm" svg:y2="7.009cm">
          <text:p/>
        </draw:line>
        <draw:line draw:style-name="gr4" draw:text-style-name="P1" draw:layer="layout" svg:x1="5.26cm" svg:y1="5.509cm" svg:x2="5.26cm" svg:y2="7.009cm">
          <text:p/>
        </draw:line>
        <draw:line draw:style-name="gr4" draw:text-style-name="P1" draw:layer="layout" svg:x1="4.76cm" svg:y1="5.509cm" svg:x2="4.76cm" svg:y2="7.009cm">
          <text:p/>
        </draw:line>
        <draw:line draw:style-name="gr4" draw:text-style-name="P1" draw:layer="layout" svg:x1="4.26cm" svg:y1="5.509cm" svg:x2="4.26cm" svg:y2="7.009cm">
          <text:p/>
        </draw:line>
        <draw:line draw:style-name="gr4" draw:text-style-name="P1" draw:layer="layout" svg:x1="9.26cm" svg:y1="5.509cm" svg:x2="9.26cm" svg:y2="7.009cm">
          <text:p/>
        </draw:line>
        <draw:line draw:style-name="gr4" draw:text-style-name="P1" draw:layer="layout" svg:x1="11.26cm" svg:y1="5.509cm" svg:x2="11.26cm" svg:y2="7.009cm">
          <text:p/>
        </draw:line>
        <draw:line draw:style-name="gr4" draw:text-style-name="P1" draw:layer="layout" svg:x1="10.76cm" svg:y1="5.509cm" svg:x2="10.76cm" svg:y2="7.009cm">
          <text:p/>
        </draw:line>
        <draw:line draw:style-name="gr4" draw:text-style-name="P1" draw:layer="layout" svg:x1="10.26cm" svg:y1="5.509cm" svg:x2="10.26cm" svg:y2="7.009cm">
          <text:p/>
        </draw:line>
        <draw:line draw:style-name="gr4" draw:text-style-name="P1" draw:layer="layout" svg:x1="9.76cm" svg:y1="5.509cm" svg:x2="9.76cm" svg:y2="7.009cm">
          <text:p/>
        </draw:line>
        <draw:line draw:style-name="gr4" draw:text-style-name="P1" draw:layer="layout" svg:x1="6.76cm" svg:y1="5.509cm" svg:x2="6.76cm" svg:y2="7.009cm">
          <text:p/>
        </draw:line>
        <draw:line draw:style-name="gr4" draw:text-style-name="P1" draw:layer="layout" svg:x1="8.76cm" svg:y1="5.509cm" svg:x2="8.76cm" svg:y2="7.009cm">
          <text:p/>
        </draw:line>
        <draw:line draw:style-name="gr4" draw:text-style-name="P1" draw:layer="layout" svg:x1="8.26cm" svg:y1="5.509cm" svg:x2="8.26cm" svg:y2="7.009cm">
          <text:p/>
        </draw:line>
        <draw:line draw:style-name="gr4" draw:text-style-name="P1" draw:layer="layout" svg:x1="7.76cm" svg:y1="5.509cm" svg:x2="7.76cm" svg:y2="7.009cm">
          <text:p/>
        </draw:line>
        <draw:line draw:style-name="gr4" draw:text-style-name="P1" draw:layer="layout" svg:x1="7.26cm" svg:y1="5.509cm" svg:x2="7.26cm" svg:y2="7.009cm">
          <text:p/>
        </draw:line>
        <draw:line draw:style-name="gr2" draw:text-style-name="P1" draw:layer="layout" svg:x1="3.885cm" svg:y1="13.759cm" svg:x2="6.26cm" svg:y2="13.759cm">
          <text:p/>
        </draw:line>
        <draw:line draw:style-name="gr2" draw:text-style-name="P1" draw:layer="layout" svg:x1="3.885cm" svg:y1="15.759cm" svg:x2="6.26cm" svg:y2="15.759cm">
          <text:p/>
        </draw:line>
        <draw:line draw:style-name="gr2" draw:text-style-name="P1" draw:layer="layout" svg:x1="6.26cm" svg:y1="12.009cm" svg:x2="6.26cm" svg:y2="17.509cm">
          <text:p/>
        </draw:line>
        <draw:line draw:style-name="gr2" draw:text-style-name="P1" draw:layer="layout" svg:x1="6.26cm" svg:y1="13.759cm" svg:x2="17.26cm" svg:y2="13.759cm">
          <text:p/>
        </draw:line>
        <draw:line draw:style-name="gr2" draw:text-style-name="P1" draw:layer="layout" svg:x1="6.26cm" svg:y1="15.759cm" svg:x2="17.26cm" svg:y2="15.759cm">
          <text:p/>
        </draw:line>
        <draw:line draw:style-name="gr4" draw:text-style-name="P1" draw:layer="layout" svg:x1="6cm" svg:y1="14cm" svg:x2="6cm" svg:y2="15.5cm">
          <text:p/>
        </draw:line>
        <draw:line draw:style-name="gr4" draw:text-style-name="P1" draw:layer="layout" svg:x1="5.5cm" svg:y1="14cm" svg:x2="5.5cm" svg:y2="15.5cm">
          <text:p/>
        </draw:line>
        <draw:line draw:style-name="gr4" draw:text-style-name="P1" draw:layer="layout" svg:x1="5cm" svg:y1="14cm" svg:x2="5cm" svg:y2="15.5cm">
          <text:p/>
        </draw:line>
        <draw:line draw:style-name="gr4" draw:text-style-name="P1" draw:layer="layout" svg:x1="4.5cm" svg:y1="14cm" svg:x2="4.5cm" svg:y2="15.5cm">
          <text:p/>
        </draw:line>
        <draw:line draw:style-name="gr4" draw:text-style-name="P1" draw:layer="layout" svg:x1="4cm" svg:y1="14cm" svg:x2="4cm" svg:y2="15.5cm">
          <text:p/>
        </draw:line>
        <draw:frame draw:style-name="gr6" draw:text-style-name="P3" draw:layer="layout" svg:width="0.786cm" svg:height="0.725cm" svg:x="3.135cm" svg:y="14.284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1cm" svg:y="12.509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1.25cm" svg:y1="14cm" svg:x2="11.25cm" svg:y2="15.5cm">
          <text:p/>
        </draw:line>
        <draw:line draw:style-name="gr4" draw:text-style-name="P1" draw:layer="layout" svg:x1="10.75cm" svg:y1="14cm" svg:x2="10.75cm" svg:y2="15.5cm">
          <text:p/>
        </draw:line>
        <draw:line draw:style-name="gr4" draw:text-style-name="P1" draw:layer="layout" svg:x1="10.25cm" svg:y1="14cm" svg:x2="10.25cm" svg:y2="15.5cm">
          <text:p/>
        </draw:line>
        <draw:line draw:style-name="gr4" draw:text-style-name="P1" draw:layer="layout" svg:x1="9.75cm" svg:y1="14cm" svg:x2="9.75cm" svg:y2="15.5cm">
          <text:p/>
        </draw:line>
        <draw:line draw:style-name="gr2" draw:text-style-name="P1" draw:layer="layout" svg:x1="13.75cm" svg:y1="11.5cm" svg:x2="17.26cm" svg:y2="11.509cm">
          <text:p/>
        </draw:line>
        <draw:line draw:style-name="gr2" draw:text-style-name="P1" draw:layer="layout" svg:x1="3.885cm" svg:y1="11.009cm" svg:x2="9.25cm" svg:y2="11cm">
          <text:p/>
        </draw:line>
        <draw:frame draw:style-name="gr6" draw:text-style-name="P13" draw:layer="layout" svg:width="0.786cm" svg:height="0.725cm" svg:x="2.849cm" svg:y="10.909cm">
          <draw:text-box>
            <text:p><text:span text:style-name="T8">V</text:span></text:p>
          </draw:text-box>
        </draw:frame>
        <draw:line draw:style-name="gr18" draw:text-style-name="P1" draw:layer="layout" svg:x1="3.885cm" svg:y1="11.509cm" svg:x2="13.75cm" svg:y2="11.5cm">
          <text:p/>
        </draw:line>
        <draw:line draw:style-name="gr2" draw:text-style-name="P1" draw:layer="layout" svg:x1="13.75cm" svg:y1="11.25cm" svg:x2="13.75cm" svg:y2="11.5cm">
          <text:p/>
        </draw:line>
        <draw:line draw:style-name="gr4" draw:text-style-name="P1" draw:layer="layout" svg:x1="7cm" svg:y1="14cm" svg:x2="7cm" svg:y2="15.5cm">
          <text:p/>
        </draw:line>
        <draw:line draw:style-name="gr4" draw:text-style-name="P1" draw:layer="layout" svg:x1="9cm" svg:y1="14cm" svg:x2="9cm" svg:y2="15.5cm">
          <text:p/>
        </draw:line>
        <draw:line draw:style-name="gr4" draw:text-style-name="P1" draw:layer="layout" svg:x1="8.5cm" svg:y1="14cm" svg:x2="8.5cm" svg:y2="15.5cm">
          <text:p/>
        </draw:line>
        <draw:line draw:style-name="gr4" draw:text-style-name="P1" draw:layer="layout" svg:x1="8cm" svg:y1="14cm" svg:x2="8cm" svg:y2="15.5cm">
          <text:p/>
        </draw:line>
        <draw:line draw:style-name="gr4" draw:text-style-name="P1" draw:layer="layout" svg:x1="7.5cm" svg:y1="14cm" svg:x2="7.5cm" svg:y2="15.5cm">
          <text:p/>
        </draw:line>
        <draw:line draw:style-name="gr4" draw:text-style-name="P1" draw:layer="layout" svg:x1="6.5cm" svg:y1="14cm" svg:x2="6.5cm" svg:y2="15.5cm">
          <text:p/>
        </draw:line>
        <draw:line draw:style-name="gr4" draw:text-style-name="P1" draw:layer="layout" svg:x1="5.75cm" svg:y1="14cm" svg:x2="5.75cm" svg:y2="15.5cm">
          <text:p/>
        </draw:line>
        <draw:line draw:style-name="gr4" draw:text-style-name="P1" draw:layer="layout" svg:x1="5.25cm" svg:y1="14cm" svg:x2="5.25cm" svg:y2="15.5cm">
          <text:p/>
        </draw:line>
        <draw:line draw:style-name="gr4" draw:text-style-name="P1" draw:layer="layout" svg:x1="4.75cm" svg:y1="14cm" svg:x2="4.75cm" svg:y2="15.5cm">
          <text:p/>
        </draw:line>
        <draw:line draw:style-name="gr4" draw:text-style-name="P1" draw:layer="layout" svg:x1="4.25cm" svg:y1="14cm" svg:x2="4.25cm" svg:y2="15.5cm">
          <text:p/>
        </draw:line>
        <draw:line draw:style-name="gr4" draw:text-style-name="P1" draw:layer="layout" svg:x1="13.25cm" svg:y1="14cm" svg:x2="13.25cm" svg:y2="15.5cm">
          <text:p/>
        </draw:line>
        <draw:line draw:style-name="gr4" draw:text-style-name="P1" draw:layer="layout" svg:x1="12.75cm" svg:y1="14cm" svg:x2="12.75cm" svg:y2="15.5cm">
          <text:p/>
        </draw:line>
        <draw:line draw:style-name="gr4" draw:text-style-name="P1" draw:layer="layout" svg:x1="12.25cm" svg:y1="14cm" svg:x2="12.25cm" svg:y2="15.5cm">
          <text:p/>
        </draw:line>
        <draw:line draw:style-name="gr4" draw:text-style-name="P1" draw:layer="layout" svg:x1="11.75cm" svg:y1="14cm" svg:x2="11.75cm" svg:y2="15.5cm">
          <text:p/>
        </draw:line>
        <draw:line draw:style-name="gr4" draw:text-style-name="P1" draw:layer="layout" svg:x1="6.75cm" svg:y1="14cm" svg:x2="6.75cm" svg:y2="15.5cm">
          <text:p/>
        </draw:line>
        <draw:line draw:style-name="gr4" draw:text-style-name="P1" draw:layer="layout" svg:x1="8.75cm" svg:y1="14cm" svg:x2="8.75cm" svg:y2="15.5cm">
          <text:p/>
        </draw:line>
        <draw:line draw:style-name="gr4" draw:text-style-name="P1" draw:layer="layout" svg:x1="8.25cm" svg:y1="14cm" svg:x2="8.25cm" svg:y2="15.5cm">
          <text:p/>
        </draw:line>
        <draw:line draw:style-name="gr4" draw:text-style-name="P1" draw:layer="layout" svg:x1="7.75cm" svg:y1="14cm" svg:x2="7.75cm" svg:y2="15.5cm">
          <text:p/>
        </draw:line>
        <draw:line draw:style-name="gr4" draw:text-style-name="P1" draw:layer="layout" svg:x1="7.25cm" svg:y1="14cm" svg:x2="7.25cm" svg:y2="15.5cm">
          <text:p/>
        </draw:line>
        <draw:ellipse draw:style-name="gr8" draw:text-style-name="P4" draw:layer="layout" svg:width="0.75cm" svg:height="1cm" svg:x="10.622cm" svg:y="13.25cm" draw:kind="arc" draw:start-angle="228.8" draw:end-angle="129.47">
          <text:p/>
        </draw:ellipse>
        <draw:ellipse draw:style-name="gr8" draw:text-style-name="P4" draw:layer="layout" svg:width="0.75cm" svg:height="1cm" svg:x="11.622cm" svg:y="13.25cm" draw:kind="arc" draw:start-angle="228.8" draw:end-angle="129.47">
          <text:p/>
        </draw:ellipse>
        <draw:ellipse draw:style-name="gr8" draw:text-style-name="P4" draw:layer="layout" svg:width="0.75cm" svg:height="1cm" svg:x="12.622cm" svg:y="13.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378cm 16.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375cm 16.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378cm 16.25cm)" draw:kind="arc" draw:start-angle="228.8" draw:end-angle="129.47">
          <text:p/>
        </draw:ellipse>
        <draw:g>
          <draw:line draw:style-name="gr9" draw:text-style-name="P1" draw:layer="layout" svg:x1="10.5cm" svg:y1="16.5cm" svg:x2="9.25cm" svg:y2="16.5cm">
            <text:p/>
          </draw:line>
          <draw:frame draw:style-name="gr19" draw:text-style-name="P2" draw:layer="layout" svg:width="1.455cm" svg:height="0.569cm" svg:x="9.25cm" svg:y="16.556cm">
            <draw:text-box>
              <text:p><text:span text:style-name="T1">Wave 0</text:span></text:p>
            </draw:text-box>
          </draw:frame>
        </draw:g>
        <draw:ellipse draw:style-name="gr8" draw:text-style-name="P4" draw:layer="layout" svg:width="0.75cm" svg:height="1cm" svg:x="9.625cm" svg:y="13.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3.378cm 16.25cm)" draw:kind="arc" draw:start-angle="228.8" draw:end-angle="129.47">
          <text:p/>
        </draw:ellipse>
        <draw:g>
          <draw:line draw:style-name="gr9" draw:text-style-name="P1" draw:layer="layout" svg:x1="13.762cm" svg:y1="16.5cm" svg:x2="15.012cm" svg:y2="16.5cm">
            <text:p/>
          </draw:line>
          <draw:frame draw:style-name="gr19" draw:text-style-name="P2" draw:layer="layout" svg:width="1.455cm" svg:height="0.569cm" svg:x="13.625cm" svg:y="16.556cm">
            <draw:text-box>
              <text:p><text:span text:style-name="T1">Wave 1</text:span></text:p>
            </draw:text-box>
          </draw:frame>
        </draw:g>
        <draw:g>
          <draw:line draw:style-name="gr11" draw:text-style-name="P1" draw:layer="layout" svg:x1="11.899cm" svg:y1="13cm" svg:x2="13.149cm" svg:y2="13cm">
            <text:p/>
          </draw:line>
          <draw:frame draw:style-name="gr12" draw:text-style-name="P6" draw:layer="layout" svg:width="1.399cm" svg:height="0.569cm" svg:x="11.75cm" svg:y="12.43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9.25cm" svg:y1="11cm" svg:x2="9.25cm" svg:y2="11.25cm">
          <text:p/>
        </draw:line>
        <draw:line draw:style-name="gr2" draw:text-style-name="P1" draw:layer="layout" svg:x1="9.25cm" svg:y1="11.25cm" svg:x2="13.75cm" svg:y2="11.25cm">
          <text:p/>
        </draw:line>
        <draw:g>
          <draw:line draw:style-name="gr7" draw:text-style-name="P1" draw:layer="layout" svg:x1="13.75cm" svg:y1="14cm" svg:x2="13.75cm" svg:y2="15.5cm">
            <text:p/>
          </draw:line>
          <draw:ellipse draw:style-name="gr8" draw:text-style-name="P4" draw:layer="layout" svg:width="0.75cm" svg:height="1cm" draw:transform="rotate (-1.5707963267949) translate (14.25cm 14.247cm)" draw:kind="arc" draw:start-angle="228.8" draw:end-angle="129.47">
            <text:p/>
          </draw:ellipse>
        </draw:g>
        <draw:g>
          <draw:line draw:style-name="gr7" draw:text-style-name="P1" draw:layer="layout" svg:x1="9.25cm" svg:y1="15.5cm" svg:x2="9.25cm" svg:y2="14cm">
            <text:p/>
          </draw:line>
          <draw:ellipse draw:style-name="gr8" draw:text-style-name="P4" draw:layer="layout" svg:width="0.75cm" svg:height="1cm" draw:transform="rotate (1.5707963267949) translate (8.75cm 15.253cm)" draw:kind="arc" draw:start-angle="228.8" draw:end-angle="129.47">
            <text:p/>
          </draw:ellips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1131 1580" svg:d="M1013 1491l118 89-567-1580-564 1580 114-85 136-68 148-46 161-17 161 13 153 46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9T21:52:32.568804323</meta:creation-date>
    <dc:date>2023-06-26T17:14:51.419192814</dc:date>
    <meta:editing-duration>PT4H32M33S</meta:editing-duration>
    <meta:editing-cycles>141</meta:editing-cycles>
    <meta:generator>LibreOffice/7.3.7.2$Linux_X86_64 LibreOffice_project/30$Build-2</meta:generator>
    <meta:document-statistic meta:object-count="2328"/>
  </office:meta>
</office:document-meta>
</file>